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 style:data-style-name="N107">
      <style:text-properties style:text-position="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60"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23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32" style:family="table-cell" style:parent-style-name="Default" style:data-style-name="N2"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 style:data-style-name="N107">
      <style:table-cell-properties fo:border="none"/>
      <style:text-properties style:text-position="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60">
      <style:text-properties style:text-position="" fo:font-weight="normal" style:font-weight-asian="normal" style:font-weight-complex="normal"/>
    </style:style>
    <style:style style:name="ce33" style:family="table-cell" style:parent-style-name="Default" style:data-style-name="N61">
      <style:text-properties style:text-position="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9" style:family="table-cell" style:parent-style-name="Default">
      <style:table-cell-properties fo:border-bottom="none" fo:border-left="0.06pt solid #000000" fo:border-right="none" fo:border-top="none"/>
    </style:style>
    <style:style style:name="ce30" style:family="table-cell" style:parent-style-name="Default">
      <style:table-cell-properties fo:border-bottom="0.06pt solid #000000" fo:border-left="0.06pt solid #000000" fo:border-right="none" fo:border-top="none"/>
    </style:style>
    <style:style style:name="ce31" style:family="table-cell" style:parent-style-name="Default">
      <style:table-cell-properties fo:border-bottom="none" fo:border-left="0.06pt solid #000000" fo:border-right="none" fo:border-top="0.06pt solid #000000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none" fo:border-left="none" fo:border-right="none" fo:border-top="0.06pt solid #000000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 style:data-style-name="N107">
      <style:table-cell-properties fo:border="none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 style:data-style-name="N107"/>
    <style:style style:name="ce40" style:family="table-cell" style:parent-style-name="Default">
      <style:table-cell-properties fo:border-bottom="none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</style:style>
    <style:style style:name="ce4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2"/>
    <style:style style:name="ce45" style:family="table-cell" style:parent-style-name="Default" style:data-style-name="N6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 style:data-style-name="N60">
      <style:text-properties fo:font-weight="normal" style:font-weight-asian="normal" style:font-weight-complex="normal"/>
    </style:style>
    <style:style style:name="ce49" style:family="table-cell" style:parent-style-name="Default" style:data-style-name="N1"/>
    <style:style style:name="ce50" style:family="table-cell" style:parent-style-name="Default" style:data-style-name="N4"/>
    <style:style style:name="ce51" style:family="table-cell" style:parent-style-name="Default" style:data-style-name="N61"/>
  </office:automatic-styles>
  <office:body>
    <office:spreadsheet>
      <table:table table:name="CEC17" table:style-name="ta1"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23"/>
          <table:table-cell table:style-name="ce11"/>
          <table:table-cell/>
          <table:table-cell table:style-name="ce14" office:value-type="string" calcext:value-type="string" table:number-columns-spanned="6" table:number-rows-spanned="1">
            <text:p>EBO 1th</text:p>
          </table:table-cell>
          <table:covered-table-cell table:number-columns-repeated="5"/>
          <table:table-cell table:style-name="ce14" office:value-type="string" calcext:value-type="string" table:number-columns-spanned="6" table:number-rows-spanned="1">
            <text:p>JSO 2th</text:p>
          </table:table-cell>
          <table:covered-table-cell table:number-columns-repeated="5"/>
          <table:table-cell table:number-columns-repeated="7"/>
          <table:table-cell table:style-name="ce14"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98992" calcext:value-type="float">
            <text:p>1.9899</text:p>
          </table:table-cell>
          <table:table-cell table:style-name="ce10" office:value-type="float" office:value="0.994959" calcext:value-type="float">
            <text:p>0.9950</text:p>
          </table:table-cell>
          <table:table-cell table:style-name="ce10" office:value-type="float" office:value="0.9750603" calcext:value-type="float">
            <text:p>0.9751</text:p>
          </table:table-cell>
          <table:table-cell table:style-name="ce10" office:value-type="float" office:value="1.24724877369929" calcext:value-type="float">
            <text:p>1.2472</text:p>
          </table:table-cell>
          <table:table-cell table:number-columns-repeated="8"/>
          <table:table-cell table:style-name="ce15"/>
          <table:table-cell table:style-name="ce10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 table:style-name="ce32" office:value-type="float" office:value="10.366921" calcext:value-type="float">
            <text:p>10.37</text:p>
          </table:table-cell>
          <table:table-cell table:style-name="ce32" office:value-type="float" office:value="0.000000000000078248065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0.7274" calcext:value-type="float">
            <text:p>10.7274</text:p>
          </table:table-cell>
          <table:table-cell table:style-name="ce10" office:value-type="float" office:value="12.4819" calcext:value-type="float">
            <text:p>12.4819</text:p>
          </table:table-cell>
          <table:table-cell table:style-name="ce10" office:value-type="float" office:value="11.5841" calcext:value-type="float">
            <text:p>11.5841</text:p>
          </table:table-cell>
          <table:table-cell table:style-name="ce10" office:value-type="float" office:value="11.609146" calcext:value-type="float">
            <text:p>11.6091</text:p>
          </table:table-cell>
          <table:table-cell table:style-name="ce10" office:value-type="float" office:value="0.453750839882284" calcext:value-type="float">
            <text:p>0.4538</text:p>
          </table:table-cell>
          <table:table-cell table:number-columns-repeated="8"/>
          <table:table-cell table:style-name="ce15"/>
          <table:table-cell table:style-name="ce10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98992" calcext:value-type="float">
            <text:p>1.9899</text:p>
          </table:table-cell>
          <table:table-cell table:style-name="ce10" office:value-type="float" office:value="0.994959" calcext:value-type="float">
            <text:p>0.9950</text:p>
          </table:table-cell>
          <table:table-cell table:style-name="ce10" office:value-type="float" office:value="1.13425382" calcext:value-type="float">
            <text:p>1.1343</text:p>
          </table:table-cell>
          <table:table-cell table:style-name="ce10" office:value-type="float" office:value="0.651354434425792" calcext:value-type="float">
            <text:p>0.6514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25.21" calcext:value-type="float">
            <text:p>125.21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8.14679999999999" calcext:value-type="float">
            <text:p>8.1468</text:p>
          </table:table-cell>
          <table:table-cell table:style-name="ce8" office:value-type="float" office:value="30.5326418170215" calcext:value-type="float">
            <text:p>30.532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5500000000003" calcext:value-type="float">
            <text:p>0.1550</text:p>
          </table:table-cell>
          <table:table-cell office:value-type="float" office:value="0.149000000000005" calcext:value-type="float">
            <text:p>0.1490</text:p>
          </table:table-cell>
          <table:table-cell office:value-type="float" office:value="0.115113076616767" calcext:value-type="float">
            <text:p>0.115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2" office:value-type="float" office:value="0.12490888" calcext:value-type="float">
            <text:p>0.12</text:p>
          </table:table-cell>
          <table:table-cell table:style-name="ce32" office:value-type="float" office:value="125.26826" calcext:value-type="float">
            <text:p>125.27</text:p>
          </table:table-cell>
          <table:table-cell table:style-name="ce32" office:value-type="float" office:value="3.6647785" calcext:value-type="float">
            <text:p>3.66</text:p>
          </table:table-cell>
          <table:table-cell table:style-name="ce32" office:value-type="float" office:value="10.863317" calcext:value-type="float">
            <text:p>10.86</text:p>
          </table:table-cell>
          <table:table-cell table:style-name="ce32" office:value-type="float" office:value="23.810857" calcext:value-type="float">
            <text:p>23.81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22.103" calcext:value-type="float">
            <text:p>122.1030</text:p>
          </table:table-cell>
          <table:table-cell table:style-name="ce10" office:value-type="float" office:value="3.41496" calcext:value-type="float">
            <text:p>3.4150</text:p>
          </table:table-cell>
          <table:table-cell table:style-name="ce10" office:value-type="float" office:value="5.58519006" calcext:value-type="float">
            <text:p>5.5852</text:p>
          </table:table-cell>
          <table:table-cell table:style-name="ce10" office:value-type="float" office:value="18.0947185519829" calcext:value-type="float">
            <text:p>18.0947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20000000000073" calcext:value-type="float">
            <text:p>0.0042</text:p>
          </table:table-cell>
          <table:table-cell office:value-type="float" office:value="0.0300000000000052" calcext:value-type="float">
            <text:p>0.03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04000000000087" calcext:value-type="float">
            <text:p>0.0504</text:p>
          </table:table-cell>
          <table:table-cell office:value-type="float" office:value="0.103923048454151" calcext:value-type="float">
            <text:p>0.103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158.53791" calcext:value-type="float">
            <text:p>158.54</text:p>
          </table:table-cell>
          <table:table-cell table:style-name="ce32" office:value-type="float" office:value="118.43833" calcext:value-type="float">
            <text:p>118.44</text:p>
          </table:table-cell>
          <table:table-cell table:style-name="ce32" office:value-type="float" office:value="61.843444" calcext:value-type="float">
            <text:p>61.84</text:p>
          </table:table-cell>
          <table:table-cell table:style-name="ce32" office:value-type="float" office:value="61.358126" calcext:value-type="float">
            <text:p>61.3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08143" calcext:value-type="float">
            <text:p>0.208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08143" calcext:value-type="float">
            <text:p>0.0208</text:p>
          </table:table-cell>
          <table:table-cell table:style-name="ce10" office:value-type="float" office:value="0.0664888424343913" calcext:value-type="float">
            <text:p>0.0665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2.98000000000002" calcext:value-type="float">
            <text:p>2.9800</text:p>
          </table:table-cell>
          <table:table-cell table:style-name="ce8" office:value-type="float" office:value="0.990000000000009" calcext:value-type="float">
            <text:p>0.9900</text:p>
          </table:table-cell>
          <table:table-cell table:style-name="ce8" office:value-type="float" office:value="0.634200000000005" calcext:value-type="float">
            <text:p>0.6342</text:p>
          </table:table-cell>
          <table:table-cell table:style-name="ce8" office:value-type="float" office:value="0.91810696989146" calcext:value-type="float">
            <text:p>0.918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2" table:style-name="ce32" office:value-type="float" office:value="4.8371369" calcext:value-type="float">
            <text:p>4.84</text:p>
          </table:table-cell>
          <table:table-cell table:style-name="ce32" office:value-type="float" office:value="2.566272" calcext:value-type="float">
            <text:p>2.57</text:p>
          </table:table-cell>
          <table:table-cell table:style-name="ce32" office:value-type="float" office:value="2.4328784" calcext:value-type="float">
            <text:p>2.43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.83714" calcext:value-type="float">
            <text:p>4.837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18081278" calcext:value-type="float">
            <text:p>1.1808</text:p>
          </table:table-cell>
          <table:table-cell table:style-name="ce10" office:value-type="float" office:value="4.23899660798272" calcext:value-type="float">
            <text:p>4.239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.99000000000001" calcext:value-type="float">
            <text:p>1.99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56800000000003" calcext:value-type="float">
            <text:p>0.3568</text:p>
          </table:table-cell>
          <table:table-cell table:style-name="ce8" office:value-type="float" office:value="0.664579044299815" calcext:value-type="float">
            <text:p>0.664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0000029304374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000000057459557" calcext:value-type="float">
            <text:p>0.00</text:p>
          </table:table-cell>
          <table:table-cell table:style-name="ce32" office:value-type="float" office:value="0.0000000041034331" calcext:value-type="float">
            <text:p>0.00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32" office:value-type="float" office:value="0.0000083156917" calcext:value-type="float">
            <text:p>0.00</text:p>
          </table:table-cell>
          <table:table-cell table:style-name="ce32" office:value-type="float" office:value="0.24766817" calcext:value-type="float">
            <text:p>0.25</text:p>
          </table:table-cell>
          <table:table-cell table:style-name="ce32" office:value-type="float" office:value="0.0085190813" calcext:value-type="float">
            <text:p>0.01</text:p>
          </table:table-cell>
          <table:table-cell table:style-name="ce32" office:value-type="float" office:value="0.045841221" calcext:value-type="float">
            <text:p>0.05</text:p>
          </table:table-cell>
          <table:table-cell table:style-name="ce32" office:value-type="float" office:value="0.068083886" calcext:value-type="float">
            <text:p>0.07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81756" calcext:value-type="float">
            <text:p>0.3818</text:p>
          </table:table-cell>
          <table:table-cell table:style-name="ce10" office:value-type="float" office:value="0.0000004613395" calcext:value-type="float">
            <text:p>0.0000</text:p>
          </table:table-cell>
          <table:table-cell table:style-name="ce10" office:value-type="float" office:value="0.027686836002384" calcext:value-type="float">
            <text:p>0.0277</text:p>
          </table:table-cell>
          <table:table-cell table:style-name="ce10" office:value-type="float" office:value="0.0773077601726646" calcext:value-type="float">
            <text:p>0.0773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1800000000001" calcext:value-type="float">
            <text:p>11.18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404000000000028" calcext:value-type="float">
            <text:p>0.4040</text:p>
          </table:table-cell>
          <table:table-cell table:style-name="ce8" office:value-type="float" office:value="1.61471675661141" calcext:value-type="float">
            <text:p>1.61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56000000000131" calcext:value-type="float">
            <text:p>0.0756</text:p>
          </table:table-cell>
          <table:table-cell office:value-type="float" office:value="0.169705627484801" calcext:value-type="float">
            <text:p>0.16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8000000000066" calcext:value-type="float">
            <text:p>0.0378</text:p>
          </table:table-cell>
          <table:table-cell office:value-type="float" office:value="0.192093727123019" calcext:value-type="float">
            <text:p>0.19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20000000000073" calcext:value-type="float">
            <text:p>0.0042</text:p>
          </table:table-cell>
          <table:table-cell office:value-type="float" office:value="0.0300000000000052" calcext:value-type="float">
            <text:p>0.03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32" office:value-type="float" office:value="0.00042139916" calcext:value-type="float">
            <text:p>0.00</text:p>
          </table:table-cell>
          <table:table-cell table:style-name="ce32" office:value-type="float" office:value="0.29527289" calcext:value-type="float">
            <text:p>0.30</text:p>
          </table:table-cell>
          <table:table-cell table:style-name="ce32" office:value-type="float" office:value="0.0059702813" calcext:value-type="float">
            <text:p>0.01</text:p>
          </table:table-cell>
          <table:table-cell table:style-name="ce32" office:value-type="float" office:value="0.021631567" calcext:value-type="float">
            <text:p>0.02</text:p>
          </table:table-cell>
          <table:table-cell table:style-name="ce32" office:value-type="float" office:value="0.06364241" calcext:value-type="float">
            <text:p>0.06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0.000000966563" calcext:value-type="float">
            <text:p>0.0000</text:p>
          </table:table-cell>
          <table:table-cell table:style-name="ce10" office:value-type="float" office:value="0.499986" calcext:value-type="float">
            <text:p>0.5000</text:p>
          </table:table-cell>
          <table:table-cell table:style-name="ce10" office:value-type="float" office:value="0.010425595" calcext:value-type="float">
            <text:p>0.0104</text:p>
          </table:table-cell>
          <table:table-cell table:style-name="ce10" office:value-type="float" office:value="0.17469481100466" calcext:value-type="float">
            <text:p>0.1747</text:p>
          </table:table-cell>
          <table:table-cell table:style-name="ce10" office:value-type="float" office:value="0.270602805491977" calcext:value-type="float">
            <text:p>0.2706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154999999999973" calcext:value-type="float">
            <text:p>0.1550</text:p>
          </table:table-cell>
          <table:table-cell table:style-name="ce8" office:value-type="float" office:value="1.16819999999997" calcext:value-type="float">
            <text:p>1.1682</text:p>
          </table:table-cell>
          <table:table-cell table:style-name="ce8" office:value-type="float" office:value="4.15691040096279" calcext:value-type="float">
            <text:p>4.1569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33194646" calcext:value-type="float">
            <text:p>0.33</text:p>
          </table:table-cell>
          <table:table-cell table:style-name="ce32" office:value-type="float" office:value="0.019729344" calcext:value-type="float">
            <text:p>0.02</text:p>
          </table:table-cell>
          <table:table-cell table:style-name="ce32" office:value-type="float" office:value="0.022960326" calcext:value-type="float">
            <text:p>0.02</text:p>
          </table:table-cell>
          <table:table-cell table:style-name="ce32" office:value-type="float" office:value="0.047604534" calcext:value-type="float">
            <text:p>0.05</text:p>
          </table:table-cell>
          <table:table-cell office:value-type="float" office:value="17" calcext:value-type="float">
            <text:p>17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0.0197293" calcext:value-type="float">
            <text:p>0.0197</text:p>
          </table:table-cell>
          <table:table-cell table:style-name="ce10" office:value-type="float" office:value="0.0110506392" calcext:value-type="float">
            <text:p>0.0111</text:p>
          </table:table-cell>
          <table:table-cell table:style-name="ce10" office:value-type="float" office:value="0.0147817126275705" calcext:value-type="float">
            <text:p>0.0148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9999999999636" calcext:value-type="float">
            <text:p>0.0004</text:p>
          </table:table-cell>
          <table:table-cell office:value-type="float" office:value="0.00202030508910258" calcext:value-type="float">
            <text:p>0.00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32" office:value-type="float" office:value="0.000015784645" calcext:value-type="float">
            <text:p>0.00</text:p>
          </table:table-cell>
          <table:table-cell table:style-name="ce32" office:value-type="float" office:value="1.0126458" calcext:value-type="float">
            <text:p>1.01</text:p>
          </table:table-cell>
          <table:table-cell table:style-name="ce32" office:value-type="float" office:value="0.003885053" calcext:value-type="float">
            <text:p>0.00</text:p>
          </table:table-cell>
          <table:table-cell table:style-name="ce32" office:value-type="float" office:value="0.056551237" calcext:value-type="float">
            <text:p>0.06</text:p>
          </table:table-cell>
          <table:table-cell table:style-name="ce32" office:value-type="float" office:value="0.15875896" calcext:value-type="float">
            <text:p>0.16</text:p>
          </table:table-cell>
          <table:table-cell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33868" calcext:value-type="float">
            <text:p>0.3339</text:p>
          </table:table-cell>
          <table:table-cell table:style-name="ce10" office:value-type="float" office:value="0.000000066078" calcext:value-type="float">
            <text:p>0.0000</text:p>
          </table:table-cell>
          <table:table-cell table:style-name="ce10" office:value-type="float" office:value="0.032699116546308" calcext:value-type="float">
            <text:p>0.0327</text:p>
          </table:table-cell>
          <table:table-cell table:style-name="ce10" office:value-type="float" office:value="0.0964287872378796" calcext:value-type="float">
            <text:p>0.0964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159999999999854" calcext:value-type="float">
            <text:p>0.0016</text:p>
          </table:table-cell>
          <table:table-cell table:style-name="ce8" office:value-type="float" office:value="0.00534522483824363" calcext:value-type="float">
            <text:p>0.005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99204342" calcext:value-type="float">
            <text:p>0.01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097259158" calcext:value-type="float">
            <text:p>0.00</text:p>
          </table:table-cell>
          <table:table-cell table:style-name="ce32" office:value-type="float" office:value="0.0029793705" calcext:value-type="float">
            <text:p>0.00</text:p>
          </table:table-cell>
          <table:table-cell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7293" calcext:value-type="float">
            <text:p>0.019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4586" calcext:value-type="float">
            <text:p>0.0004</text:p>
          </table:table-cell>
          <table:table-cell table:style-name="ce10" office:value-type="float" office:value="0.00281847142857143" calcext:value-type="float">
            <text:p>0.0028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718799999999946" calcext:value-type="float">
            <text:p>0.7188</text:p>
          </table:table-cell>
          <table:table-cell table:style-name="ce8" office:value-type="float" office:value="2.45924660771362" calcext:value-type="float">
            <text:p>2.45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8199999999988" calcext:value-type="float">
            <text:p>0.0682</text:p>
          </table:table-cell>
          <table:table-cell office:value-type="float" office:value="0.159674413627663" calcext:value-type="float">
            <text:p>0.159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12173" calcext:value-type="float">
            <text:p>0.31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12173" calcext:value-type="float">
            <text:p>0.0312</text:p>
          </table:table-cell>
          <table:table-cell table:style-name="ce10" office:value-type="float" office:value="0.0997200069628631" calcext:value-type="float">
            <text:p>0.0997</text:p>
          </table:table-cell>
          <table:table-cell table:number-columns-repeated="7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200" calcext:value-type="float">
            <text:p>200.0000</text:p>
          </table:table-cell>
          <table:table-cell table:number-columns-repeated="2" table:style-name="ce8" office:value-type="float" office:value="150" calcext:value-type="float">
            <text:p>150.0000</text:p>
          </table:table-cell>
          <table:table-cell table:style-name="ce8" office:value-type="float" office:value="71.4285714285714" calcext:value-type="float">
            <text:p>71.428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10" calcext:value-type="float">
            <text:p>110.0000</text:p>
          </table:table-cell>
          <table:table-cell office:value-type="float" office:value="31.943828249997" calcext:value-type="float">
            <text:p>31.943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" calcext:value-type="float">
            <text:p>98.0000</text:p>
          </table:table-cell>
          <table:table-cell office:value-type="float" office:value="14.2857142857143" calcext:value-type="float">
            <text:p>14.285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" calcext:value-type="float">
            <text:p>98.0000</text:p>
          </table:table-cell>
          <table:table-cell office:value-type="float" office:value="14.2857142857143" calcext:value-type="float">
            <text:p>14.285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200" calcext:value-type="float">
            <text:p>200.00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111.76471" calcext:value-type="float">
            <text:p>111.76</text:p>
          </table:table-cell>
          <table:table-cell table:style-name="ce32" office:value-type="float" office:value="32.539569" calcext:value-type="float">
            <text:p>32.54</text:p>
          </table:table-cell>
          <table:table-cell office:value-type="float" office:value="21" calcext:value-type="float">
            <text:p>21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204.833" calcext:value-type="float">
            <text:p>204.833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32.97652" calcext:value-type="float">
            <text:p>132.9765</text:p>
          </table:table-cell>
          <table:table-cell table:style-name="ce10" office:value-type="float" office:value="58.8879591226649" calcext:value-type="float">
            <text:p>58.8880</text:p>
          </table:table-cell>
          <table:table-cell table:number-columns-repeated="7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00.35" calcext:value-type="float">
            <text:p>100.35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86.007" calcext:value-type="float">
            <text:p>86.0070</text:p>
          </table:table-cell>
          <table:table-cell table:style-name="ce8" office:value-type="float" office:value="37.7964803727996" calcext:value-type="float">
            <text:p>37.79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8" calcext:value-type="float">
            <text:p>38.0000</text:p>
          </table:table-cell>
          <table:table-cell office:value-type="float" office:value="62.2699849077239" calcext:value-type="float">
            <text:p>62.27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6.1268" calcext:value-type="float">
            <text:p>16.1268</text:p>
          </table:table-cell>
          <table:table-cell office:value-type="float" office:value="40.7264502629484" calcext:value-type="float">
            <text:p>40.72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2.0152" calcext:value-type="float">
            <text:p>2.0152</text:p>
          </table:table-cell>
          <table:table-cell office:value-type="float" office:value="14.3942857142857" calcext:value-type="float">
            <text:p>14.394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32" office:value-type="float" office:value="47.35947" calcext:value-type="float">
            <text:p>47.36</text:p>
          </table:table-cell>
          <table:table-cell table:number-columns-repeated="2" table:style-name="ce32" office:value-type="float" office:value="100" calcext:value-type="float">
            <text:p>100.00</text:p>
          </table:table-cell>
          <table:table-cell table:style-name="ce32" office:value-type="float" office:value="98.967833" calcext:value-type="float">
            <text:p>98.97</text:p>
          </table:table-cell>
          <table:table-cell table:style-name="ce32" office:value-type="float" office:value="7.3711486" calcext:value-type="float">
            <text:p>7.37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25.162" calcext:value-type="float">
            <text:p>25.162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96.648482" calcext:value-type="float">
            <text:p>96.6485</text:p>
          </table:table-cell>
          <table:table-cell table:style-name="ce10" office:value-type="float" office:value="14.2153740824173" calcext:value-type="float">
            <text:p>14.2154</text:p>
          </table:table-cell>
          <table:table-cell table:number-columns-repeated="7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00" calcext:value-type="float">
            <text:p>300.0000</text:p>
          </table:table-cell>
          <table:table-cell table:style-name="ce8"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" calcext:value-type="float">
            <text:p>294.0000</text:p>
          </table:table-cell>
          <table:table-cell office:value-type="float" office:value="42.8571428571429" calcext:value-type="float">
            <text:p>42.857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4" table:style-name="ce32" office:value-type="float" office:value="300" calcext:value-type="float">
            <text:p>300.00</text:p>
          </table:table-cell>
          <table:table-cell table:style-name="ce32" office:value-type="float" office:value="0.00000040516982" calcext:value-type="float">
            <text:p>0.00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7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26" calcext:value-type="float">
            <text:p>226.0000</text:p>
          </table:table-cell>
          <table:table-cell table:style-name="ce8" office:value-type="float" office:value="162.254524165722" calcext:value-type="float">
            <text:p>162.25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28" calcext:value-type="float">
            <text:p>128.0000</text:p>
          </table:table-cell>
          <table:table-cell office:value-type="float" office:value="78.2460796435952" calcext:value-type="float">
            <text:p>78.246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" calcext:value-type="float">
            <text:p>94.0000</text:p>
          </table:table-cell>
          <table:table-cell office:value-type="float" office:value="42.8571428571429" calcext:value-type="float">
            <text:p>42.85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" calcext:value-type="float">
            <text:p>90.0000</text:p>
          </table:table-cell>
          <table:table-cell office:value-type="float" office:value="31.943828249997" calcext:value-type="float">
            <text:p>31.943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32" office:value-type="float" office:value="18.922719" calcext:value-type="float">
            <text:p>18.92</text:p>
          </table:table-cell>
          <table:table-cell table:style-name="ce32" office:value-type="float" office:value="328.31883" calcext:value-type="float">
            <text:p>328.32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124.766" calcext:value-type="float">
            <text:p>124.77</text:p>
          </table:table-cell>
          <table:table-cell table:style-name="ce32" office:value-type="float" office:value="71.534788" calcext:value-type="float">
            <text:p>71.53</text:p>
          </table:table-cell>
          <table:table-cell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30.941" calcext:value-type="float">
            <text:p>330.9410</text:p>
          </table:table-cell>
          <table:table-cell table:style-name="ce10" office:value-type="float" office:value="326.348" calcext:value-type="float">
            <text:p>326.3480</text:p>
          </table:table-cell>
          <table:table-cell table:style-name="ce10" office:value-type="float" office:value="249.48246" calcext:value-type="float">
            <text:p>249.4825</text:p>
          </table:table-cell>
          <table:table-cell table:style-name="ce10" office:value-type="float" office:value="186.327294291907" calcext:value-type="float">
            <text:p>186.3273</text:p>
          </table:table-cell>
          <table:table-cell table:number-columns-repeated="7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100.03" calcext:value-type="float">
            <text:p>100.0300</text:p>
          </table:table-cell>
          <table:table-cell table:number-columns-repeated="2" table:style-name="ce8" office:value-type="float" office:value="397.74" calcext:value-type="float">
            <text:p>397.7400</text:p>
          </table:table-cell>
          <table:table-cell table:style-name="ce8" office:value-type="float" office:value="367.9712" calcext:value-type="float">
            <text:p>367.9712</text:p>
          </table:table-cell>
          <table:table-cell table:style-name="ce8" office:value-type="float" office:value="95.0929435996645" calcext:value-type="float">
            <text:p>95.09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7846" calcext:value-type="float">
            <text:p>129.7846</text:p>
          </table:table-cell>
          <table:table-cell office:value-type="float" office:value="95.1095551434861" calcext:value-type="float">
            <text:p>95.109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32" office:value-type="float" office:value="397.74287" calcext:value-type="float">
            <text:p>397.74</text:p>
          </table:table-cell>
          <table:table-cell table:style-name="ce32" office:value-type="float" office:value="443.35672" calcext:value-type="float">
            <text:p>443.36</text:p>
          </table:table-cell>
          <table:table-cell table:style-name="ce32" office:value-type="float" office:value="399.01215" calcext:value-type="float">
            <text:p>399.01</text:p>
          </table:table-cell>
          <table:table-cell table:style-name="ce32" office:value-type="float" office:value="419.34912" calcext:value-type="float">
            <text:p>419.35</text:p>
          </table:table-cell>
          <table:table-cell table:style-name="ce32" office:value-type="float" office:value="22.8425" calcext:value-type="float">
            <text:p>22.84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397.743" calcext:value-type="float">
            <text:p>397.7430</text:p>
          </table:table-cell>
          <table:table-cell table:style-name="ce10" office:value-type="float" office:value="443.33" calcext:value-type="float">
            <text:p>443.3300</text:p>
          </table:table-cell>
          <table:table-cell table:style-name="ce10" office:value-type="float" office:value="398.009" calcext:value-type="float">
            <text:p>398.0090</text:p>
          </table:table-cell>
          <table:table-cell table:style-name="ce10" office:value-type="float" office:value="404.2901" calcext:value-type="float">
            <text:p>404.2901</text:p>
          </table:table-cell>
          <table:table-cell table:style-name="ce10" office:value-type="float" office:value="17.2315653753718" calcext:value-type="float">
            <text:p>17.2316</text:p>
          </table:table-cell>
          <table:table-cell table:number-columns-repeated="7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64" calcext:value-type="float">
            <text:p>264.0000</text:p>
          </table:table-cell>
          <table:table-cell table:style-name="ce8" office:value-type="float" office:value="98.9743318610787" calcext:value-type="float">
            <text:p>98.974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0" calcext:value-type="float">
            <text:p>110.0000</text:p>
          </table:table-cell>
          <table:table-cell office:value-type="float" office:value="234.30313524081" calcext:value-type="float">
            <text:p>234.303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32" office:value-type="float" office:value="200" calcext:value-type="float">
            <text:p>200.00</text:p>
          </table:table-cell>
          <table:table-cell table:number-columns-repeated="2" table:style-name="ce32" office:value-type="float" office:value="300" calcext:value-type="float">
            <text:p>300.00</text:p>
          </table:table-cell>
          <table:table-cell table:style-name="ce32" office:value-type="float" office:value="286.88985" calcext:value-type="float">
            <text:p>286.89</text:p>
          </table:table-cell>
          <table:table-cell table:style-name="ce32" office:value-type="float" office:value="33.301735" calcext:value-type="float">
            <text:p>33.30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8" office:value-type="float" office:value="386.89" calcext:value-type="float">
            <text:p>386.8900</text:p>
          </table:table-cell>
          <table:table-cell table:style-name="ce8"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32" office:value-type="float" office:value="389.00553" calcext:value-type="float">
            <text:p>389.01</text:p>
          </table:table-cell>
          <table:table-cell table:style-name="ce32" office:value-type="float" office:value="393.81876" calcext:value-type="float">
            <text:p>393.82</text:p>
          </table:table-cell>
          <table:table-cell table:style-name="ce32" office:value-type="float" office:value="389.51799" calcext:value-type="float">
            <text:p>389.52</text:p>
          </table:table-cell>
          <table:table-cell table:style-name="ce32" office:value-type="float" office:value="390.78973" calcext:value-type="float">
            <text:p>390.79</text:p>
          </table:table-cell>
          <table:table-cell table:style-name="ce32" office:value-type="float" office:value="2.0762703" calcext:value-type="float">
            <text:p>2.08</text:p>
          </table:table-cell>
          <table:table-cell office:value-type="float" office:value="27" calcext:value-type="float">
            <text:p>27</text:p>
          </table:table-cell>
          <table:table-cell table:style-name="ce10" office:value-type="float" office:value="389.006" calcext:value-type="float">
            <text:p>389.0060</text:p>
          </table:table-cell>
          <table:table-cell table:number-columns-repeated="2" table:style-name="ce10" office:value-type="float" office:value="389.518" calcext:value-type="float">
            <text:p>389.5180</text:p>
          </table:table-cell>
          <table:table-cell table:style-name="ce10" office:value-type="float" office:value="389.35416" calcext:value-type="float">
            <text:p>389.3542</text:p>
          </table:table-cell>
          <table:table-cell table:style-name="ce10" office:value-type="float" office:value="0.292571428571429" calcext:value-type="float">
            <text:p>0.2926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88" calcext:value-type="float">
            <text:p>288.0000</text:p>
          </table:table-cell>
          <table:table-cell table:style-name="ce8" office:value-type="float" office:value="60.6091526731326" calcext:value-type="float">
            <text:p>60.60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4" calcext:value-type="float">
            <text:p>174.0000</text:p>
          </table:table-cell>
          <table:table-cell office:value-type="float" office:value="230.792777448622" calcext:value-type="float">
            <text:p>230.79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 table:style-name="ce32" office:value-type="float" office:value="300" calcext:value-type="float">
            <text:p>300.00</text:p>
          </table:table-cell>
          <table:table-cell table:style-name="ce32" office:value-type="float" office:value="0" calcext:value-type="float">
            <text:p>0.00</text:p>
          </table:table-cell>
          <table:table-cell office:value-type="float" office:value="28" calcext:value-type="float">
            <text:p>28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583.745" calcext:value-type="float">
            <text:p>583.745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316.03512" calcext:value-type="float">
            <text:p>316.0351</text:p>
          </table:table-cell>
          <table:table-cell table:style-name="ce10" office:value-type="float" office:value="62.0176148719714" calcext:value-type="float">
            <text:p>62.0176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225.8" calcext:value-type="float">
            <text:p>225.8000</text:p>
          </table:table-cell>
          <table:table-cell table:style-name="ce8" office:value-type="float" office:value="224.17" calcext:value-type="float">
            <text:p>224.1700</text:p>
          </table:table-cell>
          <table:table-cell table:style-name="ce8" office:value-type="float" office:value="220.7782" calcext:value-type="float">
            <text:p>220.7782</text:p>
          </table:table-cell>
          <table:table-cell table:style-name="ce8" office:value-type="float" office:value="7.22192876605965" calcext:value-type="float">
            <text:p>7.221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317" calcext:value-type="float">
            <text:p>221.3170</text:p>
          </table:table-cell>
          <table:table-cell office:value-type="float" office:value="4.74175309869457" calcext:value-type="float">
            <text:p>4.74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45" calcext:value-type="float">
            <text:p>224.4450</text:p>
          </table:table-cell>
          <table:table-cell office:value-type="float" office:value="220.9018" calcext:value-type="float">
            <text:p>220.9018</text:p>
          </table:table-cell>
          <table:table-cell office:value-type="float" office:value="13.1427278720351" calcext:value-type="float">
            <text:p>13.142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8.959" calcext:value-type="float">
            <text:p>218.9590</text:p>
          </table:table-cell>
          <table:table-cell office:value-type="float" office:value="20.3371813410305" calcext:value-type="float">
            <text:p>20.337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table:style-name="ce32" office:value-type="float" office:value="238.92174" calcext:value-type="float">
            <text:p>238.92</text:p>
          </table:table-cell>
          <table:table-cell table:style-name="ce32" office:value-type="float" office:value="227.058" calcext:value-type="float">
            <text:p>227.06</text:p>
          </table:table-cell>
          <table:table-cell table:style-name="ce32" office:value-type="float" office:value="213.7097532" calcext:value-type="float">
            <text:p>213.71</text:p>
          </table:table-cell>
          <table:table-cell table:style-name="ce32" office:value-type="float" office:value="56.2215184829156" calcext:value-type="float">
            <text:p>56.22</text:p>
          </table:table-cell>
          <table:table-cell office:value-type="float" office:value="29" calcext:value-type="float">
            <text:p>29</text:p>
          </table:table-cell>
          <table:table-cell table:style-name="ce10" office:value-type="float" office:value="223.562" calcext:value-type="float">
            <text:p>223.5620</text:p>
          </table:table-cell>
          <table:table-cell table:style-name="ce10" office:value-type="float" office:value="231.58" calcext:value-type="float">
            <text:p>231.5800</text:p>
          </table:table-cell>
          <table:table-cell table:style-name="ce10" office:value-type="float" office:value="227.944" calcext:value-type="float">
            <text:p>227.9440</text:p>
          </table:table-cell>
          <table:table-cell table:style-name="ce10" office:value-type="float" office:value="228.07898" calcext:value-type="float">
            <text:p>228.0790</text:p>
          </table:table-cell>
          <table:table-cell table:style-name="ce10" office:value-type="float" office:value="1.42861670642533" calcext:value-type="float">
            <text:p>1.4286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1" calcext:value-type="float">
            <text:p>394.510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006" calcext:value-type="float">
            <text:p>394.5006</text:p>
          </table:table-cell>
          <table:table-cell table:style-name="ce8" office:value-type="float" office:value="0.00247435829658098" calcext:value-type="float">
            <text:p>0.00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22" calcext:value-type="float">
            <text:p>394.5522</text:p>
          </table:table-cell>
          <table:table-cell office:value-type="float" office:value="0.0940581669793603" calcext:value-type="float">
            <text:p>0.094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06" calcext:value-type="float">
            <text:p>394.5806</text:p>
          </table:table-cell>
          <table:table-cell office:value-type="float" office:value="0.0764385841238485" calcext:value-type="float">
            <text:p>0.07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25" calcext:value-type="float">
            <text:p>394.5250</text:p>
          </table:table-cell>
          <table:table-cell office:value-type="float" office:value="394.5754" calcext:value-type="float">
            <text:p>394.5754</text:p>
          </table:table-cell>
          <table:table-cell office:value-type="float" office:value="0.112621816134307" calcext:value-type="float">
            <text:p>0.112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style-name="ce32" office:value-type="float" office:value="442.74756" calcext:value-type="float">
            <text:p>442.75</text:p>
          </table:table-cell>
          <table:table-cell table:style-name="ce32" office:value-type="float" office:value="394.50077" calcext:value-type="float">
            <text:p>394.50</text:p>
          </table:table-cell>
          <table:table-cell table:style-name="ce32" office:value-type="float" office:value="337.898651" calcext:value-type="float">
            <text:p>337.90</text:p>
          </table:table-cell>
          <table:table-cell table:style-name="ce32" office:value-type="float" office:value="165.129106573257" calcext:value-type="float">
            <text:p>165.13</text:p>
          </table:table-cell>
          <table:table-cell office:value-type="float" office:value="30" calcext:value-type="float">
            <text:p>30</text:p>
          </table:table-cell>
          <table:table-cell table:style-name="ce10" office:value-type="float" office:value="394.501" calcext:value-type="float">
            <text:p>394.5010</text:p>
          </table:table-cell>
          <table:table-cell table:style-name="ce10" office:value-type="float" office:value="394.665" calcext:value-type="float">
            <text:p>394.6650</text:p>
          </table:table-cell>
          <table:table-cell table:style-name="ce10" office:value-type="float" office:value="394.501" calcext:value-type="float">
            <text:p>394.5010</text:p>
          </table:table-cell>
          <table:table-cell table:style-name="ce10" office:value-type="float" office:value="394.5082" calcext:value-type="float">
            <text:p>394.5082</text:p>
          </table:table-cell>
          <table:table-cell table:style-name="ce10" office:value-type="float" office:value="0.0245190471566482" calcext:value-type="float">
            <text:p>0.0245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/>
          <table:table-cell table:style-name="ce7" table:formula="of:=AVERAGE([.B3:.B32])" office:value-type="float" office:value="49.3806666666667" calcext:value-type="float">
            <text:p>49.3806666666667</text:p>
          </table:table-cell>
          <table:table-cell table:style-name="ce7" table:formula="of:=AVERAGE([.C3:.C32])" office:value-type="float" office:value="102.673" calcext:value-type="float">
            <text:p>102.673</text:p>
          </table:table-cell>
          <table:table-cell table:style-name="ce7" table:formula="of:=AVERAGE([.D3:.D32])" office:value-type="float" office:value="95.1695" calcext:value-type="float">
            <text:p>95.1695</text:p>
          </table:table-cell>
          <table:table-cell table:style-name="ce7" table:formula="of:=AVERAGE([.E3:.E32])" office:value-type="float" office:value="89.85258" calcext:value-type="float">
            <text:p>89.85258</text:p>
          </table:table-cell>
          <table:table-cell table:style-name="ce7" table:formula="of:=AVERAGE([.F3:.F32])" office:value-type="float" office:value="19.1243984682221" calcext:value-type="float">
            <text:p>19.1243984682221</text:p>
          </table:table-cell>
          <table:table-cell table:number-columns-repeated="2"/>
          <table:table-cell table:style-name="Default" table:formula="of:=AVERAGE([.I3:.I32])" office:value-type="float" office:value="39.3796666666667" calcext:value-type="float">
            <text:p>39.379666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333</text:p>
          </table:table-cell>
          <table:table-cell table:style-name="Default" table:formula="of:=AVERAGE([.L3:.L32])" office:value-type="float" office:value="66.2229333333333" calcext:value-type="float">
            <text:p>66.2229333333333</text:p>
          </table:table-cell>
          <table:table-cell table:style-name="Default" table:formula="of:=AVERAGE([.M3:.M32])" office:value-type="float" office:value="26.0229905034417" calcext:value-type="float">
            <text:p>26.0229905034417</text:p>
          </table:table-cell>
          <table:table-cell table:number-columns-repeated="2"/>
          <table:table-cell table:style-name="Default" table:formula="of:=AVERAGE([.P3:.P32])" office:value-type="float" office:value="44.2293333333333" calcext:value-type="float">
            <text:p>44.2293333333333</text:p>
          </table:table-cell>
          <table:table-cell table:style-name="Default" table:formula="of:=AVERAGE([.Q3:.Q32])" office:value-type="float" office:value="63.6416666666667" calcext:value-type="float">
            <text:p>63.6416666666667</text:p>
          </table:table-cell>
          <table:table-cell table:style-name="Default" table:formula="of:=AVERAGE([.R3:.R32])" office:value-type="float" office:value="53.5301666666667" calcext:value-type="float">
            <text:p>53.5301666666667</text:p>
          </table:table-cell>
          <table:table-cell table:style-name="Default" table:formula="of:=AVERAGE([.S3:.S32])" office:value-type="float" office:value="53.6847133333333" calcext:value-type="float">
            <text:p>53.6847133333333</text:p>
          </table:table-cell>
          <table:table-cell table:style-name="Default" table:formula="of:=AVERAGE([.T3:.T32])" office:value-type="float" office:value="3.7103998720172" calcext:value-type="float">
            <text:p>3.7103998720172</text:p>
          </table:table-cell>
          <table:table-cell table:number-columns-repeated="2"/>
          <table:table-cell table:style-name="Default" table:formula="of:=AVERAGE([.W3:.W32])" office:value-type="float" office:value="44.2293333333333" calcext:value-type="float">
            <text:p>44.229333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56666666667" calcext:value-type="float">
            <text:p>53.5756666666667</text:p>
          </table:table-cell>
          <table:table-cell table:style-name="Default" table:formula="of:=AVERAGE([.Z3:.Z32])" office:value-type="float" office:value="53.0214466666667" calcext:value-type="float">
            <text:p>53.0214466666667</text:p>
          </table:table-cell>
          <table:table-cell table:style-name="Default" table:formula="of:=AVERAGE([.AA3:.AA32])" office:value-type="float" office:value="2.71080320345538" calcext:value-type="float">
            <text:p>2.71080320345538</text:p>
          </table:table-cell>
          <table:table-cell table:number-columns-repeated="3"/>
          <table:table-cell table:style-name="ce32" table:formula="of:=AVERAGE([.AE3:.AE32])" office:value-type="float" office:value="62.9829594421249" calcext:value-type="float">
            <text:p>62.98</text:p>
          </table:table-cell>
          <table:table-cell table:style-name="ce32" table:formula="of:=AVERAGE([.AF3:.AF32])" office:value-type="float" office:value="111.60237638945" calcext:value-type="float">
            <text:p>111.60</text:p>
          </table:table-cell>
          <table:table-cell table:style-name="ce32" table:formula="of:=AVERAGE([.AG3:.AG32])" office:value-type="float" office:value="91.5811393386533" calcext:value-type="float">
            <text:p>91.58</text:p>
          </table:table-cell>
          <table:table-cell table:style-name="ce32" table:formula="of:=AVERAGE([.AH3:.AH32])" office:value-type="float" office:value="88.9974519381051" calcext:value-type="float">
            <text:p>89.00</text:p>
          </table:table-cell>
          <table:table-cell table:style-name="ce32" table:formula="of:=AVERAGE([.AI3:.AI32])" office:value-type="float" office:value="15.9653188975315" calcext:value-type="float">
            <text:p>15.97</text:p>
          </table:table-cell>
          <table:table-cell/>
          <table:table-cell table:formula="of:=AVERAGE([.AK3:.AK32])" office:value-type="float" office:value="81.3567133655521" calcext:value-type="float">
            <text:p>81.3567133655521</text:p>
          </table:table-cell>
          <table:table-cell table:formula="of:=AVERAGE([.AL3:.AL32])" office:value-type="float" office:value="114.12630882" calcext:value-type="float">
            <text:p>114.12630882</text:p>
          </table:table-cell>
          <table:table-cell table:formula="of:=AVERAGE([.AM3:.AM32])" office:value-type="float" office:value="95.1113044474139" calcext:value-type="float">
            <text:p>95.1113044474139</text:p>
          </table:table-cell>
          <table:table-cell table:formula="of:=AVERAGE([.AN3:.AN32])" office:value-type="float" office:value="94.4052347516251" calcext:value-type="float">
            <text:p>94.4052347516251</text:p>
          </table:table-cell>
          <table:table-cell table:formula="of:=AVERAGE([.AO3:.AO32])" office:value-type="float" office:value="12.1913244173605" calcext:value-type="float">
            <text:p>12.1913244173605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:.E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:.L33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:.S33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:.Z33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number-columns-repeated="3"/>
          <table:table-cell table:style-name="ce9" office:value-type="string" calcext:value-type="string">
            <text:p>Solved</text:p>
          </table:table-cell>
          <table:table-cell table:style-name="ce9" table:formula="of:=COUNTIF([.AH3:.AH33];&quot;0&quot;)" office:value-type="float" office:value="10" calcext:value-type="float">
            <text:p>10</text:p>
          </table:table-cell>
          <table:table-cell table:number-columns-repeated="4"/>
          <table:table-cell table:style-name="ce9" office:value-type="string" calcext:value-type="string">
            <text:p>Solved</text:p>
          </table:table-cell>
          <table:table-cell table:style-name="ce9" table:formula="of:=COUNTIF([.AN3:.AN33];&quot;0&quot;)"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number-columns-repeated="26"/>
        </table:table-row>
        <table:table-row table:style-name="ro1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27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200000000000955" calcext:value-type="float">
            <text:p>0.0000</text:p>
          </table:table-cell>
          <table:table-cell office:value-type="float" office:value="0.000142857142857825" calcext:value-type="float">
            <text:p>0.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09822" calcext:value-type="float">
            <text:p>1.0982</text:p>
          </table:table-cell>
          <table:table-cell office:value-type="float" office:value="0.592753502128592" calcext:value-type="float">
            <text:p>0.59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634" calcext:value-type="float">
            <text:p>1.9463</text:p>
          </table:table-cell>
          <table:table-cell office:value-type="float" office:value="0.752358726314274" calcext:value-type="float">
            <text:p>0.7524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452" calcext:value-type="float">
            <text:p>1.3452</text:p>
          </table:table-cell>
          <table:table-cell office:value-type="float" office:value="2.68191524619165" calcext:value-type="float">
            <text:p>2.68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1999999999925" calcext:value-type="float">
            <text:p>0.0182</text:p>
          </table:table-cell>
          <table:table-cell office:value-type="float" office:value="0.0579408565447432" calcext:value-type="float">
            <text:p>0.05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7800000000007" calcext:value-type="float">
            <text:p>0.4878</text:p>
          </table:table-cell>
          <table:table-cell office:value-type="float" office:value="0.830594820054898" calcext:value-type="float">
            <text:p>0.83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22" calcext:value-type="float">
            <text:p>2.6220</text:p>
          </table:table-cell>
          <table:table-cell office:value-type="float" office:value="3.15520625801424" calcext:value-type="float">
            <text:p>3.1552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64999999999964" calcext:value-type="float">
            <text:p>0.1650</text:p>
          </table:table-cell>
          <table:table-cell office:value-type="float" office:value="0.129800000000018" calcext:value-type="float">
            <text:p>0.1298</text:p>
          </table:table-cell>
          <table:table-cell office:value-type="float" office:value="0.161655971313262" calcext:value-type="float">
            <text:p>0.16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3000000000029" calcext:value-type="float">
            <text:p>0.1930</text:p>
          </table:table-cell>
          <table:table-cell office:value-type="float" office:value="0.174443722285741" calcext:value-type="float">
            <text:p>0.17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7220000000003" calcext:value-type="float">
            <text:p>0.1722</text:p>
          </table:table-cell>
          <table:table-cell office:value-type="float" office:value="0.143874945699406" calcext:value-type="float">
            <text:p>0.1439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94800000000005" calcext:value-type="float">
            <text:p>0.5948</text:p>
          </table:table-cell>
          <table:table-cell office:value-type="float" office:value="0.873680929943506" calcext:value-type="float">
            <text:p>0.873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92000000000007" calcext:value-type="float">
            <text:p>0.0792</text:p>
          </table:table-cell>
          <table:table-cell office:value-type="float" office:value="0.282857142857145" calcext:value-type="float">
            <text:p>0.282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340000000002" calcext:value-type="float">
            <text:p>0.1134</text:p>
          </table:table-cell>
          <table:table-cell office:value-type="float" office:value="0.172336879396171" calcext:value-type="float">
            <text:p>0.17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94000000000096" calcext:value-type="float">
            <text:p>0.0594</text:p>
          </table:table-cell>
          <table:table-cell office:value-type="float" office:value="0.112276989846468" calcext:value-type="float">
            <text:p>0.11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12000000000035" calcext:value-type="float">
            <text:p>0.0312</text:p>
          </table:table-cell>
          <table:table-cell office:value-type="float" office:value="0.0772486047691338" calcext:value-type="float">
            <text:p>0.07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0499999999999545" calcext:value-type="float">
            <text:p>0.0050</text:p>
          </table:table-cell>
          <table:table-cell office:value-type="float" office:value="0.0119999999999936" calcext:value-type="float">
            <text:p>0.0120</text:p>
          </table:table-cell>
          <table:table-cell office:value-type="float" office:value="0.0309706905552557" calcext:value-type="float">
            <text:p>0.031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9999999999636" calcext:value-type="float">
            <text:p>0.0004</text:p>
          </table:table-cell>
          <table:table-cell office:value-type="float" office:value="0.00202030508910258" calcext:value-type="float">
            <text:p>0.00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99999999998" calcext:value-type="float">
            <text:p>0.0022</text:p>
          </table:table-cell>
          <table:table-cell office:value-type="float" office:value="0.00553283335171985" calcext:value-type="float">
            <text:p>0.00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99999999999454" calcext:value-type="float">
            <text:p>0.0006</text:p>
          </table:table-cell>
          <table:table-cell office:value-type="float" office:value="0.00247435829652472" calcext:value-type="float">
            <text:p>0.00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99999999999091" calcext:value-type="float">
            <text:p>0.0010</text:p>
          </table:table-cell>
          <table:table-cell office:value-type="float" office:value="0.00319438282499679" calcext:value-type="float">
            <text:p>0.0032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9999999999764" calcext:value-type="float">
            <text:p>0.0026</text:p>
          </table:table-cell>
          <table:table-cell office:value-type="float" office:value="0.00714285714285065" calcext:value-type="float">
            <text:p>0.00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39999999999236" calcext:value-type="float">
            <text:p>0.0084</text:p>
          </table:table-cell>
          <table:table-cell office:value-type="float" office:value="0.0153861851632274" calcext:value-type="float">
            <text:p>0.0154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" calcext:value-type="float">
            <text:p>4.0000</text:p>
          </table:table-cell>
          <table:table-cell office:value-type="float" office:value="20.2030508910442" calcext:value-type="float">
            <text:p>20.203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4.0002" calcext:value-type="float">
            <text:p>224.0002</text:p>
          </table:table-cell>
          <table:table-cell office:value-type="float" office:value="151.185519235576" calcext:value-type="float">
            <text:p>151.185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2" calcext:value-type="float">
            <text:p>42.0000</text:p>
          </table:table-cell>
          <table:table-cell office:value-type="float" office:value="113.389341902768" calcext:value-type="float">
            <text:p>113.38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60.6091526731326" calcext:value-type="float">
            <text:p>60.609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0014" calcext:value-type="float">
            <text:p>64.0014</text:p>
          </table:table-cell>
          <table:table-cell office:value-type="float" office:value="80.8041224827301" calcext:value-type="float">
            <text:p>80.804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4.01380000000008" calcext:value-type="float">
            <text:p>4.0138</text:p>
          </table:table-cell>
          <table:table-cell office:value-type="float" office:value="20.2171978215356" calcext:value-type="float">
            <text:p>20.21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6.00140000000001" calcext:value-type="float">
            <text:p>6.0014</text:p>
          </table:table-cell>
          <table:table-cell office:value-type="float" office:value="24.7493565779075" calcext:value-type="float">
            <text:p>24.74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34.9927106111883" calcext:value-type="float">
            <text:p>34.99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" calcext:value-type="float">
            <text:p>14.0000</text:p>
          </table:table-cell>
          <table:table-cell office:value-type="float" office:value="93.6776932043143" calcext:value-type="float">
            <text:p>93.6777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0000000008622" calcext:value-type="float">
            <text:p>0.0052</text:p>
          </table:table-cell>
          <table:table-cell office:value-type="float" office:value="0.00857142857153988" calcext:value-type="float">
            <text:p>0.008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1528" calcext:value-type="float">
            <text:p>379.1528</text:p>
          </table:table-cell>
          <table:table-cell office:value-type="float" office:value="55.2657142857142" calcext:value-type="float">
            <text:p>55.265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7.4738" calcext:value-type="float">
            <text:p>97.4738</text:p>
          </table:table-cell>
          <table:table-cell office:value-type="float" office:value="336.497597416901" calcext:value-type="float">
            <text:p>336.49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8.166" calcext:value-type="float">
            <text:p>38.1660</text:p>
          </table:table-cell>
          <table:table-cell office:value-type="float" office:value="121.962593462429" calcext:value-type="float">
            <text:p>121.962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500000000010914" calcext:value-type="float">
            <text:p>0.0050</text:p>
          </table:table-cell>
          <table:table-cell office:value-type="float" office:value="0.00560000000009495" calcext:value-type="float">
            <text:p>0.0056</text:p>
          </table:table-cell>
          <table:table-cell office:value-type="float" office:value="0.00755928946031272" calcext:value-type="float">
            <text:p>0.007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08.455" calcext:value-type="float">
            <text:p>208.4550</text:p>
          </table:table-cell>
          <table:table-cell office:value-type="float" office:value="200.6644" calcext:value-type="float">
            <text:p>200.6644</text:p>
          </table:table-cell>
          <table:table-cell office:value-type="float" office:value="62.4790419064749" calcext:value-type="float">
            <text:p>62.479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5.895" calcext:value-type="float">
            <text:p>215.8950</text:p>
          </table:table-cell>
          <table:table-cell office:value-type="float" office:value="202.5982" calcext:value-type="float">
            <text:p>202.5982</text:p>
          </table:table-cell>
          <table:table-cell office:value-type="float" office:value="38.6628029063003" calcext:value-type="float">
            <text:p>38.662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6.2188" calcext:value-type="float">
            <text:p>186.2188</text:p>
          </table:table-cell>
          <table:table-cell office:value-type="float" office:value="37.6968498656841" calcext:value-type="float">
            <text:p>37.696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9438" calcext:value-type="float">
            <text:p>176.9438</text:p>
          </table:table-cell>
          <table:table-cell office:value-type="float" office:value="41.8196770647015" calcext:value-type="float">
            <text:p>41.8197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86" calcext:value-type="float">
            <text:p>394.5786</text:p>
          </table:table-cell>
          <table:table-cell office:value-type="float" office:value="0.0695319629920569" calcext:value-type="float">
            <text:p>0.06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26" calcext:value-type="float">
            <text:p>394.7426</text:p>
          </table:table-cell>
          <table:table-cell office:value-type="float" office:value="0.162210495646774" calcext:value-type="float">
            <text:p>0.16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14" calcext:value-type="float">
            <text:p>394.6614</text:p>
          </table:table-cell>
          <table:table-cell office:value-type="float" office:value="0.135307661517366" calcext:value-type="float">
            <text:p>0.135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02" calcext:value-type="float">
            <text:p>394.6602</text:p>
          </table:table-cell>
          <table:table-cell office:value-type="float" office:value="0.332458375482418" calcext:value-type="float">
            <text:p>0.3325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333</text:p>
          </table:table-cell>
          <table:table-cell table:style-name="Default" table:formula="of:=AVERAGE([.C38:.C67])" office:value-type="float" office:value="54.0930333333333" calcext:value-type="float">
            <text:p>54.0930333333333</text:p>
          </table:table-cell>
          <table:table-cell table:style-name="Default" table:formula="of:=AVERAGE([.D38:.D67])" office:value-type="float" office:value="46.37" calcext:value-type="float">
            <text:p>46.37</text:p>
          </table:table-cell>
          <table:table-cell table:style-name="Default" table:formula="of:=AVERAGE([.E38:.E67])" office:value-type="float" office:value="42.4185006666667" calcext:value-type="float">
            <text:p>42.4185006666667</text:p>
          </table:table-cell>
          <table:table-cell table:style-name="Default" table:formula="of:=AVERAGE([.F38:.F67])" office:value-type="float" office:value="13.1417754221573" calcext:value-type="float">
            <text:p>13.1417754221573</text:p>
          </table:table-cell>
          <table:table-cell table:number-columns-repeated="2"/>
          <table:table-cell table:style-name="Default" table:formula="of:=AVERAGE([.I38:.I67])" office:value-type="float" office:value="17.9996666666667" calcext:value-type="float">
            <text:p>17.9996666666667</text:p>
          </table:table-cell>
          <table:table-cell table:style-name="Default" table:formula="of:=AVERAGE([.J38:.J67])" office:value-type="float" office:value="47.0193333333333" calcext:value-type="float">
            <text:p>47.0193333333333</text:p>
          </table:table-cell>
          <table:table-cell table:style-name="Default" table:formula="of:=AVERAGE([.K38:.K67])" office:value-type="float" office:value="20.36" calcext:value-type="float">
            <text:p>20.36</text:p>
          </table:table-cell>
          <table:table-cell table:style-name="Default" table:formula="of:=AVERAGE([.L38:.L67])" office:value-type="float" office:value="24.76752" calcext:value-type="float">
            <text:p>24.76752</text:p>
          </table:table-cell>
          <table:table-cell table:style-name="Default" table:formula="of:=AVERAGE([.M38:.M67])" office:value-type="float" office:value="17.1266238650193" calcext:value-type="float">
            <text:p>17.1266238650193</text:p>
          </table:table-cell>
          <table:table-cell table:number-columns-repeated="2"/>
          <table:table-cell table:style-name="Default" table:formula="of:=AVERAGE([.P38:.P67])" office:value-type="float" office:value="18.0016666666667" calcext:value-type="float">
            <text:p>18.0016666666667</text:p>
          </table:table-cell>
          <table:table-cell table:style-name="Default" table:formula="of:=AVERAGE([.Q38:.Q67])" office:value-type="float" office:value="47.2746666666667" calcext:value-type="float">
            <text:p>47.2746666666667</text:p>
          </table:table-cell>
          <table:table-cell table:style-name="Default" table:formula="of:=AVERAGE([.R38:.R67])" office:value-type="float" office:value="19.9138333333333" calcext:value-type="float">
            <text:p>19.9138333333333</text:p>
          </table:table-cell>
          <table:table-cell table:style-name="Default" table:formula="of:=AVERAGE([.S38:.S67])" office:value-type="float" office:value="21.4953273333333" calcext:value-type="float">
            <text:p>21.4953273333333</text:p>
          </table:table-cell>
          <table:table-cell table:style-name="Default" table:formula="of:=AVERAGE([.T38:.T67])" office:value-type="float" office:value="8.56942335700192" calcext:value-type="float">
            <text:p>8.56942335700192</text:p>
          </table:table-cell>
          <table:table-cell table:number-columns-repeated="2"/>
          <table:table-cell table:style-name="Default" table:formula="of:=AVERAGE([.W38:.W67])" office:value-type="float" office:value="18.0036666666667" calcext:value-type="float">
            <text:p>18.0036666666667</text:p>
          </table:table-cell>
          <table:table-cell table:style-name="Default" table:formula="of:=AVERAGE([.X38:.X67])" office:value-type="float" office:value="24.6293333333333" calcext:value-type="float">
            <text:p>24.6293333333333</text:p>
          </table:table-cell>
          <table:table-cell table:style-name="Default" table:formula="of:=AVERAGE([.Y38:.Y67])" office:value-type="float" office:value="18.4251666666667" calcext:value-type="float">
            <text:p>18.4251666666667</text:p>
          </table:table-cell>
          <table:table-cell table:style-name="Default" table:formula="of:=AVERAGE([.Z38:.Z67])" office:value-type="float" office:value="19.6788646666667" calcext:value-type="float">
            <text:p>19.6788646666667</text:p>
          </table:table-cell>
          <table:table-cell table:style-name="Default" table:formula="of:=AVERAGE([.AA38:.AA67])" office:value-type="float" office:value="4.66436066110232" calcext:value-type="float">
            <text:p>4.66436066110232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8:.E68];&quot;0&quot;)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8:.L6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8:.S6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8:.Z6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number-columns-repeated="26"/>
        </table:table-row>
        <table:table-row table:style-name="ro1"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number-columns-repeated="26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27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40000000000191" calcext:value-type="float">
            <text:p>0.0000</text:p>
          </table:table-cell>
          <table:table-cell office:value-type="float" office:value="0.000202030508911407" calcext:value-type="float">
            <text:p>0.00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8700000000001" calcext:value-type="float">
            <text:p>0.2587</text:p>
          </table:table-cell>
          <table:table-cell office:value-type="float" office:value="0.512503359869527" calcext:value-type="float">
            <text:p>0.512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0061" calcext:value-type="float">
            <text:p>1.0061</text:p>
          </table:table-cell>
          <table:table-cell office:value-type="float" office:value="1.1797668655895" calcext:value-type="float">
            <text:p>1.17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37600000000003" calcext:value-type="float">
            <text:p>2.3760</text:p>
          </table:table-cell>
          <table:table-cell office:value-type="float" office:value="2.2644" calcext:value-type="float">
            <text:p>2.2644</text:p>
          </table:table-cell>
          <table:table-cell office:value-type="float" office:value="0.86927394052362" calcext:value-type="float">
            <text:p>0.86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7372000000001" calcext:value-type="float">
            <text:p>2.5737</text:p>
          </table:table-cell>
          <table:table-cell office:value-type="float" office:value="2.04040368154772" calcext:value-type="float">
            <text:p>2.040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8600000000001" calcext:value-type="float">
            <text:p>0.2786</text:p>
          </table:table-cell>
          <table:table-cell office:value-type="float" office:value="0.531849871405727" calcext:value-type="float">
            <text:p>0.5318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87840000000001" calcext:value-type="float">
            <text:p>7.8784</text:p>
          </table:table-cell>
          <table:table-cell office:value-type="float" office:value="24.4974161902842" calcext:value-type="float">
            <text:p>24.49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2199999999998" calcext:value-type="float">
            <text:p>0.1922</text:p>
          </table:table-cell>
          <table:table-cell office:value-type="float" office:value="0.471478352350023" calcext:value-type="float">
            <text:p>0.47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41500000000002" calcext:value-type="float">
            <text:p>3.4150</text:p>
          </table:table-cell>
          <table:table-cell office:value-type="float" office:value="2.4464" calcext:value-type="float">
            <text:p>2.4464</text:p>
          </table:table-cell>
          <table:table-cell office:value-type="float" office:value="3.06103823923201" calcext:value-type="float">
            <text:p>3.06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306" calcext:value-type="float">
            <text:p>4.5306</text:p>
          </table:table-cell>
          <table:table-cell office:value-type="float" office:value="5.25900568704066" calcext:value-type="float">
            <text:p>5.2590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8600000000033" calcext:value-type="float">
            <text:p>0.2186</text:p>
          </table:table-cell>
          <table:table-cell office:value-type="float" office:value="0.435165931289423" calcext:value-type="float">
            <text:p>0.43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5200000000023" calcext:value-type="float">
            <text:p>0.2552</text:p>
          </table:table-cell>
          <table:table-cell office:value-type="float" office:value="0.180147331993796" calcext:value-type="float">
            <text:p>0.18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3000000000029" calcext:value-type="float">
            <text:p>0.1930</text:p>
          </table:table-cell>
          <table:table-cell office:value-type="float" office:value="0.158210657810727" calcext:value-type="float">
            <text:p>0.1582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15600000000004" calcext:value-type="float">
            <text:p>0.5156</text:p>
          </table:table-cell>
          <table:table-cell office:value-type="float" office:value="0.801055426246135" calcext:value-type="float">
            <text:p>0.80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36600000000003" calcext:value-type="float">
            <text:p>0.3366</text:p>
          </table:table-cell>
          <table:table-cell office:value-type="float" office:value="0.583124938480217" calcext:value-type="float">
            <text:p>0.583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99999999999454" calcext:value-type="float">
            <text:p>0.0006</text:p>
          </table:table-cell>
          <table:table-cell office:value-type="float" office:value="0.00247435829652472" calcext:value-type="float">
            <text:p>0.0025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9000000000024" calcext:value-type="float">
            <text:p>0.1390</text:p>
          </table:table-cell>
          <table:table-cell office:value-type="float" office:value="0.15562251555269" calcext:value-type="float">
            <text:p>0.15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499999999999545" calcext:value-type="float">
            <text:p>0.0050</text:p>
          </table:table-cell>
          <table:table-cell office:value-type="float" office:value="0.0746000000000095" calcext:value-type="float">
            <text:p>0.0746</text:p>
          </table:table-cell>
          <table:table-cell office:value-type="float" office:value="0.169759734174361" calcext:value-type="float">
            <text:p>0.16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0499999999999545" calcext:value-type="float">
            <text:p>0.0050</text:p>
          </table:table-cell>
          <table:table-cell office:value-type="float" office:value="0.0413999999999987" calcext:value-type="float">
            <text:p>0.0414</text:p>
          </table:table-cell>
          <table:table-cell office:value-type="float" office:value="0.0817037955304663" calcext:value-type="float">
            <text:p>0.08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31999999999925" calcext:value-type="float">
            <text:p>0.0232</text:p>
          </table:table-cell>
          <table:table-cell office:value-type="float" office:value="0.0555859327381286" calcext:value-type="float">
            <text:p>0.0556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999999999956" calcext:value-type="float">
            <text:p>0.0248</text:p>
          </table:table-cell>
          <table:table-cell office:value-type="float" office:value="0.088571428571413" calcext:value-type="float">
            <text:p>0.088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9999999999873" calcext:value-type="float">
            <text:p>0.0014</text:p>
          </table:table-cell>
          <table:table-cell office:value-type="float" office:value="0.00377964473008883" calcext:value-type="float">
            <text:p>0.00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9999999999654" calcext:value-type="float">
            <text:p>0.0038</text:p>
          </table:table-cell>
          <table:table-cell office:value-type="float" office:value="0.00742307488957415" calcext:value-type="float">
            <text:p>0.00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9999999999873" calcext:value-type="float">
            <text:p>0.0014</text:p>
          </table:table-cell>
          <table:table-cell office:value-type="float" office:value="0.00377964473008883" calcext:value-type="float">
            <text:p>0.00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9999999999891" calcext:value-type="float">
            <text:p>0.0012</text:p>
          </table:table-cell>
          <table:table-cell office:value-type="float" office:value="0.00349927106111564" calcext:value-type="float">
            <text:p>0.0035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9999999999836" calcext:value-type="float">
            <text:p>0.0018</text:p>
          </table:table-cell>
          <table:table-cell office:value-type="float" office:value="0.00589015089373416" calcext:value-type="float">
            <text:p>0.00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59999999999127" calcext:value-type="float">
            <text:p>0.0096</text:p>
          </table:table-cell>
          <table:table-cell office:value-type="float" office:value="0.0139970842444626" calcext:value-type="float">
            <text:p>0.014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19999999999163" calcext:value-type="float">
            <text:p>0.0092</text:p>
          </table:table-cell>
          <table:table-cell office:value-type="float" office:value="0.0148461497791483" calcext:value-type="float">
            <text:p>0.0148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" calcext:value-type="float">
            <text:p>4.0000</text:p>
          </table:table-cell>
          <table:table-cell office:value-type="float" office:value="20.2030508910442" calcext:value-type="float">
            <text:p>20.203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" calcext:value-type="float">
            <text:p>264.0000</text:p>
          </table:table-cell>
          <table:table-cell office:value-type="float" office:value="104.978131833565" calcext:value-type="float">
            <text:p>104.97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8" calcext:value-type="float">
            <text:p>108.0000</text:p>
          </table:table-cell>
          <table:table-cell office:value-type="float" office:value="242.436610692531" calcext:value-type="float">
            <text:p>242.436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60.6091526731326" calcext:value-type="float">
            <text:p>60.609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0034" calcext:value-type="float">
            <text:p>78.0034</text:p>
          </table:table-cell>
          <table:table-cell office:value-type="float" office:value="47.3730321760283" calcext:value-type="float">
            <text:p>47.373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.01600000000007" calcext:value-type="float">
            <text:p>2.0160</text:p>
          </table:table-cell>
          <table:table-cell office:value-type="float" office:value="14.3085884014048" calcext:value-type="float">
            <text:p>14.308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0.0026" calcext:value-type="float">
            <text:p>20.0026</text:p>
          </table:table-cell>
          <table:table-cell office:value-type="float" office:value="45.181268039229" calcext:value-type="float">
            <text:p>45.18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" calcext:value-type="float">
            <text:p>34.0000</text:p>
          </table:table-cell>
          <table:table-cell office:value-type="float" office:value="82.065180664829" calcext:value-type="float">
            <text:p>82.06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8" calcext:value-type="float">
            <text:p>38.0000</text:p>
          </table:table-cell>
          <table:table-cell office:value-type="float" office:value="79.5394908975717" calcext:value-type="float">
            <text:p>79.5395</text:p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60000000006403" calcext:value-type="float">
            <text:p>0.0046</text:p>
          </table:table-cell>
          <table:table-cell office:value-type="float" office:value="0.00795394908983745" calcext:value-type="float">
            <text:p>0.008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2376" calcext:value-type="float">
            <text:p>348.2376</text:p>
          </table:table-cell>
          <table:table-cell office:value-type="float" office:value="370.388689550503" calcext:value-type="float">
            <text:p>370.38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50000000000819" calcext:value-type="float">
            <text:p>0.0350</text:p>
          </table:table-cell>
          <table:table-cell office:value-type="float" office:value="107.5812" calcext:value-type="float">
            <text:p>107.5812</text:p>
          </table:table-cell>
          <table:table-cell office:value-type="float" office:value="205.36810301187" calcext:value-type="float">
            <text:p>205.36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00.5914" calcext:value-type="float">
            <text:p>100.5914</text:p>
          </table:table-cell>
          <table:table-cell office:value-type="float" office:value="336.194285049583" calcext:value-type="float">
            <text:p>336.194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6.8124" calcext:value-type="float">
            <text:p>76.8124</text:p>
          </table:table-cell>
          <table:table-cell office:value-type="float" office:value="173.543853247529" calcext:value-type="float">
            <text:p>173.5439</text:p>
          </table:table-cell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4000000000942" calcext:value-type="float">
            <text:p>0.0114</text:p>
          </table:table-cell>
          <table:table-cell office:value-type="float" office:value="0.0126974205961645" calcext:value-type="float">
            <text:p>0.012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14" calcext:value-type="float">
            <text:p>215.1400</text:p>
          </table:table-cell>
          <table:table-cell office:value-type="float" office:value="203.7986" calcext:value-type="float">
            <text:p>203.7986</text:p>
          </table:table-cell>
          <table:table-cell office:value-type="float" office:value="35.3624694688983" calcext:value-type="float">
            <text:p>35.36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6.1766" calcext:value-type="float">
            <text:p>196.1766</text:p>
          </table:table-cell>
          <table:table-cell office:value-type="float" office:value="32.9984928845707" calcext:value-type="float">
            <text:p>32.998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0.46" calcext:value-type="float">
            <text:p>230.4600</text:p>
          </table:table-cell>
          <table:table-cell office:value-type="float" office:value="225.91" calcext:value-type="float">
            <text:p>225.9100</text:p>
          </table:table-cell>
          <table:table-cell office:value-type="float" office:value="206.6706" calcext:value-type="float">
            <text:p>206.6706</text:p>
          </table:table-cell>
          <table:table-cell office:value-type="float" office:value="38.1096697515398" calcext:value-type="float">
            <text:p>38.10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05" calcext:value-type="float">
            <text:p>201.3050</text:p>
          </table:table-cell>
          <table:table-cell office:value-type="float" office:value="196.4044" calcext:value-type="float">
            <text:p>196.4044</text:p>
          </table:table-cell>
          <table:table-cell office:value-type="float" office:value="35.8500161386694" calcext:value-type="float">
            <text:p>35.8500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62" calcext:value-type="float">
            <text:p>394.7662</text:p>
          </table:table-cell>
          <table:table-cell office:value-type="float" office:value="0.0974470028649011" calcext:value-type="float">
            <text:p>0.097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78" calcext:value-type="float">
            <text:p>394.8478</text:p>
          </table:table-cell>
          <table:table-cell office:value-type="float" office:value="0.160197582085802" calcext:value-type="float">
            <text:p>0.16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695" calcext:value-type="float">
            <text:p>394.6950</text:p>
          </table:table-cell>
          <table:table-cell office:value-type="float" office:value="394.7924" calcext:value-type="float">
            <text:p>394.7924</text:p>
          </table:table-cell>
          <table:table-cell office:value-type="float" office:value="0.324609655696535" calcext:value-type="float">
            <text:p>0.3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83" calcext:value-type="float">
            <text:p>394.6830</text:p>
          </table:table-cell>
          <table:table-cell office:value-type="float" office:value="0.144723522480534" calcext:value-type="float">
            <text:p>0.1447</text:p>
          </table:table-cell>
          <table:table-cell table:number-columns-repeated="27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6667</text:p>
          </table:table-cell>
          <table:table-cell table:style-name="Default" table:formula="of:=AVERAGE([.D73:.D102])" office:value-type="float" office:value="46.683" calcext:value-type="float">
            <text:p>46.683</text:p>
          </table:table-cell>
          <table:table-cell table:style-name="Default" table:formula="of:=AVERAGE([.E73:.E102])" office:value-type="float" office:value="43.457788" calcext:value-type="float">
            <text:p>43.457788</text:p>
          </table:table-cell>
          <table:table-cell table:style-name="Default" table:formula="of:=AVERAGE([.F73:.F102])" office:value-type="float" office:value="20.6287277622789" calcext:value-type="float">
            <text:p>20.6287277622789</text:p>
          </table:table-cell>
          <table:table-cell table:number-columns-repeated="2"/>
          <table:table-cell table:style-name="Default" table:formula="of:=AVERAGE([.I73:.I102])" office:value-type="float" office:value="17.9996666666667" calcext:value-type="float">
            <text:p>17.999666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1666666667" calcext:value-type="float">
            <text:p>19.9181666666667</text:p>
          </table:table-cell>
          <table:table-cell table:style-name="Default" table:formula="of:=AVERAGE([.L73:.L102])" office:value-type="float" office:value="27.60351" calcext:value-type="float">
            <text:p>27.60351</text:p>
          </table:table-cell>
          <table:table-cell table:style-name="Default" table:formula="of:=AVERAGE([.M73:.M102])" office:value-type="float" office:value="17.6138052106491" calcext:value-type="float">
            <text:p>17.6138052106491</text:p>
          </table:table-cell>
          <table:table-cell table:number-columns-repeated="2"/>
          <table:table-cell table:style-name="Default" table:formula="of:=AVERAGE([.P73:.P102])" office:value-type="float" office:value="18.0240666666667" calcext:value-type="float">
            <text:p>18.0240666666667</text:p>
          </table:table-cell>
          <table:table-cell table:style-name="Default" table:formula="of:=AVERAGE([.Q73:.Q102])" office:value-type="float" office:value="47.5060666666667" calcext:value-type="float">
            <text:p>47.5060666666667</text:p>
          </table:table-cell>
          <table:table-cell table:style-name="Default" table:formula="of:=AVERAGE([.R73:.R102])" office:value-type="float" office:value="20.8870333333333" calcext:value-type="float">
            <text:p>20.8870333333333</text:p>
          </table:table-cell>
          <table:table-cell table:style-name="Default" table:formula="of:=AVERAGE([.S73:.S102])" office:value-type="float" office:value="25.1024333333333" calcext:value-type="float">
            <text:p>25.1024333333333</text:p>
          </table:table-cell>
          <table:table-cell table:style-name="Default" table:formula="of:=AVERAGE([.T73:.T102])" office:value-type="float" office:value="17.3838088800821" calcext:value-type="float">
            <text:p>17.3838088800821</text:p>
          </table:table-cell>
          <table:table-cell table:number-columns-repeated="2"/>
          <table:table-cell table:style-name="Default" table:formula="of:=AVERAGE([.W73:.W102])" office:value-type="float" office:value="18.0240666666667" calcext:value-type="float">
            <text:p>18.0240666666667</text:p>
          </table:table-cell>
          <table:table-cell table:style-name="Default" table:formula="of:=AVERAGE([.X73:.X102])" office:value-type="float" office:value="37.8090666666667" calcext:value-type="float">
            <text:p>37.8090666666667</text:p>
          </table:table-cell>
          <table:table-cell table:style-name="Default" table:formula="of:=AVERAGE([.Y73:.Y102])" office:value-type="float" office:value="20.0845666666667" calcext:value-type="float">
            <text:p>20.0845666666667</text:p>
          </table:table-cell>
          <table:table-cell table:style-name="Default" table:formula="of:=AVERAGE([.Z73:.Z102])" office:value-type="float" office:value="23.7922873333333" calcext:value-type="float">
            <text:p>23.7922873333333</text:p>
          </table:table-cell>
          <table:table-cell table:style-name="Default" table:formula="of:=AVERAGE([.AA73:.AA102])" office:value-type="float" office:value="9.92188209252666" calcext:value-type="float">
            <text:p>9.92188209252666</text:p>
          </table:table-cell>
          <table:table-cell table:number-columns-repeated="27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73:.E103];&quot;0&quot;)" office:value-type="float" office:value="14" calcext:value-type="float">
            <text:p>14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73:.L103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73:.S103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73:.Z103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23"/>
          <table:table-cell table:style-name="ce11"/>
          <table:table-cell table:number-columns-repeated="26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80000000000859" calcext:value-type="float">
            <text:p>0.0002</text:p>
          </table:table-cell>
          <table:table-cell office:value-type="float" office:value="0.000914732033923346" calcext:value-type="float">
            <text:p>0.00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40000000000111" calcext:value-type="float">
            <text:p>0.0004</text:p>
          </table:table-cell>
          <table:table-cell office:value-type="float" office:value="0.00314285714285794" calcext:value-type="float">
            <text:p>0.00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000000000001" calcext:value-type="float">
            <text:p>0.0199</text:p>
          </table:table-cell>
          <table:table-cell office:value-type="float" office:value="0.142142857142858" calcext:value-type="float">
            <text:p>0.14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35300000000004" calcext:value-type="float">
            <text:p>0.9353</text:p>
          </table:table-cell>
          <table:table-cell office:value-type="float" office:value="0.550516918496628" calcext:value-type="float">
            <text:p>0.550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3202" calcext:value-type="float">
            <text:p>2.0320</text:p>
          </table:table-cell>
          <table:table-cell office:value-type="float" office:value="0.937162314693456" calcext:value-type="float">
            <text:p>0.93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678" calcext:value-type="float">
            <text:p>2.6780</text:p>
          </table:table-cell>
          <table:table-cell office:value-type="float" office:value="3.00946" calcext:value-type="float">
            <text:p>3.0095</text:p>
          </table:table-cell>
          <table:table-cell office:value-type="float" office:value="1.11266511271867" calcext:value-type="float">
            <text:p>1.1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4566" calcext:value-type="float">
            <text:p>3.6457</text:p>
          </table:table-cell>
          <table:table-cell office:value-type="float" office:value="1.17195076340124" calcext:value-type="float">
            <text:p>1.1720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000000000001" calcext:value-type="float">
            <text:p>0.0199</text:p>
          </table:table-cell>
          <table:table-cell office:value-type="float" office:value="0.142142857142858" calcext:value-type="float">
            <text:p>0.14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55700000000004" calcext:value-type="float">
            <text:p>0.8557</text:p>
          </table:table-cell>
          <table:table-cell office:value-type="float" office:value="1.34097303234234" calcext:value-type="float">
            <text:p>1.3410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5796" calcext:value-type="float">
            <text:p>29.5796</text:p>
          </table:table-cell>
          <table:table-cell office:value-type="float" office:value="102.72299661056" calcext:value-type="float">
            <text:p>102.72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6599999999999" calcext:value-type="float">
            <text:p>0.2766</text:p>
          </table:table-cell>
          <table:table-cell office:value-type="float" office:value="0.176883450616606" calcext:value-type="float">
            <text:p>0.17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4972" calcext:value-type="float">
            <text:p>4.4972</text:p>
          </table:table-cell>
          <table:table-cell office:value-type="float" office:value="3.33682483807586" calcext:value-type="float">
            <text:p>3.33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561" calcext:value-type="float">
            <text:p>5.5610</text:p>
          </table:table-cell>
          <table:table-cell office:value-type="float" office:value="4.3046351382515" calcext:value-type="float">
            <text:p>4.3046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8800000000028" calcext:value-type="float">
            <text:p>0.2588</text:p>
          </table:table-cell>
          <table:table-cell office:value-type="float" office:value="0.316775849419629" calcext:value-type="float">
            <text:p>0.31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1800000000039" calcext:value-type="float">
            <text:p>0.2518</text:p>
          </table:table-cell>
          <table:table-cell office:value-type="float" office:value="0.169205828046507" calcext:value-type="float">
            <text:p>0.16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39000000000033" calcext:value-type="float">
            <text:p>0.2390</text:p>
          </table:table-cell>
          <table:table-cell office:value-type="float" office:value="0.154794135837883" calcext:value-type="float">
            <text:p>0.1548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96800000000003" calcext:value-type="float">
            <text:p>0.3968</text:p>
          </table:table-cell>
          <table:table-cell office:value-type="float" office:value="0.802315526511634" calcext:value-type="float">
            <text:p>0.802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8000000000002" calcext:value-type="float">
            <text:p>0.0198</text:p>
          </table:table-cell>
          <table:table-cell office:value-type="float" office:value="0.141428571428573" calcext:value-type="float">
            <text:p>0.1414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7200000000003" calcext:value-type="float">
            <text:p>0.2972</text:p>
          </table:table-cell>
          <table:table-cell office:value-type="float" office:value="0.583819233975029" calcext:value-type="float">
            <text:p>0.583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9999999999891" calcext:value-type="float">
            <text:p>0.0012</text:p>
          </table:table-cell>
          <table:table-cell office:value-type="float" office:value="0.00349927106111564" calcext:value-type="float">
            <text:p>0.00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9200000000023" calcext:value-type="float">
            <text:p>0.1392</text:p>
          </table:table-cell>
          <table:table-cell office:value-type="float" office:value="0.20147415897506" calcext:value-type="float">
            <text:p>0.20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28000000000065" calcext:value-type="float">
            <text:p>0.0828</text:p>
          </table:table-cell>
          <table:table-cell office:value-type="float" office:value="0.141233631885309" calcext:value-type="float">
            <text:p>0.14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61999999999944" calcext:value-type="float">
            <text:p>0.0362</text:p>
          </table:table-cell>
          <table:table-cell office:value-type="float" office:value="0.082844826670861" calcext:value-type="float">
            <text:p>0.08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3999999999905" calcext:value-type="float">
            <text:p>0.0254</text:p>
          </table:table-cell>
          <table:table-cell office:value-type="float" office:value="0.0500815661227466" calcext:value-type="float">
            <text:p>0.0501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5999999999967" calcext:value-type="float">
            <text:p>0.0186</text:p>
          </table:table-cell>
          <table:table-cell office:value-type="float" office:value="0.0767051071923225" calcext:value-type="float">
            <text:p>0.076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9999999999854" calcext:value-type="float">
            <text:p>0.0016</text:p>
          </table:table-cell>
          <table:table-cell office:value-type="float" office:value="0.00451753951452215" calcext:value-type="float">
            <text:p>0.0045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9999999999764" calcext:value-type="float">
            <text:p>0.0026</text:p>
          </table:table-cell>
          <table:table-cell office:value-type="float" office:value="0.00515078753637244" calcext:value-type="float">
            <text:p>0.00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9999999999727" calcext:value-type="float">
            <text:p>0.0030</text:p>
          </table:table-cell>
          <table:table-cell office:value-type="float" office:value="0.00622699849076673" calcext:value-type="float">
            <text:p>0.00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9999999999836" calcext:value-type="float">
            <text:p>0.0018</text:p>
          </table:table-cell>
          <table:table-cell office:value-type="float" office:value="0.00473803541478912" calcext:value-type="float">
            <text:p>0.004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99999999999091" calcext:value-type="float">
            <text:p>0.0010</text:p>
          </table:table-cell>
          <table:table-cell office:value-type="float" office:value="0.00319438282499679" calcext:value-type="float">
            <text:p>0.0032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599999999994" calcext:value-type="float">
            <text:p>0.0066</text:p>
          </table:table-cell>
          <table:table-cell office:value-type="float" office:value="0.0164750894209433" calcext:value-type="float">
            <text:p>0.016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5999999999885" calcext:value-type="float">
            <text:p>0.0126</text:p>
          </table:table-cell>
          <table:table-cell office:value-type="float" office:value="0.0120373568188124" calcext:value-type="float">
            <text:p>0.01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42857142857013" calcext:value-type="float">
            <text:p>0.0143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1.943828249997" calcext:value-type="float">
            <text:p>31.943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" calcext:value-type="float">
            <text:p>264.0000</text:p>
          </table:table-cell>
          <table:table-cell office:value-type="float" office:value="104.978131833565" calcext:value-type="float">
            <text:p>104.97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8" calcext:value-type="float">
            <text:p>138.0000</text:p>
          </table:table-cell>
          <table:table-cell office:value-type="float" office:value="205.535636713402" calcext:value-type="float">
            <text:p>205.535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4" calcext:value-type="float">
            <text:p>24.0000</text:p>
          </table:table-cell>
          <table:table-cell office:value-type="float" office:value="85.7142857142857" calcext:value-type="float">
            <text:p>85.714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0018" calcext:value-type="float">
            <text:p>72.0018</text:p>
          </table:table-cell>
          <table:table-cell office:value-type="float" office:value="53.4488124569781" calcext:value-type="float">
            <text:p>53.448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6.0418000000001" calcext:value-type="float">
            <text:p>16.0418</text:p>
          </table:table-cell>
          <table:table-cell office:value-type="float" office:value="40.4546140503056" calcext:value-type="float">
            <text:p>40.45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2.0024" calcext:value-type="float">
            <text:p>22.0024</text:p>
          </table:table-cell>
          <table:table-cell office:value-type="float" office:value="47.3855229764863" calcext:value-type="float">
            <text:p>47.3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2.0004" calcext:value-type="float">
            <text:p>42.0004</text:p>
          </table:table-cell>
          <table:table-cell office:value-type="float" office:value="65.4659905786889" calcext:value-type="float">
            <text:p>65.46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4" calcext:value-type="float">
            <text:p>54.0000</text:p>
          </table:table-cell>
          <table:table-cell office:value-type="float" office:value="74.230748895809" calcext:value-type="float">
            <text:p>74.2307</text:p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4000000000742" calcext:value-type="float">
            <text:p>0.0134</text:p>
          </table:table-cell>
          <table:table-cell office:value-type="float" office:value="0.0306061218365162" calcext:value-type="float">
            <text:p>0.030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429" calcext:value-type="float">
            <text:p>371.4290</text:p>
          </table:table-cell>
          <table:table-cell office:value-type="float" office:value="78.0898459128578" calcext:value-type="float">
            <text:p>78.08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23.2838" calcext:value-type="float">
            <text:p>223.2838</text:p>
          </table:table-cell>
          <table:table-cell office:value-type="float" office:value="253.315419670531" calcext:value-type="float">
            <text:p>253.315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9.8632" calcext:value-type="float">
            <text:p>169.8632</text:p>
          </table:table-cell>
          <table:table-cell office:value-type="float" office:value="292.46746355931" calcext:value-type="float">
            <text:p>292.467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9.3398" calcext:value-type="float">
            <text:p>69.3398</text:p>
          </table:table-cell>
          <table:table-cell office:value-type="float" office:value="165.107155909891" calcext:value-type="float">
            <text:p>165.1072</text:p>
          </table:table-cell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6800000000103" calcext:value-type="float">
            <text:p>0.0168</text:p>
          </table:table-cell>
          <table:table-cell office:value-type="float" office:value="0.0217593517310839" calcext:value-type="float">
            <text:p>0.021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15" calcext:value-type="float">
            <text:p>201.3150</text:p>
          </table:table-cell>
          <table:table-cell office:value-type="float" office:value="202.4584" calcext:value-type="float">
            <text:p>202.4584</text:p>
          </table:table-cell>
          <table:table-cell office:value-type="float" office:value="26.8001193265695" calcext:value-type="float">
            <text:p>26.800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15" calcext:value-type="float">
            <text:p>211.3150</text:p>
          </table:table-cell>
          <table:table-cell office:value-type="float" office:value="199.839" calcext:value-type="float">
            <text:p>199.8390</text:p>
          </table:table-cell>
          <table:table-cell office:value-type="float" office:value="33.8510462564019" calcext:value-type="float">
            <text:p>33.851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99" calcext:value-type="float">
            <text:p>230.9900</text:p>
          </table:table-cell>
          <table:table-cell office:value-type="float" office:value="201.295" calcext:value-type="float">
            <text:p>201.2950</text:p>
          </table:table-cell>
          <table:table-cell office:value-type="float" office:value="188.571" calcext:value-type="float">
            <text:p>188.5710</text:p>
          </table:table-cell>
          <table:table-cell office:value-type="float" office:value="53.8976626466816" calcext:value-type="float">
            <text:p>53.897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16.955" calcext:value-type="float">
            <text:p>216.9550</text:p>
          </table:table-cell>
          <table:table-cell office:value-type="float" office:value="196.18" calcext:value-type="float">
            <text:p>196.1800</text:p>
          </table:table-cell>
          <table:table-cell office:value-type="float" office:value="56.6913095596834" calcext:value-type="float">
            <text:p>56.6913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46" calcext:value-type="float">
            <text:p>394.9146</text:p>
          </table:table-cell>
          <table:table-cell office:value-type="float" office:value="0.184960006708558" calcext:value-type="float">
            <text:p>0.18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35" calcext:value-type="float">
            <text:p>394.8350</text:p>
          </table:table-cell>
          <table:table-cell office:value-type="float" office:value="394.8746" calcext:value-type="float">
            <text:p>394.8746</text:p>
          </table:table-cell>
          <table:table-cell office:value-type="float" office:value="0.25860299728377" calcext:value-type="float">
            <text:p>0.258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85" calcext:value-type="float">
            <text:p>394.6850</text:p>
          </table:table-cell>
          <table:table-cell office:value-type="float" office:value="394.7506" calcext:value-type="float">
            <text:p>394.7506</text:p>
          </table:table-cell>
          <table:table-cell office:value-type="float" office:value="0.237516916690757" calcext:value-type="float">
            <text:p>0.23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75" calcext:value-type="float">
            <text:p>394.6750</text:p>
          </table:table-cell>
          <table:table-cell office:value-type="float" office:value="394.6864" calcext:value-type="float">
            <text:p>394.6864</text:p>
          </table:table-cell>
          <table:table-cell office:value-type="float" office:value="0.548485856420787" calcext:value-type="float">
            <text:p>0.5485</text:p>
          </table:table-cell>
          <table:table-cell table:number-columns-repeated="27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6667</text:p>
          </table:table-cell>
          <table:table-cell table:style-name="Default" table:formula="of:=AVERAGE([.C107:.C136])" office:value-type="float" office:value="58.3650333333333" calcext:value-type="float">
            <text:p>58.3650333333333</text:p>
          </table:table-cell>
          <table:table-cell table:style-name="Default" table:formula="of:=AVERAGE([.D107:.D136])" office:value-type="float" office:value="46.2281666666667" calcext:value-type="float">
            <text:p>46.2281666666667</text:p>
          </table:table-cell>
          <table:table-cell table:style-name="Default" table:formula="of:=AVERAGE([.E107:.E136])" office:value-type="float" office:value="45.377006" calcext:value-type="float">
            <text:p>45.377006</text:p>
          </table:table-cell>
          <table:table-cell table:style-name="Default" table:formula="of:=AVERAGE([.F107:.F136])" office:value-type="float" office:value="14.6782494012921" calcext:value-type="float">
            <text:p>14.6782494012921</text:p>
          </table:table-cell>
          <table:table-cell table:number-columns-repeated="2"/>
          <table:table-cell table:style-name="Default" table:formula="of:=AVERAGE([.I107:.I136])" office:value-type="float" office:value="18.0279666666667" calcext:value-type="float">
            <text:p>18.0279666666667</text:p>
          </table:table-cell>
          <table:table-cell table:style-name="Default" table:formula="of:=AVERAGE([.J107:.J136])" office:value-type="float" office:value="47.2787666666667" calcext:value-type="float">
            <text:p>47.2787666666667</text:p>
          </table:table-cell>
          <table:table-cell table:style-name="Default" table:formula="of:=AVERAGE([.K107:.K136])" office:value-type="float" office:value="33.1833333333333" calcext:value-type="float">
            <text:p>33.1833333333333</text:p>
          </table:table-cell>
          <table:table-cell table:style-name="Default" table:formula="of:=AVERAGE([.L107:.L136])" office:value-type="float" office:value="32.6887086666667" calcext:value-type="float">
            <text:p>32.6887086666667</text:p>
          </table:table-cell>
          <table:table-cell table:style-name="Default" table:formula="of:=AVERAGE([.M107:.M136])" office:value-type="float" office:value="18.0649209358945" calcext:value-type="float">
            <text:p>18.0649209358945</text:p>
          </table:table-cell>
          <table:table-cell table:number-columns-repeated="2"/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725333333333" calcext:value-type="float">
            <text:p>47.8725333333333</text:p>
          </table:table-cell>
          <table:table-cell table:style-name="Default" table:formula="of:=AVERAGE([.R107:.R136])" office:value-type="float" office:value="20.0856" calcext:value-type="float">
            <text:p>20.0856</text:p>
          </table:table-cell>
          <table:table-cell table:style-name="Default" table:formula="of:=AVERAGE([.S107:.S136])" office:value-type="float" office:value="27.5678086666667" calcext:value-type="float">
            <text:p>27.5678086666667</text:p>
          </table:table-cell>
          <table:table-cell table:style-name="Default" table:formula="of:=AVERAGE([.T107:.T136])" office:value-type="float" office:value="16.7595649899706" calcext:value-type="float">
            <text:p>16.7595649899706</text:p>
          </table:table-cell>
          <table:table-cell table:number-columns-repeated="2"/>
          <table:table-cell table:style-name="Default" table:formula="of:=AVERAGE([.W107:.W136])" office:value-type="float" office:value="18.0368333333333" calcext:value-type="float">
            <text:p>18.0368333333333</text:p>
          </table:table-cell>
          <table:table-cell table:style-name="Default" table:formula="of:=AVERAGE([.X107:.X136])" office:value-type="float" office:value="38.0696666666667" calcext:value-type="float">
            <text:p>38.0696666666667</text:p>
          </table:table-cell>
          <table:table-cell table:style-name="Default" table:formula="of:=AVERAGE([.Y107:.Y136])" office:value-type="float" office:value="24.0374" calcext:value-type="float">
            <text:p>24.0374</text:p>
          </table:table-cell>
          <table:table-cell table:style-name="Default" table:formula="of:=AVERAGE([.Z107:.Z136])" office:value-type="float" office:value="24.183362" calcext:value-type="float">
            <text:p>24.183362</text:p>
          </table:table-cell>
          <table:table-cell table:style-name="Default" table:formula="of:=AVERAGE([.AA107:.AA136])" office:value-type="float" office:value="10.1438502185246" calcext:value-type="float">
            <text:p>10.1438502185246</text:p>
          </table:table-cell>
          <table:table-cell table:number-columns-repeated="27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07:.E137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07:.L137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07:.S137];&quot;0&quot;)" office:value-type="float" office:value="16" calcext:value-type="float">
            <text:p>16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07:.Z137];&quot;0&quot;)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number-columns-repeated="26"/>
        </table:table-row>
        <table:table-row table:style-name="ro1" table:number-rows-repeated="8">
          <table:table-cell table:style-name="Default" table:number-columns-repeated="28"/>
          <table:table-cell table:number-columns-repeated="26"/>
        </table:table-row>
        <table:table-row table:style-name="ro1">
          <table:table-cell/>
          <table:table-cell table:style-name="ce7"/>
          <table:table-cell table:style-name="Default" table:number-columns-repeated="26"/>
          <table:table-cell table:number-columns-repeated="26"/>
        </table:table-row>
        <table:table-row table:style-name="ro1" table:number-rows-repeated="30">
          <table:table-cell/>
          <table:table-cell table:style-name="ce8"/>
          <table:table-cell table:number-columns-repeated="4"/>
          <table:table-cell table:style-name="ce10" table:number-columns-repeated="2"/>
          <table:table-cell table:number-columns-repeated="5"/>
          <table:table-cell table:style-name="ce10" table:number-columns-repeated="2"/>
          <table:table-cell/>
          <table:table-cell table:style-name="Default" table:number-columns-repeated="12"/>
          <table:table-cell table:number-columns-repeated="26"/>
        </table:table-row>
        <table:table-row table:style-name="ro1">
          <table:table-cell table:style-name="Default"/>
          <table:table-cell table:style-name="ce7"/>
          <table:table-cell table:style-name="Default" table:number-columns-repeated="26"/>
          <table:table-cell table:number-columns-repeated="26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/>
          <table:table-cell table:style-name="ce15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030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15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475618</text:p>
          </table:table-cell>
          <table:table-cell office:value-type="float" office:value="0.00598770858114086" calcext:value-type="float">
            <text:p>0.00598770858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0000216653" calcext:value-type="float">
            <text:p>2.17E-007</text:p>
          </table:table-cell>
          <table:table-cell table:style-name="ce15" office:value-type="float" office:value="0.0000028398" calcext:value-type="float">
            <text:p>2.84E-006</text:p>
          </table:table-cell>
          <table:table-cell table:style-name="ce15" office:value-type="float" office:value="0.00000110313" calcext:value-type="float">
            <text:p>1.10E-006</text:p>
          </table:table-cell>
          <table:table-cell table:style-name="ce15" office:value-type="float" office:value="0.0000011648778" calcext:value-type="float">
            <text:p>1.16E-006</text:p>
          </table:table-cell>
          <table:table-cell table:style-name="ce15" office:value-type="float" office:value="0.000000995044475168926" calcext:value-type="float">
            <text:p>9.95E-007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00279854" calcext:value-type="float">
            <text:p>2.80E-010</text:p>
          </table:table-cell>
          <table:table-cell table:style-name="ce15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68</text:p>
          </table:table-cell>
          <table:table-cell office:value-type="float" office:value="0.000260326280791578" calcext:value-type="float">
            <text:p>0.00026032628079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15" office:value-type="float" office:value="0.0000533679" calcext:value-type="float">
            <text:p>5.34E-005</text:p>
          </table:table-cell>
          <table:table-cell table:style-name="ce15" office:value-type="float" office:value="0.000058736454" calcext:value-type="float">
            <text:p>5.87E-005</text:p>
          </table:table-cell>
          <table:table-cell table:style-name="ce15" office:value-type="float" office:value="0.0000240713159649465" calcext:value-type="float">
            <text:p>2.41E-005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70750704" calcext:value-type="float">
            <text:p>7.08E-008</text:p>
          </table:table-cell>
          <table:table-cell table:style-name="ce15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15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08</text:p>
          </table:table-cell>
          <table:table-cell office:value-type="float" office:value="0.246203256342895" calcext:value-type="float">
            <text:p>0.2462032563428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592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39465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17" office:value-type="float" office:value="0.0004271710874" calcext:value-type="float">
            <text:p>0.0004271710874</text:p>
          </table:table-cell>
          <table:table-cell office:value-type="float" office:value="0.000670271981418366" calcext:value-type="float">
            <text:p>0.000670271981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554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17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04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15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0824</text:p>
          </table:table-cell>
          <table:table-cell office:value-type="float" office:value="0.201015754503943" calcext:value-type="float">
            <text:p>0.2010157545039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15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00028155" calcext:value-type="float">
            <text:p>2.82E-005</text:p>
          </table:table-cell>
          <table:table-cell table:style-name="ce15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15" office:value-type="float" office:value="0.000104200664" calcext:value-type="float">
            <text:p>1.04E-004</text:p>
          </table:table-cell>
          <table:table-cell table:style-name="ce15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003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17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2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000240004" calcext:value-type="float">
            <text:p>2.40E-005</text:p>
          </table:table-cell>
          <table:table-cell table:style-name="ce15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395</text:p>
          </table:table-cell>
          <table:table-cell table:style-name="ce15" office:value-type="float" office:value="0.000104938116" calcext:value-type="float">
            <text:p>1.05E-004</text:p>
          </table:table-cell>
          <table:table-cell table:style-name="ce15" office:value-type="float" office:value="0.0000492232461853593" calcext:value-type="float">
            <text:p>4.92E-005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6052556" calcext:value-type="float">
            <text:p>1.61E-008</text:p>
          </table:table-cell>
          <table:table-cell table:style-name="ce15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265251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5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396</text:p>
          </table:table-cell>
          <table:table-cell office:value-type="float" office:value="0.268943765264803" calcext:value-type="float">
            <text:p>0.2689437652648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078</text:p>
          </table:table-cell>
          <table:table-cell table:style-name="ce15" office:value-type="float" office:value="0.0000821917583822957" calcext:value-type="float">
            <text:p>8.22E-005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573898396" calcext:value-type="float">
            <text:p>5.74E-007</text:p>
          </table:table-cell>
          <table:table-cell table:style-name="ce15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78929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5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15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38</text:p>
          </table:table-cell>
          <table:table-cell office:value-type="float" office:value="0.00145438395830117" calcext:value-type="float">
            <text:p>0.0014543839583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339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5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1</text:p>
          </table:table-cell>
          <table:table-cell office:value-type="float" office:value="0.153906648606111" calcext:value-type="float">
            <text:p>0.153906648606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15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28</text:p>
          </table:table-cell>
          <table:table-cell office:value-type="float" office:value="0.160810651315327" calcext:value-type="float">
            <text:p>0.160810651315327</text:p>
          </table:table-cell>
          <table:table-cell/>
          <table:table-cell table:style-name="ce1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258</text:p>
          </table:table-cell>
          <table:table-cell office:value-type="float" office:value="0.160800813712023" calcext:value-type="float">
            <text:p>0.1608008137120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16389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5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15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248</text:p>
          </table:table-cell>
          <table:table-cell office:value-type="float" office:value="0.00610806608723293" calcext:value-type="float">
            <text:p>0.0061080660872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1526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15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025642</text:p>
          </table:table-cell>
          <table:table-cell office:value-type="float" office:value="0.008642964243497" calcext:value-type="float">
            <text:p>0.008642964243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660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0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793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2858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599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278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499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2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374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594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15436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594552</text:p>
          </table:table-cell>
        </table:table-row>
      </table:table>
      <table:table table:name="CEC16-single objective (benchmark CEC14)" table:style-name="ta1">
        <table:table-column table:style-name="co1" table:default-cell-style-name="ce29"/>
        <table:table-column table:style-name="co1" table:number-columns-repeated="5" table:default-cell-style-name="ce39"/>
        <table:table-column table:style-name="co1" table:default-cell-style-name="ce41"/>
        <table:table-column table:style-name="co1" table:default-cell-style-name="ce29"/>
        <table:table-column table:style-name="co1" table:number-columns-repeated="5" table:default-cell-style-name="ce39"/>
        <table:table-column table:style-name="co1" table:default-cell-style-name="ce41"/>
        <table:table-column table:style-name="co1" table:default-cell-style-name="ce29"/>
        <table:table-column table:style-name="co1" table:number-columns-repeated="5" table:default-cell-style-name="ce39"/>
        <table:table-column table:style-name="co1" table:default-cell-style-name="ce41"/>
        <table:table-column table:style-name="co1" table:default-cell-style-name="ce29"/>
        <table:table-column table:style-name="co1" table:number-columns-repeated="5" table:default-cell-style-name="ce39"/>
        <table:table-column table:style-name="co1" table:default-cell-style-name="ce41"/>
        <table:table-column table:style-name="co1" table:number-columns-repeated="13" table:default-cell-style-name="Default"/>
        <table:table-row table:style-name="ro1">
          <table:table-cell table:style-name="ce28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35"/>
          <table:table-cell table:style-name="ce40"/>
          <table:table-cell table:style-name="ce28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35"/>
          <table:table-cell table:style-name="ce40"/>
          <table:table-cell table:style-name="ce28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35"/>
          <table:table-cell table:style-name="ce40"/>
          <table:table-cell table:style-name="ce28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35"/>
          <table:table-cell table:style-name="ce40"/>
          <table:table-cell/>
          <table:table-cell table:style-name="ce43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43"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ediana</text:p>
          </table:table-cell>
          <table:table-cell table:style-name="ce36" office:value-type="string" calcext:value-type="string">
            <text:p>Media</text:p>
          </table:table-cell>
          <table:table-cell table:style-name="ce36" office:value-type="string" calcext:value-type="string">
            <text:p>Std</text:p>
          </table:table-cell>
          <table:table-cell office:value-type="string" calcext:value-type="string">
            <text:p>ppp</text:p>
          </table:table-cell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37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49" office:value-type="float" office:value="1" calcext:value-type="float">
            <text:p>1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 table:style-name="ce5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37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49" office:value-type="float" office:value="2" calcext:value-type="float">
            <text:p>2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5" table:style-name="ce5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37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49" office:value-type="float" office:value="3" calcext:value-type="float">
            <text:p>3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5" table:style-name="ce5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37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49" office:value-type="float" office:value="4" calcext:value-type="float">
            <text:p>4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table:style-name="ce49" office:value-type="float" office:value="4" calcext:value-type="float">
            <text:p>4</text:p>
          </table:table-cell>
          <table:table-cell table:style-name="ce50" office:value-type="float" office:value="0" calcext:value-type="float">
            <text:p>0.00</text:p>
          </table:table-cell>
          <table:table-cell table:number-columns-repeated="2" table:style-name="ce50" office:value-type="float" office:value="34.780275" calcext:value-type="float">
            <text:p>34.78</text:p>
          </table:table-cell>
          <table:table-cell table:style-name="ce50" office:value-type="float" office:value="32.084561146" calcext:value-type="float">
            <text:p>32.08</text:p>
          </table:table-cell>
          <table:table-cell table:style-name="ce50" office:value-type="float" office:value="9.64247888834564" calcext:value-type="float">
            <text:p>9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19.995" calcext:value-type="float">
            <text:p>19.9950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798240000000001" calcext:value-type="float">
            <text:p>0.7982</text:p>
          </table:table-cell>
          <table:table-cell table:style-name="ce37" office:value-type="float" office:value="4.03172853495766" calcext:value-type="float">
            <text:p>4.031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table:style-name="ce49" office:value-type="float" office:value="5" calcext:value-type="float">
            <text:p>5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19.847268" calcext:value-type="float">
            <text:p>19.85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78983436" calcext:value-type="float">
            <text:p>0.79</text:p>
          </table:table-cell>
          <table:table-cell table:style-name="ce50" office:value-type="float" office:value="3.98931855176746" calcext:value-type="float">
            <text:p>3.99</text:p>
          </table:table-cell>
          <table:table-cell table:style-name="ce49" office:value-type="float" office:value="5" calcext:value-type="float">
            <text:p>5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2.316862" calcext:value-type="float">
            <text:p>2.32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06944048735994" calcext:value-type="float">
            <text:p>0.07</text:p>
          </table:table-cell>
          <table:table-cell table:style-name="ce50" office:value-type="float" office:value="0.369837748383584" calcext:value-type="float">
            <text:p>0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37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29999999999859" calcext:value-type="float">
            <text:p>0.0030</text:p>
          </table:table-cell>
          <table:table-cell office:value-type="float" office:value="0.00515999999999167" calcext:value-type="float">
            <text:p>0.0052</text:p>
          </table:table-cell>
          <table:table-cell office:value-type="float" office:value="0.00935687022500283" calcext:value-type="float">
            <text:p>0.00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20000000000982" calcext:value-type="float">
            <text:p>0.0009</text:p>
          </table:table-cell>
          <table:table-cell office:value-type="float" office:value="0.00326390275965768" calcext:value-type="float">
            <text:p>0.003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table:style-name="ce49" office:value-type="float" office:value="6" calcext:value-type="float">
            <text:p>6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5" table:style-name="ce5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37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43999999998778" calcext:value-type="float">
            <text:p>0.0024</text:p>
          </table:table-cell>
          <table:table-cell office:value-type="float" office:value="0.00459369576878312" calcext:value-type="float">
            <text:p>0.00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.0343600000000038" calcext:value-type="float">
            <text:p>0.0344</text:p>
          </table:table-cell>
          <table:table-cell office:value-type="float" office:value="0.027876550016401" calcext:value-type="float">
            <text:p>0.027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  <table:table-cell table:style-name="ce49" office:value-type="float" office:value="7" calcext:value-type="float">
            <text:p>7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5" table:style-name="ce5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37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/>**</text:p>
          </table:table-cell>
          <table:table-cell table:number-columns-repeated="6"/>
          <table:table-cell table:style-name="ce49" office:value-type="float" office:value="8" calcext:value-type="float">
            <text:p>8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5" table:style-name="ce5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37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table:style-name="ce49" office:value-type="float" office:value="9" calcext:value-type="float">
            <text:p>9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table:style-name="ce49" office:value-type="float" office:value="9" calcext:value-type="float">
            <text:p>9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2.9848772" calcext:value-type="float">
            <text:p>2.98</text:p>
          </table:table-cell>
          <table:table-cell table:style-name="ce50" office:value-type="float" office:value="0.99495906" calcext:value-type="float">
            <text:p>0.99</text:p>
          </table:table-cell>
          <table:table-cell table:style-name="ce50" office:value-type="float" office:value="1.3332451332" calcext:value-type="float">
            <text:p>1.33</text:p>
          </table:table-cell>
          <table:table-cell table:style-name="ce50" office:value-type="float" office:value="0.738565552097126" calcext:value-type="float">
            <text:p>0.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120000000000005" calcext:value-type="float">
            <text:p>0.1200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0335999999999785" calcext:value-type="float">
            <text:p>0.0336</text:p>
          </table:table-cell>
          <table:table-cell table:style-name="ce37" office:value-type="float" office:value="0.0469476477861263" calcext:value-type="float">
            <text:p>0.04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style-name="ce49" office:value-type="float" office:value="10" calcext:value-type="float">
            <text:p>10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5" table:style-name="ce5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11.77" calcext:value-type="float">
            <text:p>11.7700</text:p>
          </table:table-cell>
          <table:table-cell table:style-name="ce37" office:value-type="float" office:value="0.0599999999999454" calcext:value-type="float">
            <text:p>0.0600</text:p>
          </table:table-cell>
          <table:table-cell table:style-name="ce37" office:value-type="float" office:value="1.42559999999999" calcext:value-type="float">
            <text:p>1.4256</text:p>
          </table:table-cell>
          <table:table-cell table:style-name="ce37" office:value-type="float" office:value="3.02749913631832" calcext:value-type="float">
            <text:p>3.027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7"/>
          <table:table-cell table:style-name="ce49" office:value-type="float" office:value="11" calcext:value-type="float">
            <text:p>11</text:p>
          </table:table-cell>
          <table:table-cell table:style-name="ce50" office:value-type="float" office:value="0.12490888" calcext:value-type="float">
            <text:p>0.12</text:p>
          </table:table-cell>
          <table:table-cell table:style-name="ce50" office:value-type="float" office:value="18.596992" calcext:value-type="float">
            <text:p>18.60</text:p>
          </table:table-cell>
          <table:table-cell table:style-name="ce50" office:value-type="float" office:value="6.8923758" calcext:value-type="float">
            <text:p>6.89</text:p>
          </table:table-cell>
          <table:table-cell table:style-name="ce50" office:value-type="float" office:value="7.8208165362" calcext:value-type="float">
            <text:p>7.82</text:p>
          </table:table-cell>
          <table:table-cell table:style-name="ce50" office:value-type="float" office:value="8.88806972758565" calcext:value-type="float">
            <text:p>8.89</text:p>
          </table:table-cell>
          <table:table-cell table:style-name="ce49" office:value-type="float" office:value="11" calcext:value-type="float">
            <text:p>11</text:p>
          </table:table-cell>
          <table:table-cell table:style-name="ce50" office:value-type="float" office:value="0.37475361" calcext:value-type="float">
            <text:p>0.37</text:p>
          </table:table-cell>
          <table:table-cell table:style-name="ce50" office:value-type="float" office:value="30.176703" calcext:value-type="float">
            <text:p>30.18</text:p>
          </table:table-cell>
          <table:table-cell table:style-name="ce50" office:value-type="float" office:value="10.244884" calcext:value-type="float">
            <text:p>10.24</text:p>
          </table:table-cell>
          <table:table-cell table:style-name="ce50" office:value-type="float" office:value="10.295143817" calcext:value-type="float">
            <text:p>10.30</text:p>
          </table:table-cell>
          <table:table-cell table:style-name="ce50" office:value-type="float" office:value="7.91767740038187" calcext:value-type="float">
            <text:p>7.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0799999999999272" calcext:value-type="float">
            <text:p>0.0800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00799999999999272" calcext:value-type="float">
            <text:p>0.0080</text:p>
          </table:table-cell>
          <table:table-cell table:style-name="ce37" office:value-type="float" office:value="0.0184058553238763" calcext:value-type="float">
            <text:p>0.018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99999999999091" calcext:value-type="float">
            <text:p>0.0010</text:p>
          </table:table-cell>
          <table:table-cell office:value-type="float" office:value="0.00515078753637244" calcext:value-type="float">
            <text:p>0.00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"/>
          <table:table-cell table:style-name="ce49" office:value-type="float" office:value="12" calcext:value-type="float">
            <text:p>12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018145223" calcext:value-type="float">
            <text:p>0.02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00140842987292004" calcext:value-type="float">
            <text:p>0.00</text:p>
          </table:table-cell>
          <table:table-cell table:style-name="ce50" office:value-type="float" office:value="0.00428447067956201" calcext:value-type="float">
            <text:p>0.00</text:p>
          </table:table-cell>
          <table:table-cell table:style-name="ce49" office:value-type="float" office:value="12" calcext:value-type="float">
            <text:p>12</text:p>
          </table:table-cell>
          <table:table-cell table:style-name="ce50" office:value-type="float" office:value="0.0011619941" calcext:value-type="float">
            <text:p>0.00</text:p>
          </table:table-cell>
          <table:table-cell table:style-name="ce50" office:value-type="float" office:value="0.019633033" calcext:value-type="float">
            <text:p>0.02</text:p>
          </table:table-cell>
          <table:table-cell table:style-name="ce50" office:value-type="float" office:value="0.0070640839" calcext:value-type="float">
            <text:p>0.01</text:p>
          </table:table-cell>
          <table:table-cell table:style-name="ce50" office:value-type="float" office:value="0.007939502226" calcext:value-type="float">
            <text:p>0.01</text:p>
          </table:table-cell>
          <table:table-cell table:style-name="ce50" office:value-type="float" office:value="0.00605865971931968" calcext:value-type="float">
            <text:p>0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float" office:value="0.00999999999999091" calcext:value-type="float">
            <text:p>0.0100</text:p>
          </table:table-cell>
          <table:table-cell table:style-name="ce37" office:value-type="float" office:value="0.0599999999999454" calcext:value-type="float">
            <text:p>0.0600</text:p>
          </table:table-cell>
          <table:table-cell table:style-name="ce37" office:value-type="float" office:value="0.0299999999999727" calcext:value-type="float">
            <text:p>0.0300</text:p>
          </table:table-cell>
          <table:table-cell table:style-name="ce37" office:value-type="float" office:value="0.0279999999999745" calcext:value-type="float">
            <text:p>0.0280</text:p>
          </table:table-cell>
          <table:table-cell table:style-name="ce37" office:value-type="float" office:value="0.0132480264221247" calcext:value-type="float">
            <text:p>0.013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9999999997" calcext:value-type="float">
            <text:p>0.0330</text:p>
          </table:table-cell>
          <table:table-cell office:value-type="float" office:value="0.0165985000551595" calcext:value-type="float">
            <text:p>0.016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49999999999773" calcext:value-type="float">
            <text:p>0.0250</text:p>
          </table:table-cell>
          <table:table-cell office:value-type="float" office:value="0.0277999999999747" calcext:value-type="float">
            <text:p>0.0278</text:p>
          </table:table-cell>
          <table:table-cell office:value-type="float" office:value="0.0233430494833619" calcext:value-type="float">
            <text:p>0.023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7"/>
          <table:table-cell table:style-name="ce49" office:value-type="float" office:value="13" calcext:value-type="float">
            <text:p>13</text:p>
          </table:table-cell>
          <table:table-cell table:style-name="ce50" office:value-type="float" office:value="0.0043107777" calcext:value-type="float">
            <text:p>0.00</text:p>
          </table:table-cell>
          <table:table-cell table:style-name="ce50" office:value-type="float" office:value="0.023665434" calcext:value-type="float">
            <text:p>0.02</text:p>
          </table:table-cell>
          <table:table-cell table:style-name="ce50" office:value-type="float" office:value="0.012564029" calcext:value-type="float">
            <text:p>0.01</text:p>
          </table:table-cell>
          <table:table-cell table:style-name="ce50" office:value-type="float" office:value="0.012283566358" calcext:value-type="float">
            <text:p>0.01</text:p>
          </table:table-cell>
          <table:table-cell table:style-name="ce50" office:value-type="float" office:value="0.00516353606223657" calcext:value-type="float">
            <text:p>0.01</text:p>
          </table:table-cell>
          <table:table-cell table:style-name="ce49" office:value-type="float" office:value="13" calcext:value-type="float">
            <text:p>13</text:p>
          </table:table-cell>
          <table:table-cell table:style-name="ce50" office:value-type="float" office:value="0.0039631336" calcext:value-type="float">
            <text:p>0.00</text:p>
          </table:table-cell>
          <table:table-cell table:style-name="ce50" office:value-type="float" office:value="0.027816352" calcext:value-type="float">
            <text:p>0.03</text:p>
          </table:table-cell>
          <table:table-cell table:style-name="ce50" office:value-type="float" office:value="0.010976931" calcext:value-type="float">
            <text:p>0.01</text:p>
          </table:table-cell>
          <table:table-cell table:style-name="ce50" office:value-type="float" office:value="0.012059107268" calcext:value-type="float">
            <text:p>0.01</text:p>
          </table:table-cell>
          <table:table-cell table:style-name="ce50" office:value-type="float" office:value="0.00527281953190565" calcext:value-type="float">
            <text:p>0.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0199999999999818" calcext:value-type="float">
            <text:p>0.0200</text:p>
          </table:table-cell>
          <table:table-cell table:style-name="ce37" office:value-type="float" office:value="0.00999999999999091" calcext:value-type="float">
            <text:p>0.0100</text:p>
          </table:table-cell>
          <table:table-cell table:style-name="ce37" office:value-type="float" office:value="0.01099999999999" calcext:value-type="float">
            <text:p>0.0110</text:p>
          </table:table-cell>
          <table:table-cell table:style-name="ce37" office:value-type="float" office:value="0.00473803541478912" calcext:value-type="float">
            <text:p>0.004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1999999999862" calcext:value-type="float">
            <text:p>0.0152</text:p>
          </table:table-cell>
          <table:table-cell office:value-type="float" office:value="0.0088063057185191" calcext:value-type="float">
            <text:p>0.00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63999999999851" calcext:value-type="float">
            <text:p>0.0164</text:p>
          </table:table-cell>
          <table:table-cell office:value-type="float" office:value="0.00968904283302728" calcext:value-type="float">
            <text:p>0.009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7"/>
          <table:table-cell table:style-name="ce49" office:value-type="float" office:value="14" calcext:value-type="float">
            <text:p>14</text:p>
          </table:table-cell>
          <table:table-cell table:style-name="ce50" office:value-type="float" office:value="0.0015062337" calcext:value-type="float">
            <text:p>0.00</text:p>
          </table:table-cell>
          <table:table-cell table:style-name="ce50" office:value-type="float" office:value="0.018952475" calcext:value-type="float">
            <text:p>0.02</text:p>
          </table:table-cell>
          <table:table-cell table:style-name="ce50" office:value-type="float" office:value="0.0058247487" calcext:value-type="float">
            <text:p>0.01</text:p>
          </table:table-cell>
          <table:table-cell table:style-name="ce50" office:value-type="float" office:value="0.00671713733" calcext:value-type="float">
            <text:p>0.01</text:p>
          </table:table-cell>
          <table:table-cell table:style-name="ce50" office:value-type="float" office:value="0.00720196376071226" calcext:value-type="float">
            <text:p>0.01</text:p>
          </table:table-cell>
          <table:table-cell table:style-name="ce49" office:value-type="float" office:value="14" calcext:value-type="float">
            <text:p>14</text:p>
          </table:table-cell>
          <table:table-cell table:style-name="ce50" office:value-type="float" office:value="0.010190366" calcext:value-type="float">
            <text:p>0.01</text:p>
          </table:table-cell>
          <table:table-cell table:style-name="ce50" office:value-type="float" office:value="0.05877183" calcext:value-type="float">
            <text:p>0.06</text:p>
          </table:table-cell>
          <table:table-cell table:style-name="ce50" office:value-type="float" office:value="0.0281827835" calcext:value-type="float">
            <text:p>0.03</text:p>
          </table:table-cell>
          <table:table-cell table:style-name="ce50" office:value-type="float" office:value="0.02783178032" calcext:value-type="float">
            <text:p>0.03</text:p>
          </table:table-cell>
          <table:table-cell table:style-name="ce50" office:value-type="float" office:value="0.010311543196912" calcext:value-type="float">
            <text:p>0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3599999999999" calcext:value-type="float">
            <text:p>0.3600</text:p>
          </table:table-cell>
          <table:table-cell table:style-name="ce37" office:value-type="float" office:value="0.19500000000005" calcext:value-type="float">
            <text:p>0.1950</text:p>
          </table:table-cell>
          <table:table-cell table:style-name="ce37" office:value-type="float" office:value="0.173399999999992" calcext:value-type="float">
            <text:p>0.1734</text:p>
          </table:table-cell>
          <table:table-cell table:style-name="ce37" office:value-type="float" office:value="0.112857142857157" calcext:value-type="float">
            <text:p>0.11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70209954384055" calcext:value-type="float">
            <text:p>0.170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0749999999999318" calcext:value-type="float">
            <text:p>0.0750</text:p>
          </table:table-cell>
          <table:table-cell office:value-type="float" office:value="0.106999999999985" calcext:value-type="float">
            <text:p>0.1070</text:p>
          </table:table-cell>
          <table:table-cell office:value-type="float" office:value="0.139027232686922" calcext:value-type="float">
            <text:p>0.139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table:style-name="ce49" office:value-type="float" office:value="15" calcext:value-type="float">
            <text:p>15</text:p>
          </table:table-cell>
          <table:table-cell table:style-name="ce50" office:value-type="float" office:value="0.098646721" calcext:value-type="float">
            <text:p>0.10</text:p>
          </table:table-cell>
          <table:table-cell table:style-name="ce50" office:value-type="float" office:value="0.26828475" calcext:value-type="float">
            <text:p>0.27</text:p>
          </table:table-cell>
          <table:table-cell table:style-name="ce50" office:value-type="float" office:value="0.15439764" calcext:value-type="float">
            <text:p>0.15</text:p>
          </table:table-cell>
          <table:table-cell table:style-name="ce50" office:value-type="float" office:value="0.15771533208" calcext:value-type="float">
            <text:p>0.16</text:p>
          </table:table-cell>
          <table:table-cell table:style-name="ce50" office:value-type="float" office:value="0.0325487352020364" calcext:value-type="float">
            <text:p>0.03</text:p>
          </table:table-cell>
          <table:table-cell table:style-name="ce49" office:value-type="float" office:value="15" calcext:value-type="float">
            <text:p>15</text:p>
          </table:table-cell>
          <table:table-cell table:style-name="ce50" office:value-type="float" office:value="0.15783476" calcext:value-type="float">
            <text:p>0.16</text:p>
          </table:table-cell>
          <table:table-cell table:style-name="ce50" office:value-type="float" office:value="0.38423978" calcext:value-type="float">
            <text:p>0.38</text:p>
          </table:table-cell>
          <table:table-cell table:style-name="ce50" office:value-type="float" office:value="0.28083674" calcext:value-type="float">
            <text:p>0.28</text:p>
          </table:table-cell>
          <table:table-cell table:style-name="ce50" office:value-type="float" office:value="0.2749749048" calcext:value-type="float">
            <text:p>0.27</text:p>
          </table:table-cell>
          <table:table-cell table:style-name="ce50" office:value-type="float" office:value="0.0597674983212185" calcext:value-type="float">
            <text:p>0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380000000000109" calcext:value-type="float">
            <text:p>0.3800</text:p>
          </table:table-cell>
          <table:table-cell table:style-name="ce37" office:value-type="float" office:value="0.0899999999999181" calcext:value-type="float">
            <text:p>0.0900</text:p>
          </table:table-cell>
          <table:table-cell table:style-name="ce37" office:value-type="float" office:value="0.0911999999999762" calcext:value-type="float">
            <text:p>0.0912</text:p>
          </table:table-cell>
          <table:table-cell table:style-name="ce37" office:value-type="float" office:value="0.0870608513439568" calcext:value-type="float">
            <text:p>0.08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999999999616" calcext:value-type="float">
            <text:p>0.0422</text:p>
          </table:table-cell>
          <table:table-cell office:value-type="float" office:value="0.0262250853580987" calcext:value-type="float">
            <text:p>0.02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59999999999309" calcext:value-type="float">
            <text:p>0.0760</text:p>
          </table:table-cell>
          <table:table-cell office:value-type="float" office:value="0.0217593517310199" calcext:value-type="float">
            <text:p>0.021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7"/>
          <table:table-cell table:style-name="ce49" office:value-type="float" office:value="16" calcext:value-type="float">
            <text:p>16</text:p>
          </table:table-cell>
          <table:table-cell table:style-name="ce50" office:value-type="float" office:value="0.01943182" calcext:value-type="float">
            <text:p>0.02</text:p>
          </table:table-cell>
          <table:table-cell table:style-name="ce50" office:value-type="float" office:value="0.57868752" calcext:value-type="float">
            <text:p>0.58</text:p>
          </table:table-cell>
          <table:table-cell table:style-name="ce50" office:value-type="float" office:value="0.077727281" calcext:value-type="float">
            <text:p>0.08</text:p>
          </table:table-cell>
          <table:table-cell table:style-name="ce50" office:value-type="float" office:value="0.10146963142" calcext:value-type="float">
            <text:p>0.10</text:p>
          </table:table-cell>
          <table:table-cell table:style-name="ce50" office:value-type="float" office:value="0.131631395804315" calcext:value-type="float">
            <text:p>0.13</text:p>
          </table:table-cell>
          <table:table-cell table:style-name="ce49" office:value-type="float" office:value="16" calcext:value-type="float">
            <text:p>16</text:p>
          </table:table-cell>
          <table:table-cell table:style-name="ce50" office:value-type="float" office:value="0.097162174" calcext:value-type="float">
            <text:p>0.10</text:p>
          </table:table-cell>
          <table:table-cell table:style-name="ce50" office:value-type="float" office:value="0.9955345" calcext:value-type="float">
            <text:p>1.00</text:p>
          </table:table-cell>
          <table:table-cell table:style-name="ce50" office:value-type="float" office:value="0.37889552" calcext:value-type="float">
            <text:p>0.38</text:p>
          </table:table-cell>
          <table:table-cell table:style-name="ce50" office:value-type="float" office:value="0.40685630008" calcext:value-type="float">
            <text:p>0.41</text:p>
          </table:table-cell>
          <table:table-cell table:style-name="ce50" office:value-type="float" office:value="0.195600793364033" calcext:value-type="float">
            <text:p>0.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420000000000073" calcext:value-type="float">
            <text:p>0.4200</text:p>
          </table:table-cell>
          <table:table-cell table:style-name="ce37" office:value-type="float" office:value="0.210000000000036" calcext:value-type="float">
            <text:p>0.2100</text:p>
          </table:table-cell>
          <table:table-cell table:style-name="ce37" office:value-type="float" office:value="0.17220000000003" calcext:value-type="float">
            <text:p>0.1722</text:p>
          </table:table-cell>
          <table:table-cell table:style-name="ce37" office:value-type="float" office:value="0.230434372436098" calcext:value-type="float">
            <text:p>0.230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7"/>
          <table:table-cell table:style-name="ce49" office:value-type="float" office:value="17" calcext:value-type="float">
            <text:p>17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2.1980611" calcext:value-type="float">
            <text:p>2.20</text:p>
          </table:table-cell>
          <table:table-cell table:style-name="ce50" office:value-type="float" office:value="0.20814298" calcext:value-type="float">
            <text:p>0.21</text:p>
          </table:table-cell>
          <table:table-cell table:style-name="ce50" office:value-type="float" office:value="0.463584592" calcext:value-type="float">
            <text:p>0.46</text:p>
          </table:table-cell>
          <table:table-cell table:style-name="ce50" office:value-type="float" office:value="0.571122877070259" calcext:value-type="float">
            <text:p>0.57</text:p>
          </table:table-cell>
          <table:table-cell table:style-name="ce49" office:value-type="float" office:value="17" calcext:value-type="float">
            <text:p>17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168.41132" calcext:value-type="float">
            <text:p>168.41</text:p>
          </table:table-cell>
          <table:table-cell table:style-name="ce50" office:value-type="float" office:value="1.44571625" calcext:value-type="float">
            <text:p>1.45</text:p>
          </table:table-cell>
          <table:table-cell table:style-name="ce50" office:value-type="float" office:value="18.5379437581911" calcext:value-type="float">
            <text:p>18.54</text:p>
          </table:table-cell>
          <table:table-cell table:style-name="ce50" office:value-type="float" office:value="41.5042433656064" calcext:value-type="float">
            <text:p>41.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37" office:value-type="float" office:value="0" calcext:value-type="float">
            <text:p>0.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999999999782" calcext:value-type="float">
            <text:p>0.0024</text:p>
          </table:table-cell>
          <table:table-cell office:value-type="float" office:value="0.00494871659304943" calcext:value-type="float">
            <text:p>0.00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9999999999673" calcext:value-type="float">
            <text:p>0.0036</text:p>
          </table:table-cell>
          <table:table-cell office:value-type="float" office:value="0.00808122035641034" calcext:value-type="float">
            <text:p>0.008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table:style-name="ce49" office:value-type="float" office:value="18" calcext:value-type="float">
            <text:p>18</text:p>
          </table:table-cell>
          <table:table-cell table:style-name="ce50" office:value-type="float" office:value="0.000014041333" calcext:value-type="float">
            <text:p>0.00</text:p>
          </table:table-cell>
          <table:table-cell table:style-name="ce50" office:value-type="float" office:value="0.99538819" calcext:value-type="float">
            <text:p>1.00</text:p>
          </table:table-cell>
          <table:table-cell table:style-name="ce50" office:value-type="float" office:value="0.0013558448" calcext:value-type="float">
            <text:p>0.00</text:p>
          </table:table-cell>
          <table:table-cell table:style-name="ce50" office:value-type="float" office:value="0.03156170507218" calcext:value-type="float">
            <text:p>0.03</text:p>
          </table:table-cell>
          <table:table-cell table:style-name="ce50" office:value-type="float" office:value="0.145286140676438" calcext:value-type="float">
            <text:p>0.15</text:p>
          </table:table-cell>
          <table:table-cell table:style-name="ce49" office:value-type="float" office:value="18" calcext:value-type="float">
            <text:p>18</text:p>
          </table:table-cell>
          <table:table-cell table:style-name="ce50" office:value-type="float" office:value="0.00014940903" calcext:value-type="float">
            <text:p>0.00</text:p>
          </table:table-cell>
          <table:table-cell table:style-name="ce50" office:value-type="float" office:value="0.49780986" calcext:value-type="float">
            <text:p>0.50</text:p>
          </table:table-cell>
          <table:table-cell table:style-name="ce50" office:value-type="float" office:value="0.0776410725" calcext:value-type="float">
            <text:p>0.08</text:p>
          </table:table-cell>
          <table:table-cell table:style-name="ce50" office:value-type="float" office:value="0.161731499897" calcext:value-type="float">
            <text:p>0.16</text:p>
          </table:table-cell>
          <table:table-cell table:style-name="ce50" office:value-type="float" office:value="0.227659030319653" calcext:value-type="float">
            <text:p>0.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0199999999999818" calcext:value-type="float">
            <text:p>0.0200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000999999999999091" calcext:value-type="float">
            <text:p>0.0010</text:p>
          </table:table-cell>
          <table:table-cell table:style-name="ce37" office:value-type="float" office:value="0.00377964473008883" calcext:value-type="float">
            <text:p>0.003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7"/>
          <table:table-cell table:style-name="ce49" office:value-type="float" office:value="19" calcext:value-type="float">
            <text:p>19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26169293" calcext:value-type="float">
            <text:p>0.26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0132739910900277" calcext:value-type="float">
            <text:p>0.01</text:p>
          </table:table-cell>
          <table:table-cell table:style-name="ce50" office:value-type="float" office:value="0.0428986515616441" calcext:value-type="float">
            <text:p>0.04</text:p>
          </table:table-cell>
          <table:table-cell table:style-name="ce49" office:value-type="float" office:value="19" calcext:value-type="float">
            <text:p>19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9986869" calcext:value-type="float">
            <text:p>1.00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0749176446435162" calcext:value-type="float">
            <text:p>0.07</text:p>
          </table:table-cell>
          <table:table-cell table:style-name="ce50" office:value-type="float" office:value="0.255404174219176" calcext:value-type="float">
            <text:p>0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table:style-name="ce37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7"/>
          <table:table-cell table:style-name="ce49" office:value-type="float" office:value="20" calcext:value-type="float">
            <text:p>20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077642156" calcext:value-type="float">
            <text:p>0.08</text:p>
          </table:table-cell>
          <table:table-cell table:style-name="ce50" office:value-type="float" office:value="0.00383859375" calcext:value-type="float">
            <text:p>0.00</text:p>
          </table:table-cell>
          <table:table-cell table:style-name="ce50" office:value-type="float" office:value="0.0108947693208154" calcext:value-type="float">
            <text:p>0.01</text:p>
          </table:table-cell>
          <table:table-cell table:style-name="ce50" office:value-type="float" office:value="0.0198049863368085" calcext:value-type="float">
            <text:p>0.02</text:p>
          </table:table-cell>
          <table:table-cell table:style-name="ce49" office:value-type="float" office:value="20" calcext:value-type="float">
            <text:p>20</text:p>
          </table:table-cell>
          <table:table-cell table:style-name="ce50" office:value-type="float" office:value="0.00000081844314" calcext:value-type="float">
            <text:p>0.00</text:p>
          </table:table-cell>
          <table:table-cell table:style-name="ce50" office:value-type="float" office:value="0.62170849" calcext:value-type="float">
            <text:p>0.62</text:p>
          </table:table-cell>
          <table:table-cell table:style-name="ce50" office:value-type="float" office:value="0.0267064925" calcext:value-type="float">
            <text:p>0.03</text:p>
          </table:table-cell>
          <table:table-cell table:style-name="ce50" office:value-type="float" office:value="0.0829009537571628" calcext:value-type="float">
            <text:p>0.08</text:p>
          </table:table-cell>
          <table:table-cell table:style-name="ce50" office:value-type="float" office:value="0.15736178991037" calcext:value-type="float">
            <text:p>0.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320000000000164" calcext:value-type="float">
            <text:p>0.3200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0807999999999902" calcext:value-type="float">
            <text:p>0.0808</text:p>
          </table:table-cell>
          <table:table-cell table:style-name="ce37" office:value-type="float" office:value="0.160076512318054" calcext:value-type="float">
            <text:p>0.160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7"/>
          <table:table-cell table:style-name="ce49" office:value-type="float" office:value="21" calcext:value-type="float">
            <text:p>21</text:p>
          </table:table-cell>
          <table:table-cell table:style-name="ce50" office:value-type="float" office:value="0.000000024888777" calcext:value-type="float">
            <text:p>0.00</text:p>
          </table:table-cell>
          <table:table-cell table:style-name="ce50" office:value-type="float" office:value="0.32781562" calcext:value-type="float">
            <text:p>0.33</text:p>
          </table:table-cell>
          <table:table-cell table:style-name="ce50" office:value-type="float" office:value="0.000135184605" calcext:value-type="float">
            <text:p>0.00</text:p>
          </table:table-cell>
          <table:table-cell table:style-name="ce50" office:value-type="float" office:value="0.0393018214153035" calcext:value-type="float">
            <text:p>0.04</text:p>
          </table:table-cell>
          <table:table-cell table:style-name="ce50" office:value-type="float" office:value="0.110597522937829" calcext:value-type="float">
            <text:p>0.11</text:p>
          </table:table-cell>
          <table:table-cell table:style-name="ce49" office:value-type="float" office:value="21" calcext:value-type="float">
            <text:p>21</text:p>
          </table:table-cell>
          <table:table-cell table:style-name="ce50" office:value-type="float" office:value="0.0000013157482" calcext:value-type="float">
            <text:p>0.00</text:p>
          </table:table-cell>
          <table:table-cell table:style-name="ce50" office:value-type="float" office:value="0.9874107" calcext:value-type="float">
            <text:p>0.99</text:p>
          </table:table-cell>
          <table:table-cell table:style-name="ce50" office:value-type="float" office:value="0.31729878" calcext:value-type="float">
            <text:p>0.32</text:p>
          </table:table-cell>
          <table:table-cell table:style-name="ce50" office:value-type="float" office:value="0.346713154983124" calcext:value-type="float">
            <text:p>0.35</text:p>
          </table:table-cell>
          <table:table-cell table:style-name="ce50" office:value-type="float" office:value="0.461308869909525" calcext:value-type="float">
            <text:p>0.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630000000000109" calcext:value-type="float">
            <text:p>0.6300</text:p>
          </table:table-cell>
          <table:table-cell table:style-name="ce37" office:value-type="float" office:value="0.309999999999945" calcext:value-type="float">
            <text:p>0.3100</text:p>
          </table:table-cell>
          <table:table-cell table:style-name="ce37" office:value-type="float" office:value="0.188399999999974" calcext:value-type="float">
            <text:p>0.1884</text:p>
          </table:table-cell>
          <table:table-cell table:style-name="ce37" office:value-type="float" office:value="0.224563067819616" calcext:value-type="float">
            <text:p>0.224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8000000000302" calcext:value-type="float">
            <text:p>0.0018</text:p>
          </table:table-cell>
          <table:table-cell office:value-type="float" office:value="0.00473803541485767" calcext:value-type="float">
            <text:p>0.004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0000000003056" calcext:value-type="float">
            <text:p>0.0014</text:p>
          </table:table-cell>
          <table:table-cell office:value-type="float" office:value="0.00377964473017477" calcext:value-type="float">
            <text:p>0.003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7"/>
          <table:table-cell table:style-name="ce49" office:value-type="float" office:value="22" calcext:value-type="float">
            <text:p>22</text:p>
          </table:table-cell>
          <table:table-cell table:style-name="ce50" office:value-type="float" office:value="0.00000097856764" calcext:value-type="float">
            <text:p>0.00</text:p>
          </table:table-cell>
          <table:table-cell table:style-name="ce50" office:value-type="float" office:value="0.031530729" calcext:value-type="float">
            <text:p>0.03</text:p>
          </table:table-cell>
          <table:table-cell table:style-name="ce50" office:value-type="float" office:value="0.001553554" calcext:value-type="float">
            <text:p>0.00</text:p>
          </table:table-cell>
          <table:table-cell table:style-name="ce50" office:value-type="float" office:value="0.0042785342573968" calcext:value-type="float">
            <text:p>0.00</text:p>
          </table:table-cell>
          <table:table-cell table:style-name="ce50" office:value-type="float" office:value="0.0070314428825725" calcext:value-type="float">
            <text:p>0.01</text:p>
          </table:table-cell>
          <table:table-cell table:style-name="ce49" office:value-type="float" office:value="22" calcext:value-type="float">
            <text:p>22</text:p>
          </table:table-cell>
          <table:table-cell table:style-name="ce50" office:value-type="float" office:value="0.00000015612613" calcext:value-type="float">
            <text:p>0.00</text:p>
          </table:table-cell>
          <table:table-cell table:style-name="ce50" office:value-type="float" office:value="0.33226127" calcext:value-type="float">
            <text:p>0.33</text:p>
          </table:table-cell>
          <table:table-cell table:style-name="ce50" office:value-type="float" office:value="0.019449542" calcext:value-type="float">
            <text:p>0.02</text:p>
          </table:table-cell>
          <table:table-cell table:style-name="ce50" office:value-type="float" office:value="0.0260890587686826" calcext:value-type="float">
            <text:p>0.03</text:p>
          </table:table-cell>
          <table:table-cell table:style-name="ce50" office:value-type="float" office:value="0.0636083883783954" calcext:value-type="float">
            <text:p>0.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37" office:value-type="float" office:value="329.46" calcext:value-type="float">
            <text:p>329.4600</text:p>
          </table:table-cell>
          <table:table-cell table:style-name="ce37"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22.8708" calcext:value-type="float">
            <text:p>322.8708</text:p>
          </table:table-cell>
          <table:table-cell office:value-type="float" office:value="47.0657142857143" calcext:value-type="float">
            <text:p>47.065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7"/>
          <table:table-cell table:style-name="ce49" office:value-type="float" office:value="23" calcext:value-type="float">
            <text:p>23</text:p>
          </table:table-cell>
          <table:table-cell table:number-columns-repeated="4" table:style-name="ce50" office:value-type="float" office:value="200" calcext:value-type="float">
            <text:p>200.00</text:p>
          </table:table-cell>
          <table:table-cell table:style-name="ce50" office:value-type="float" office:value="0" calcext:value-type="float">
            <text:p>0.00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4" table:style-name="ce50" office:value-type="float" office:value="200" calcext:value-type="float">
            <text:p>200.00</text:p>
          </table:table-cell>
          <table:table-cell table:style-name="ce5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37" office:value-type="float" office:value="100" calcext:value-type="float">
            <text:p>100.0000</text:p>
          </table:table-cell>
          <table:table-cell table:style-name="ce37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table:style-name="ce49" office:value-type="float" office:value="24" calcext:value-type="float">
            <text:p>24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107.43279" calcext:value-type="float">
            <text:p>107.43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100.4097946" calcext:value-type="float">
            <text:p>100.41</text:p>
          </table:table-cell>
          <table:table-cell table:style-name="ce50" office:value-type="float" office:value="1.69602608946349" calcext:value-type="float">
            <text:p>1.70</text:p>
          </table:table-cell>
          <table:table-cell table:style-name="ce49" office:value-type="float" office:value="24" calcext:value-type="float">
            <text:p>24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108.62461" calcext:value-type="float">
            <text:p>108.62</text:p>
          </table:table-cell>
          <table:table-cell table:style-name="ce50" office:value-type="float" office:value="106.32182" calcext:value-type="float">
            <text:p>106.32</text:p>
          </table:table-cell>
          <table:table-cell table:style-name="ce50" office:value-type="float" office:value="105.5832584" calcext:value-type="float">
            <text:p>105.58</text:p>
          </table:table-cell>
          <table:table-cell table:style-name="ce50" office:value-type="float" office:value="3.17404014880989" calcext:value-type="float">
            <text:p>3.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table:style-name="ce37" office:value-type="float" office:value="100" calcext:value-type="float">
            <text:p>100.0000</text:p>
          </table:table-cell>
          <table:table-cell table:style-name="ce37"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7"/>
          <table:table-cell table:style-name="ce49" office:value-type="float" office:value="25" calcext:value-type="float">
            <text:p>25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111.41813" calcext:value-type="float">
            <text:p>111.42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100.768983" calcext:value-type="float">
            <text:p>100.77</text:p>
          </table:table-cell>
          <table:table-cell table:style-name="ce50" office:value-type="float" office:value="2.78658095360495" calcext:value-type="float">
            <text:p>2.79</text:p>
          </table:table-cell>
          <table:table-cell table:style-name="ce49" office:value-type="float" office:value="25" calcext:value-type="float">
            <text:p>25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200" calcext:value-type="float">
            <text:p>200.00</text:p>
          </table:table-cell>
          <table:table-cell table:style-name="ce50" office:value-type="float" office:value="114.37935" calcext:value-type="float">
            <text:p>114.38</text:p>
          </table:table-cell>
          <table:table-cell table:style-name="ce50" office:value-type="float" office:value="127.0559636" calcext:value-type="float">
            <text:p>127.06</text:p>
          </table:table-cell>
          <table:table-cell table:style-name="ce50" office:value-type="float" office:value="41.8221158547843" calcext:value-type="float">
            <text:p>41.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7" office:value-type="float" office:value="100.01" calcext:value-type="float">
            <text:p>100.0100</text:p>
          </table:table-cell>
          <table:table-cell table:style-name="ce37" office:value-type="float" office:value="100.06" calcext:value-type="float">
            <text:p>100.0600</text:p>
          </table:table-cell>
          <table:table-cell table:style-name="ce37" office:value-type="float" office:value="100.03" calcext:value-type="float">
            <text:p>100.0300</text:p>
          </table:table-cell>
          <table:table-cell table:style-name="ce37" office:value-type="float" office:value="100.0308" calcext:value-type="float">
            <text:p>100.0308</text:p>
          </table:table-cell>
          <table:table-cell table:style-name="ce37" office:value-type="float" office:value="0.00989743318608012" calcext:value-type="float">
            <text:p>0.00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78" calcext:value-type="float">
            <text:p>100.0378</text:p>
          </table:table-cell>
          <table:table-cell office:value-type="float" office:value="0.0183503322553279" calcext:value-type="float">
            <text:p>0.018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5" calcext:value-type="float">
            <text:p>100.0350</text:p>
          </table:table-cell>
          <table:table-cell office:value-type="float" office:value="100.036" calcext:value-type="float">
            <text:p>100.0360</text:p>
          </table:table-cell>
          <table:table-cell office:value-type="float" office:value="0.0162882203585101" calcext:value-type="float">
            <text:p>0.0163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7"/>
          <table:table-cell table:style-name="ce49" office:value-type="float" office:value="26" calcext:value-type="float">
            <text:p>26</text:p>
          </table:table-cell>
          <table:table-cell table:style-name="ce50" office:value-type="float" office:value="100.00567" calcext:value-type="float">
            <text:p>100.01</text:p>
          </table:table-cell>
          <table:table-cell table:style-name="ce50" office:value-type="float" office:value="100.02406" calcext:value-type="float">
            <text:p>100.02</text:p>
          </table:table-cell>
          <table:table-cell table:style-name="ce50" office:value-type="float" office:value="100.01136" calcext:value-type="float">
            <text:p>100.01</text:p>
          </table:table-cell>
          <table:table-cell table:style-name="ce50" office:value-type="float" office:value="100.0127236" calcext:value-type="float">
            <text:p>100.01</text:p>
          </table:table-cell>
          <table:table-cell table:style-name="ce50" office:value-type="float" office:value="0.00634820398833603" calcext:value-type="float">
            <text:p>0.01</text:p>
          </table:table-cell>
          <table:table-cell table:style-name="ce49" office:value-type="float" office:value="26" calcext:value-type="float">
            <text:p>26</text:p>
          </table:table-cell>
          <table:table-cell table:style-name="ce50" office:value-type="float" office:value="100.00318" calcext:value-type="float">
            <text:p>100.00</text:p>
          </table:table-cell>
          <table:table-cell table:style-name="ce50" office:value-type="float" office:value="100.02642" calcext:value-type="float">
            <text:p>100.03</text:p>
          </table:table-cell>
          <table:table-cell table:style-name="ce50" office:value-type="float" office:value="100.010875" calcext:value-type="float">
            <text:p>100.01</text:p>
          </table:table-cell>
          <table:table-cell table:style-name="ce50" office:value-type="float" office:value="100.0119984" calcext:value-type="float">
            <text:p>100.01</text:p>
          </table:table-cell>
          <table:table-cell table:style-name="ce50" office:value-type="float" office:value="0.00788078546794541" calcext:value-type="float">
            <text:p>0.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7" office:value-type="float" office:value="0.0399999999999636" calcext:value-type="float">
            <text:p>0.0400</text:p>
          </table:table-cell>
          <table:table-cell table:style-name="ce37" office:value-type="float" office:value="400" calcext:value-type="float">
            <text:p>400.0000</text:p>
          </table:table-cell>
          <table:table-cell table:style-name="ce37" office:value-type="float" office:value="0.194999999999936" calcext:value-type="float">
            <text:p>0.1950</text:p>
          </table:table-cell>
          <table:table-cell table:style-name="ce37" office:value-type="float" office:value="142.104" calcext:value-type="float">
            <text:p>142.1040</text:p>
          </table:table-cell>
          <table:table-cell table:style-name="ce37" office:value-type="float" office:value="239.415289871992" calcext:value-type="float">
            <text:p>239.41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35000000000036" calcext:value-type="float">
            <text:p>0.3350</text:p>
          </table:table-cell>
          <table:table-cell office:value-type="float" office:value="0.334400000000014" calcext:value-type="float">
            <text:p>0.3344</text:p>
          </table:table-cell>
          <table:table-cell office:value-type="float" office:value="0.118028014661342" calcext:value-type="float">
            <text:p>0.118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10000000000127" calcext:value-type="float">
            <text:p>0.1100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0.384999999999991" calcext:value-type="float">
            <text:p>0.3850</text:p>
          </table:table-cell>
          <table:table-cell office:value-type="float" office:value="0.381199999999981" calcext:value-type="float">
            <text:p>0.3812</text:p>
          </table:table-cell>
          <table:table-cell office:value-type="float" office:value="0.157038926670204" calcext:value-type="float">
            <text:p>0.157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7"/>
          <table:table-cell table:style-name="ce49" office:value-type="float" office:value="27" calcext:value-type="float">
            <text:p>27</text:p>
          </table:table-cell>
          <table:table-cell table:style-name="ce50" office:value-type="float" office:value="0.012213847" calcext:value-type="float">
            <text:p>0.01</text:p>
          </table:table-cell>
          <table:table-cell table:style-name="ce50" office:value-type="float" office:value="200" calcext:value-type="float">
            <text:p>200.00</text:p>
          </table:table-cell>
          <table:table-cell table:style-name="ce50" office:value-type="float" office:value="0.55000621" calcext:value-type="float">
            <text:p>0.55</text:p>
          </table:table-cell>
          <table:table-cell table:style-name="ce50" office:value-type="float" office:value="12.50540447834" calcext:value-type="float">
            <text:p>12.51</text:p>
          </table:table-cell>
          <table:table-cell table:style-name="ce50" office:value-type="float" office:value="49.3517721890317" calcext:value-type="float">
            <text:p>49.35</text:p>
          </table:table-cell>
          <table:table-cell table:style-name="ce49" office:value-type="float" office:value="27" calcext:value-type="float">
            <text:p>27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200.00099" calcext:value-type="float">
            <text:p>200.00</text:p>
          </table:table-cell>
          <table:table-cell table:style-name="ce50" office:value-type="float" office:value="0.73266529" calcext:value-type="float">
            <text:p>0.73</text:p>
          </table:table-cell>
          <table:table-cell table:style-name="ce50" office:value-type="float" office:value="45.987848133266" calcext:value-type="float">
            <text:p>45.99</text:p>
          </table:table-cell>
          <table:table-cell table:style-name="ce50" office:value-type="float" office:value="95.0779059873669" calcext:value-type="float">
            <text:p>95.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7" office:value-type="float" office:value="342.72" calcext:value-type="float">
            <text:p>342.7200</text:p>
          </table:table-cell>
          <table:table-cell table:number-columns-repeated="2" table:style-name="ce37" office:value-type="float" office:value="356.83" calcext:value-type="float">
            <text:p>356.8300</text:p>
          </table:table-cell>
          <table:table-cell table:style-name="ce37" office:value-type="float" office:value="354.494" calcext:value-type="float">
            <text:p>354.4940</text:p>
          </table:table-cell>
          <table:table-cell table:style-name="ce37" office:value-type="float" office:value="5.51863300139464" calcext:value-type="float">
            <text:p>5.518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836" calcext:value-type="float">
            <text:p>342.1836</text:p>
          </table:table-cell>
          <table:table-cell office:value-type="float" office:value="3.83142857142853" calcext:value-type="float">
            <text:p>3.831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43.0022" calcext:value-type="float">
            <text:p>343.0022</text:p>
          </table:table-cell>
          <table:table-cell office:value-type="float" office:value="2.0157142857143" calcext:value-type="float">
            <text:p>2.015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7"/>
          <table:table-cell table:style-name="ce49" office:value-type="float" office:value="28" calcext:value-type="float">
            <text:p>28</text:p>
          </table:table-cell>
          <table:table-cell table:number-columns-repeated="4" table:style-name="ce50" office:value-type="float" office:value="200" calcext:value-type="float">
            <text:p>200.00</text:p>
          </table:table-cell>
          <table:table-cell table:style-name="ce50" office:value-type="float" office:value="0" calcext:value-type="float">
            <text:p>0.00</text:p>
          </table:table-cell>
          <table:table-cell table:style-name="ce49" office:value-type="float" office:value="28" calcext:value-type="float">
            <text:p>28</text:p>
          </table:table-cell>
          <table:table-cell table:number-columns-repeated="4" table:style-name="ce50" office:value-type="float" office:value="200" calcext:value-type="float">
            <text:p>200.00</text:p>
          </table:table-cell>
          <table:table-cell table:style-name="ce5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table:style-name="ce37" office:value-type="float" office:value="100" calcext:value-type="float">
            <text:p>100.0000</text:p>
          </table:table-cell>
          <table:table-cell table:style-name="ce37" office:value-type="float" office:value="0" calcext:value-type="float">
            <text:p>0.000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7"/>
          <table:table-cell table:style-name="ce49" office:value-type="float" office:value="29" calcext:value-type="float">
            <text:p>29</text:p>
          </table:table-cell>
          <table:table-cell table:style-name="ce50" office:value-type="float" office:value="178.17392" calcext:value-type="float">
            <text:p>178.17</text:p>
          </table:table-cell>
          <table:table-cell table:style-name="ce50" office:value-type="float" office:value="223.23904" calcext:value-type="float">
            <text:p>223.24</text:p>
          </table:table-cell>
          <table:table-cell table:style-name="ce50" office:value-type="float" office:value="221.76056" calcext:value-type="float">
            <text:p>221.76</text:p>
          </table:table-cell>
          <table:table-cell table:style-name="ce50" office:value-type="float" office:value="216.148984" calcext:value-type="float">
            <text:p>216.15</text:p>
          </table:table-cell>
          <table:table-cell table:style-name="ce50" office:value-type="float" office:value="12.7073702395178" calcext:value-type="float">
            <text:p>12.71</text:p>
          </table:table-cell>
          <table:table-cell table:style-name="ce49" office:value-type="float" office:value="29" calcext:value-type="float">
            <text:p>29</text:p>
          </table:table-cell>
          <table:table-cell table:number-columns-repeated="4" table:style-name="ce50" office:value-type="float" office:value="200" calcext:value-type="float">
            <text:p>200.00</text:p>
          </table:table-cell>
          <table:table-cell table:style-name="ce5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7" office:value-type="float" office:value="184.35" calcext:value-type="float">
            <text:p>184.3500</text:p>
          </table:table-cell>
          <table:table-cell table:style-name="ce37" office:value-type="float" office:value="476.37" calcext:value-type="float">
            <text:p>476.3700</text:p>
          </table:table-cell>
          <table:table-cell table:style-name="ce37" office:value-type="float" office:value="196.52" calcext:value-type="float">
            <text:p>196.5200</text:p>
          </table:table-cell>
          <table:table-cell table:style-name="ce37" office:value-type="float" office:value="200.8344" calcext:value-type="float">
            <text:p>200.8344</text:p>
          </table:table-cell>
          <table:table-cell table:style-name="ce37" office:value-type="float" office:value="40.27979338455" calcext:value-type="float">
            <text:p>40.27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8" calcext:value-type="float">
            <text:p>184.3508</text:p>
          </table:table-cell>
          <table:table-cell office:value-type="float" office:value="0.00451753951456323" calcext:value-type="float">
            <text:p>0.004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9" calcext:value-type="float">
            <text:p>184.3590</text:p>
          </table:table-cell>
          <table:table-cell office:value-type="float" office:value="0.0253546276420246" calcext:value-type="float">
            <text:p>0.025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7"/>
          <table:table-cell table:style-name="ce49" office:value-type="float" office:value="30" calcext:value-type="float">
            <text:p>30</text:p>
          </table:table-cell>
          <table:table-cell table:style-name="ce50" office:value-type="float" office:value="200" calcext:value-type="float">
            <text:p>200.00</text:p>
          </table:table-cell>
          <table:table-cell table:style-name="ce50" office:value-type="float" office:value="501.29427" calcext:value-type="float">
            <text:p>501.29</text:p>
          </table:table-cell>
          <table:table-cell table:style-name="ce50" office:value-type="float" office:value="462.30682" calcext:value-type="float">
            <text:p>462.31</text:p>
          </table:table-cell>
          <table:table-cell table:style-name="ce50" office:value-type="float" office:value="447.0797182" calcext:value-type="float">
            <text:p>447.08</text:p>
          </table:table-cell>
          <table:table-cell table:style-name="ce50" office:value-type="float" office:value="63.8109931752435" calcext:value-type="float">
            <text:p>63.81</text:p>
          </table:table-cell>
          <table:table-cell table:style-name="ce49" office:value-type="float" office:value="30" calcext:value-type="float">
            <text:p>30</text:p>
          </table:table-cell>
          <table:table-cell table:style-name="ce50" office:value-type="float" office:value="200" calcext:value-type="float">
            <text:p>200.00</text:p>
          </table:table-cell>
          <table:table-cell table:style-name="ce50" office:value-type="float" office:value="550.72761" calcext:value-type="float">
            <text:p>550.73</text:p>
          </table:table-cell>
          <table:table-cell table:style-name="ce50" office:value-type="float" office:value="462.30682" calcext:value-type="float">
            <text:p>462.31</text:p>
          </table:table-cell>
          <table:table-cell table:style-name="ce50" office:value-type="float" office:value="405.0953944" calcext:value-type="float">
            <text:p>405.10</text:p>
          </table:table-cell>
          <table:table-cell table:style-name="ce50" office:value-type="float" office:value="137.315503985256" calcext:value-type="float">
            <text:p>137.32</text:p>
          </table:table-cell>
        </table:table-row>
        <table:table-row table:style-name="ro1">
          <table:table-cell/>
          <table:table-cell table:style-name="ce36" table:formula="of:=AVERAGE([.B3:.B32])" office:value-type="float" office:value="41.8863333333333" calcext:value-type="float">
            <text:p>41.8863333333</text:p>
          </table:table-cell>
          <table:table-cell table:style-name="ce36" table:formula="of:=AVERAGE([.C3:.C32])" office:value-type="float" office:value="66.5631666666667" calcext:value-type="float">
            <text:p>66.5631666667</text:p>
          </table:table-cell>
          <table:table-cell table:style-name="ce36" table:formula="of:=AVERAGE([.D3:.D32])" office:value-type="float" office:value="42.798" calcext:value-type="float">
            <text:p>42.798</text:p>
          </table:table-cell>
          <table:table-cell table:style-name="ce36" table:formula="of:=AVERAGE([.E3:.E32])" office:value-type="float" office:value="47.664488" calcext:value-type="float">
            <text:p>47.664488</text:p>
          </table:table-cell>
          <table:table-cell table:style-name="ce36" table:formula="of:=AVERAGE([.F3:.F32])" office:value-type="float" office:value="9.77283175062835" calcext:value-type="float">
            <text:p>9.7728317506</text:p>
          </table:table-cell>
          <table:table-cell table:number-columns-repeated="2"/>
          <table:table-cell table:style-name="Default" table:formula="of:=AVERAGE([.I3:.I32])" office:value-type="float" office:value="40.9956666666667" calcext:value-type="float">
            <text:p>40.9956666667</text:p>
          </table:table-cell>
          <table:table-cell table:style-name="Default" table:formula="of:=AVERAGE([.J3:.J32])" office:value-type="float" office:value="41.9263333333333" calcext:value-type="float">
            <text:p>41.9263333333</text:p>
          </table:table-cell>
          <table:table-cell table:style-name="Default" table:formula="of:=AVERAGE([.K3:.K32])" office:value-type="float" office:value="41.9042666666667" calcext:value-type="float">
            <text:p>41.9042666667</text:p>
          </table:table-cell>
          <table:table-cell table:style-name="Default" table:formula="of:=AVERAGE([.L3:.L32])" office:value-type="float" office:value="41.8871533333333" calcext:value-type="float">
            <text:p>41.8871533333</text:p>
          </table:table-cell>
          <table:table-cell table:style-name="Default" table:formula="of:=AVERAGE([.M3:.M32])" office:value-type="float" office:value="0.140765080297122" calcext:value-type="float">
            <text:p>0.1407650803</text:p>
          </table:table-cell>
          <table:table-cell table:number-columns-repeated="2"/>
          <table:table-cell table:style-name="Default" table:formula="of:=AVERAGE([.P3:.P32])" office:value-type="float" office:value="30.907" calcext:value-type="float">
            <text:p>30.907</text:p>
          </table:table-cell>
          <table:table-cell table:style-name="Default" table:formula="of:=AVERAGE([.Q3:.Q32])" office:value-type="float" office:value="42.3992666666667" calcext:value-type="float">
            <text:p>42.3992666667</text:p>
          </table:table-cell>
          <table:table-cell table:style-name="Default" table:formula="of:=AVERAGE([.R3:.R32])" office:value-type="float" office:value="41.9061" calcext:value-type="float">
            <text:p>41.9061</text:p>
          </table:table-cell>
          <table:table-cell table:style-name="Default" table:formula="of:=AVERAGE([.S3:.S32])" office:value-type="float" office:value="41.6972293333333" calcext:value-type="float">
            <text:p>41.6972293333</text:p>
          </table:table-cell>
          <table:table-cell table:style-name="Default" table:formula="of:=AVERAGE([.T3:.T32])" office:value-type="float" office:value="1.6506119637375" calcext:value-type="float">
            <text:p>1.6506119637</text:p>
          </table:table-cell>
          <table:table-cell table:number-columns-repeated="2"/>
          <table:table-cell table:style-name="Default" table:formula="of:=AVERAGE([.W3:.W32])" office:value-type="string" office:string-value="" calcext:value-type="error">
            <text:p>#DIV/0!</text:p>
          </table:table-cell>
          <table:table-cell table:style-name="Default" table:formula="of:=AVERAGE([.X3:.X32])" office:value-type="string" office:string-value="" calcext:value-type="error">
            <text:p>#DIV/0!</text:p>
          </table:table-cell>
          <table:table-cell table:style-name="Default" table:formula="of:=AVERAGE([.Y3:.Y32])" office:value-type="string" office:string-value="" calcext:value-type="error">
            <text:p>#DIV/0!</text:p>
          </table:table-cell>
          <table:table-cell table:style-name="Default" table:formula="of:=AVERAGE([.Z3:.Z32])" office:value-type="string" office:string-value="" calcext:value-type="error">
            <text:p>#DIV/0!</text:p>
          </table:table-cell>
          <table:table-cell table:style-name="Default" table:formula="of:=AVERAGE([.AA3:.AA32])" office:value-type="string" office:string-value="" calcext:value-type="error">
            <text:p>#DIV/0!</text:p>
          </table:table-cell>
          <table:table-cell table:number-columns-repeated="3"/>
          <table:table-cell table:style-name="ce44" table:formula="of:=AVERAGE([.AE3:.AE32])" office:value-type="float" office:value="35.948020777473" calcext:value-type="float">
            <text:p>35.95</text:p>
          </table:table-cell>
          <table:table-cell table:style-name="ce44" table:formula="of:=AVERAGE([.AF3:.AF32])" office:value-type="float" office:value="56.2217472042333" calcext:value-type="float">
            <text:p>56.22</text:p>
          </table:table-cell>
          <table:table-cell table:style-name="ce44" table:formula="of:=AVERAGE([.AG3:.AG32])" office:value-type="float" office:value="46.3995553955285" calcext:value-type="float">
            <text:p>46.40</text:p>
          </table:table-cell>
          <table:table-cell table:style-name="ce44" table:formula="of:=AVERAGE([.AH3:.AH32])" office:value-type="float" office:value="46.2126249428252" calcext:value-type="float">
            <text:p>46.21</text:p>
          </table:table-cell>
          <table:table-cell table:style-name="ce44" table:formula="of:=AVERAGE([.AI3:.AI32])" office:value-type="float" office:value="4.81046836177258" calcext:value-type="float">
            <text:p>4.81</text:p>
          </table:table-cell>
          <table:table-cell/>
          <table:table-cell table:style-name="ce44" table:formula="of:=AVERAGE([.AK3:.AK32])" office:value-type="float" office:value="36.6882799245682" calcext:value-type="float">
            <text:p>36.69</text:p>
          </table:table-cell>
          <table:table-cell table:style-name="ce44" table:formula="of:=AVERAGE([.AL3:.AL32])" office:value-type="float" office:value="66.7657846638333" calcext:value-type="float">
            <text:p>66.77</text:p>
          </table:table-cell>
          <table:table-cell table:style-name="ce44" table:formula="of:=AVERAGE([.AM3:.AM32])" office:value-type="float" office:value="47.7454805515133" calcext:value-type="float">
            <text:p>47.75</text:p>
          </table:table-cell>
          <table:table-cell table:style-name="ce44" table:formula="of:=AVERAGE([.AN3:.AN32])" office:value-type="float" office:value="48.249227039392" calcext:value-type="float">
            <text:p>48.25</text:p>
          </table:table-cell>
          <table:table-cell table:style-name="ce44" table:formula="of:=AVERAGE([.AO3:.AO32])" office:value-type="float" office:value="11.3004201094457" calcext:value-type="float">
            <text:p>11.30</text:p>
          </table:table-cell>
        </table:table-row>
        <table:table-row table:style-name="ro1">
          <table:table-cell table:style-name="ce30"/>
          <table:table-cell table:style-name="ce38"/>
          <table:table-cell table:style-name="ce38" office:value-type="string" calcext:value-type="string">
            <text:p>Solved</text:p>
          </table:table-cell>
          <table:table-cell table:style-name="ce38" table:formula="of:=COUNTIF([.E3:.E33];&quot;0&quot;)" office:value-type="float" office:value="10" calcext:value-type="float">
            <text:p>10</text:p>
          </table:table-cell>
          <table:table-cell table:style-name="ce38" table:number-columns-repeated="2"/>
          <table:table-cell table:style-name="ce42"/>
          <table:table-cell table:style-name="ce30"/>
          <table:table-cell table:style-name="ce38"/>
          <table:table-cell table:style-name="ce38" office:value-type="string" calcext:value-type="string">
            <text:p>Solved</text:p>
          </table:table-cell>
          <table:table-cell table:style-name="ce38" table:formula="of:=COUNTIF([.L3:.L33];&quot;0&quot;)" office:value-type="float" office:value="13" calcext:value-type="float">
            <text:p>13</text:p>
          </table:table-cell>
          <table:table-cell table:style-name="ce38" table:number-columns-repeated="2"/>
          <table:table-cell table:style-name="ce42"/>
          <table:table-cell table:style-name="ce30"/>
          <table:table-cell table:style-name="ce38"/>
          <table:table-cell table:style-name="ce38" office:value-type="string" calcext:value-type="string">
            <text:p>Solved</text:p>
          </table:table-cell>
          <table:table-cell table:style-name="ce38" table:formula="of:=COUNTIF([.S3:.S33];&quot;0&quot;)" office:value-type="float" office:value="13" calcext:value-type="float">
            <text:p>13</text:p>
          </table:table-cell>
          <table:table-cell table:style-name="ce38" table:number-columns-repeated="2"/>
          <table:table-cell table:style-name="ce42"/>
          <table:table-cell table:style-name="ce30"/>
          <table:table-cell table:style-name="ce38" table:number-columns-repeated="5"/>
          <table:table-cell table:style-name="ce42"/>
          <table:table-cell table:number-columns-repeated="3"/>
          <table:table-cell table:style-name="ce38" office:value-type="string" calcext:value-type="string">
            <text:p>Solved</text:p>
          </table:table-cell>
          <table:table-cell table:style-name="ce38" table:formula="of:=COUNTIF([.AH3:.AH33];&quot;0&quot;)" office:value-type="float" office:value="9" calcext:value-type="float">
            <text:p>9</text:p>
          </table:table-cell>
          <table:table-cell table:number-columns-repeated="4"/>
          <table:table-cell table:style-name="ce38" office:value-type="string" calcext:value-type="string">
            <text:p>Solved</text:p>
          </table:table-cell>
          <table:table-cell table:style-name="ce38" table:formula="of:=COUNTIF([.AN3:.AN33];&quot;0&quot;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1"/>
          <table:table-cell table:style-name="ce35" table:number-columns-repeated="5"/>
          <table:table-cell table:style-name="ce40"/>
          <table:table-cell table:style-name="ce31"/>
          <table:table-cell table:style-name="ce35" table:number-columns-repeated="5"/>
          <table:table-cell table:style-name="ce40"/>
          <table:table-cell table:style-name="ce31"/>
          <table:table-cell table:style-name="ce35" table:number-columns-repeated="5"/>
          <table:table-cell table:style-name="ce40"/>
          <table:table-cell table:style-name="ce31"/>
          <table:table-cell table:style-name="ce35" table:number-columns-repeated="5"/>
          <table:table-cell table:style-name="ce40"/>
          <table:table-cell table:number-columns-repeated="13"/>
        </table:table-row>
        <table:table-row table:style-name="ro2">
          <table:table-cell table:style-name="ce34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34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34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34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14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00000000001148" calcext:value-type="float">
            <text:p>0.0003</text:p>
          </table:table-cell>
          <table:table-cell office:value-type="float" office:value="0.000914732033922712" calcext:value-type="float">
            <text:p>0.00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string" calcext:value-type="string">
            <text:p>Función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200000000000955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79999999993288" calcext:value-type="float">
            <text:p>0.0004</text:p>
          </table:table-cell>
          <table:table-cell office:value-type="float" office:value="0.000685118789035246" calcext:value-type="float">
            <text:p>0.000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29999999999" calcext:value-type="float">
            <text:p>19.9830</text:p>
          </table:table-cell>
          <table:table-cell office:value-type="float" office:value="0" calcext:value-type="float">
            <text:p>0.0000</text:p>
          </table:table-cell>
          <table:table-cell office:value-type="float" office:value="4.37348" calcext:value-type="float">
            <text:p>4.3735</text:p>
          </table:table-cell>
          <table:table-cell office:value-type="float" office:value="17.7787765734591" calcext:value-type="float">
            <text:p>17.77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6.77524" calcext:value-type="float">
            <text:p>6.7752</text:p>
          </table:table-cell>
          <table:table-cell office:value-type="float" office:value="11.7376504602297" calcext:value-type="float">
            <text:p>11.7377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529999999999973" calcext:value-type="float">
            <text:p>0.0530</text:p>
          </table:table-cell>
          <table:table-cell office:value-type="float" office:value="0.00199999999995271" calcext:value-type="float">
            <text:p>0.0020</text:p>
          </table:table-cell>
          <table:table-cell office:value-type="float" office:value="0.010659999999998" calcext:value-type="float">
            <text:p>0.0107</text:p>
          </table:table-cell>
          <table:table-cell office:value-type="float" office:value="0.0147364604062952" calcext:value-type="float">
            <text:p>0.01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30000000000064" calcext:value-type="float">
            <text:p>0.043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2000000000044" calcext:value-type="float">
            <text:p>0.0015</text:p>
          </table:table-cell>
          <table:table-cell office:value-type="float" office:value="0.00774333156164072" calcext:value-type="float">
            <text:p>0.00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145999999999958" calcext:value-type="float">
            <text:p>0.146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692399999999952" calcext:value-type="float">
            <text:p>0.0692</text:p>
          </table:table-cell>
          <table:table-cell office:value-type="float" office:value="0.0613886913736126" calcext:value-type="float">
            <text:p>0.06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29999999999995" calcext:value-type="float">
            <text:p>0.1300</text:p>
          </table:table-cell>
          <table:table-cell office:value-type="float" office:value="0.0639999999999645" calcext:value-type="float">
            <text:p>0.0640</text:p>
          </table:table-cell>
          <table:table-cell office:value-type="float" office:value="0.0631800000000021" calcext:value-type="float">
            <text:p>0.0632</text:p>
          </table:table-cell>
          <table:table-cell office:value-type="float" office:value="0.0252388589282414" calcext:value-type="float">
            <text:p>0.02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0000000000464" calcext:value-type="float">
            <text:p>0.099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562799999999993" calcext:value-type="float">
            <text:p>0.0563</text:p>
          </table:table-cell>
          <table:table-cell office:value-type="float" office:value="0.0473135438174699" calcext:value-type="float">
            <text:p>0.0473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.33079999999996" calcext:value-type="float">
            <text:p>2.3308</text:p>
          </table:table-cell>
          <table:table-cell office:value-type="float" office:value="4.37317425461471" calcext:value-type="float">
            <text:p>4.373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3199999999988" calcext:value-type="float">
            <text:p>0.0132</text:p>
          </table:table-cell>
          <table:table-cell office:value-type="float" office:value="0.0284282124887347" calcext:value-type="float">
            <text:p>0.02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1.63839999999998" calcext:value-type="float">
            <text:p>1.6384</text:p>
          </table:table-cell>
          <table:table-cell office:value-type="float" office:value="2.2782350848938" calcext:value-type="float">
            <text:p>2.278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00</text:p>
          </table:table-cell>
          <table:table-cell office:value-type="float" office:value="12.51" calcext:value-type="float">
            <text:p>12.51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3.78039999999999" calcext:value-type="float">
            <text:p>3.7804</text:p>
          </table:table-cell>
          <table:table-cell office:value-type="float" office:value="3.00206663510869" calcext:value-type="float">
            <text:p>3.0021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9999999999636" calcext:value-type="float">
            <text:p>0.0004</text:p>
          </table:table-cell>
          <table:table-cell office:value-type="float" office:value="0.00202030508910258" calcext:value-type="float">
            <text:p>0.0020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09999999999627" calcext:value-type="float">
            <text:p>0.0410</text:p>
          </table:table-cell>
          <table:table-cell office:value-type="float" office:value="0.0137766439442631" calcext:value-type="float">
            <text:p>0.01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3999999999623" calcext:value-type="float">
            <text:p>0.0414</text:p>
          </table:table-cell>
          <table:table-cell office:value-type="float" office:value="0.0163507473460703" calcext:value-type="float">
            <text:p>0.0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49999999999682" calcext:value-type="float">
            <text:p>0.0350</text:p>
          </table:table-cell>
          <table:table-cell office:value-type="float" office:value="0.0385999999999649" calcext:value-type="float">
            <text:p>0.0386</text:p>
          </table:table-cell>
          <table:table-cell office:value-type="float" office:value="0.0261471503110093" calcext:value-type="float">
            <text:p>0.02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1999999999716" calcext:value-type="float">
            <text:p>0.0312</text:p>
          </table:table-cell>
          <table:table-cell office:value-type="float" office:value="0.0184058553238763" calcext:value-type="float">
            <text:p>0.0184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13999999999805" calcext:value-type="float">
            <text:p>0.0214</text:p>
          </table:table-cell>
          <table:table-cell office:value-type="float" office:value="0.0122057196361568" calcext:value-type="float">
            <text:p>0.01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5999999999713" calcext:value-type="float">
            <text:p>0.0316</text:p>
          </table:table-cell>
          <table:table-cell office:value-type="float" office:value="0.0153861851632274" calcext:value-type="float">
            <text:p>0.01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49999999999682" calcext:value-type="float">
            <text:p>0.0350</text:p>
          </table:table-cell>
          <table:table-cell office:value-type="float" office:value="0.0359999999999673" calcext:value-type="float">
            <text:p>0.0360</text:p>
          </table:table-cell>
          <table:table-cell office:value-type="float" office:value="0.012289036095764" calcext:value-type="float">
            <text:p>0.01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1999999999725" calcext:value-type="float">
            <text:p>0.0302</text:p>
          </table:table-cell>
          <table:table-cell office:value-type="float" office:value="0.023255457994407" calcext:value-type="float">
            <text:p>0.0233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61800000000007" calcext:value-type="float">
            <text:p>0.2618</text:p>
          </table:table-cell>
          <table:table-cell office:value-type="float" office:value="0.217466863532651" calcext:value-type="float">
            <text:p>0.21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" calcext:value-type="float">
            <text:p>0.50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52599999999998" calcext:value-type="float">
            <text:p>0.2526</text:p>
          </table:table-cell>
          <table:table-cell office:value-type="float" office:value="0.183007750477196" calcext:value-type="float">
            <text:p>0.18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4399999999991" calcext:value-type="float">
            <text:p>0.2544</text:p>
          </table:table-cell>
          <table:table-cell office:value-type="float" office:value="0.12057684483432" calcext:value-type="float">
            <text:p>0.12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35000000000014" calcext:value-type="float">
            <text:p>0.2350</text:p>
          </table:table-cell>
          <table:table-cell office:value-type="float" office:value="0.210199999999982" calcext:value-type="float">
            <text:p>0.2102</text:p>
          </table:table-cell>
          <table:table-cell office:value-type="float" office:value="0.15712337541575" calcext:value-type="float">
            <text:p>0.1571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40199999999968" calcext:value-type="float">
            <text:p>0.0402</text:p>
          </table:table-cell>
          <table:table-cell office:value-type="float" office:value="0.0446528560230808" calcext:value-type="float">
            <text:p>0.04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921999999999252" calcext:value-type="float">
            <text:p>0.0922</text:p>
          </table:table-cell>
          <table:table-cell office:value-type="float" office:value="0.020354009783964" calcext:value-type="float">
            <text:p>0.02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06999999999953" calcext:value-type="float">
            <text:p>0.1070</text:p>
          </table:table-cell>
          <table:table-cell office:value-type="float" office:value="0.0521183895628771" calcext:value-type="float">
            <text:p>0.05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30799999999977" calcext:value-type="float">
            <text:p>0.1308</text:p>
          </table:table-cell>
          <table:table-cell office:value-type="float" office:value="0.0591090310445781" calcext:value-type="float">
            <text:p>0.0591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105000000000018" calcext:value-type="float">
            <text:p>0.1050</text:p>
          </table:table-cell>
          <table:table-cell office:value-type="float" office:value="0.11760000000002" calcext:value-type="float">
            <text:p>0.1176</text:p>
          </table:table-cell>
          <table:table-cell office:value-type="float" office:value="0.158745078663903" calcext:value-type="float">
            <text:p>0.158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0714000000000124" calcext:value-type="float">
            <text:p>0.0714</text:p>
          </table:table-cell>
          <table:table-cell office:value-type="float" office:value="0.137477270848699" calcext:value-type="float">
            <text:p>0.1375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99999999998" calcext:value-type="float">
            <text:p>0.0022</text:p>
          </table:table-cell>
          <table:table-cell office:value-type="float" office:value="0.00473803541478912" calcext:value-type="float">
            <text:p>0.004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19999999999254" calcext:value-type="float">
            <text:p>0.0082</text:p>
          </table:table-cell>
          <table:table-cell office:value-type="float" office:value="0.00742307488957415" calcext:value-type="float">
            <text:p>0.00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59999999999309" calcext:value-type="float">
            <text:p>0.0076</text:p>
          </table:table-cell>
          <table:table-cell office:value-type="float" office:value="0.0101015254455129" calcext:value-type="float">
            <text:p>0.01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9999999999727" calcext:value-type="float">
            <text:p>0.0030</text:p>
          </table:table-cell>
          <table:table-cell office:value-type="float" office:value="0.00868966075756098" calcext:value-type="float">
            <text:p>0.0087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9999999999854" calcext:value-type="float">
            <text:p>0.0016</text:p>
          </table:table-cell>
          <table:table-cell office:value-type="float" office:value="0.0067005939425988" calcext:value-type="float">
            <text:p>0.006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99999999996" calcext:value-type="float">
            <text:p>0.0044</text:p>
          </table:table-cell>
          <table:table-cell office:value-type="float" office:value="0.00925820099771709" calcext:value-type="float">
            <text:p>0.00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49999999999864" calcext:value-type="float">
            <text:p>0.0150</text:p>
          </table:table-cell>
          <table:table-cell office:value-type="float" office:value="0.01099999999999" calcext:value-type="float">
            <text:p>0.0110</text:p>
          </table:table-cell>
          <table:table-cell office:value-type="float" office:value="0.0157142857142714" calcext:value-type="float">
            <text:p>0.0157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99999999999091" calcext:value-type="float">
            <text:p>0.0010</text:p>
          </table:table-cell>
          <table:table-cell office:value-type="float" office:value="0.00958314847499038" calcext:value-type="float">
            <text:p>0.00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9999999999891" calcext:value-type="float">
            <text:p>0.0012</text:p>
          </table:table-cell>
          <table:table-cell office:value-type="float" office:value="0.00349927106111564" calcext:value-type="float">
            <text:p>0.0035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.0767317085828207" calcext:value-type="float">
            <text:p>0.07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60000000000764" calcext:value-type="float">
            <text:p>0.0066</text:p>
          </table:table-cell>
          <table:table-cell office:value-type="float" office:value="0.0443317732833739" calcext:value-type="float">
            <text:p>0.044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200000000004366" calcext:value-type="float">
            <text:p>0.0002</text:p>
          </table:table-cell>
          <table:table-cell office:value-type="float" office:value="0.00142857142860261" calcext:value-type="float">
            <text:p>0.0014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20000000006621" calcext:value-type="float">
            <text:p>0.0072</text:p>
          </table:table-cell>
          <table:table-cell office:value-type="float" office:value="0.0104978131834177" calcext:value-type="float">
            <text:p>0.010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60000000004584" calcext:value-type="float">
            <text:p>0.0046</text:p>
          </table:table-cell>
          <table:table-cell office:value-type="float" office:value="0.00892142571205722" calcext:value-type="float">
            <text:p>0.008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40000000001601" calcext:value-type="float">
            <text:p>0.0024</text:p>
          </table:table-cell>
          <table:table-cell office:value-type="float" office:value="0.00638876565002264" calcext:value-type="float">
            <text:p>0.00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20000000002801" calcext:value-type="float">
            <text:p>0.0042</text:p>
          </table:table-cell>
          <table:table-cell office:value-type="float" office:value="0.0093677693204774" calcext:value-type="float">
            <text:p>0.0094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" calcext:value-type="float">
            <text:p>100.0000</text:p>
          </table:table-cell>
          <table:table-cell office:value-type="float" office:value="66.0044000000001" calcext:value-type="float">
            <text:p>66.0044</text:p>
          </table:table-cell>
          <table:table-cell office:value-type="float" office:value="82.0704032262197" calcext:value-type="float">
            <text:p>82.070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2" calcext:value-type="float">
            <text:p>52.0000</text:p>
          </table:table-cell>
          <table:table-cell office:value-type="float" office:value="72.8431359084684" calcext:value-type="float">
            <text:p>72.843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34.9927106111883" calcext:value-type="float">
            <text:p>34.99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8" calcext:value-type="float">
            <text:p>8.0000</text:p>
          </table:table-cell>
          <table:table-cell office:value-type="float" office:value="96.890428330361" calcext:value-type="float">
            <text:p>96.8904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2.66119999999983" calcext:value-type="float">
            <text:p>2.6612</text:p>
          </table:table-cell>
          <table:table-cell office:value-type="float" office:value="14.1839784580336" calcext:value-type="float">
            <text:p>14.184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0000000000146" calcext:value-type="float">
            <text:p>0.84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71.2049999999999" calcext:value-type="float">
            <text:p>71.2050</text:p>
          </table:table-cell>
          <table:table-cell office:value-type="float" office:value="68.2978" calcext:value-type="float">
            <text:p>68.2978</text:p>
          </table:table-cell>
          <table:table-cell office:value-type="float" office:value="47.4130684430325" calcext:value-type="float">
            <text:p>47.413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900000000001455" calcext:value-type="float">
            <text:p>0.09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46.615" calcext:value-type="float">
            <text:p>46.6150</text:p>
          </table:table-cell>
          <table:table-cell office:value-type="float" office:value="53.3094" calcext:value-type="float">
            <text:p>53.3094</text:p>
          </table:table-cell>
          <table:table-cell office:value-type="float" office:value="61.4065835232671" calcext:value-type="float">
            <text:p>61.406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860000000000127" calcext:value-type="float">
            <text:p>0.86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58.6200000000001" calcext:value-type="float">
            <text:p>58.6200</text:p>
          </table:table-cell>
          <table:table-cell office:value-type="float" office:value="55.9828" calcext:value-type="float">
            <text:p>55.9828</text:p>
          </table:table-cell>
          <table:table-cell office:value-type="float" office:value="51.3464342501412" calcext:value-type="float">
            <text:p>51.346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869999999999891" calcext:value-type="float">
            <text:p>0.87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61.22" calcext:value-type="float">
            <text:p>61.2200</text:p>
          </table:table-cell>
          <table:table-cell office:value-type="float" office:value="58.3914" calcext:value-type="float">
            <text:p>58.3914</text:p>
          </table:table-cell>
          <table:table-cell office:value-type="float" office:value="50.3833337158881" calcext:value-type="float">
            <text:p>50.3833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809999999999945" calcext:value-type="float">
            <text:p>0.8100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0.452000000000016" calcext:value-type="float">
            <text:p>0.4520</text:p>
          </table:table-cell>
          <table:table-cell office:value-type="float" office:value="0.296283096833914" calcext:value-type="float">
            <text:p>0.296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654999999999973" calcext:value-type="float">
            <text:p>0.6550</text:p>
          </table:table-cell>
          <table:table-cell office:value-type="float" office:value="0.657799999999997" calcext:value-type="float">
            <text:p>0.6578</text:p>
          </table:table-cell>
          <table:table-cell office:value-type="float" office:value="0.209610912630691" calcext:value-type="float">
            <text:p>0.20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1.32999999999993" calcext:value-type="float">
            <text:p>1.3300</text:p>
          </table:table-cell>
          <table:table-cell office:value-type="float" office:value="0.785000000000082" calcext:value-type="float">
            <text:p>0.7850</text:p>
          </table:table-cell>
          <table:table-cell office:value-type="float" office:value="0.786799999999967" calcext:value-type="float">
            <text:p>0.7868</text:p>
          </table:table-cell>
          <table:table-cell office:value-type="float" office:value="0.251314909373669" calcext:value-type="float">
            <text:p>0.251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1.34999999999991" calcext:value-type="float">
            <text:p>1.3500</text:p>
          </table:table-cell>
          <table:table-cell office:value-type="float" office:value="0.855000000000018" calcext:value-type="float">
            <text:p>0.8550</text:p>
          </table:table-cell>
          <table:table-cell office:value-type="float" office:value="0.879199999999983" calcext:value-type="float">
            <text:p>0.8792</text:p>
          </table:table-cell>
          <table:table-cell office:value-type="float" office:value="0.196146550792445" calcext:value-type="float">
            <text:p>0.1961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45.8734" calcext:value-type="float">
            <text:p>345.8734</text:p>
          </table:table-cell>
          <table:table-cell office:value-type="float" office:value="21.8535080544455" calcext:value-type="float">
            <text:p>21.853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20.605" calcext:value-type="float">
            <text:p>320.6050</text:p>
          </table:table-cell>
          <table:table-cell office:value-type="float" office:value="85.8234098576363" calcext:value-type="float">
            <text:p>85.823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49.4988" calcext:value-type="float">
            <text:p>249.4988</text:p>
          </table:table-cell>
          <table:table-cell office:value-type="float" office:value="197.438382307401" calcext:value-type="float">
            <text:p>197.438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41.683" calcext:value-type="float">
            <text:p>41.6830</text:p>
          </table:table-cell>
          <table:table-cell office:value-type="float" office:value="121.775826536187" calcext:value-type="float">
            <text:p>121.7758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094" calcext:value-type="float">
            <text:p>100.0094</text:p>
          </table:table-cell>
          <table:table-cell office:value-type="float" office:value="0.0104001569848599" calcext:value-type="float">
            <text:p>0.010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6" calcext:value-type="float">
            <text:p>100.0006</text:p>
          </table:table-cell>
          <table:table-cell office:value-type="float" office:value="0.00247435829658098" calcext:value-type="float">
            <text:p>0.0025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2" calcext:value-type="float">
            <text:p>184.3502</text:p>
          </table:table-cell>
          <table:table-cell office:value-type="float" office:value="0.00142857142860261" calcext:value-type="float">
            <text:p>0.00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1" calcext:value-type="float">
            <text:p>184.5100</text:p>
          </table:table-cell>
          <table:table-cell office:value-type="float" office:value="184.37" calcext:value-type="float">
            <text:p>184.3700</text:p>
          </table:table-cell>
          <table:table-cell office:value-type="float" office:value="184.3796" calcext:value-type="float">
            <text:p>184.3796</text:p>
          </table:table-cell>
          <table:table-cell office:value-type="float" office:value="0.0487810602256637" calcext:value-type="float">
            <text:p>0.048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5" calcext:value-type="float">
            <text:p>184.6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914" calcext:value-type="float">
            <text:p>184.3914</text:p>
          </table:table-cell>
          <table:table-cell office:value-type="float" office:value="0.0563697704484012" calcext:value-type="float">
            <text:p>0.05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6" calcext:value-type="float">
            <text:p>184.56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48" calcext:value-type="float">
            <text:p>184.4048</text:p>
          </table:table-cell>
          <table:table-cell office:value-type="float" office:value="0.0851649060617411" calcext:value-type="float">
            <text:p>0.0852</text:p>
          </table:table-cell>
          <table:table-cell table:number-columns-repeated="14"/>
        </table:table-row>
        <table:table-row table:style-name="ro1">
          <table:table-cell/>
          <table:table-cell table:style-name="Default" table:formula="of:=AVERAGE([.B38:.B67])" office:value-type="float" office:value="22.8726666666667" calcext:value-type="float">
            <text:p>22.8726666667</text:p>
          </table:table-cell>
          <table:table-cell table:style-name="Default" table:formula="of:=AVERAGE([.C38:.C67])" office:value-type="float" office:value="35.2908333333333" calcext:value-type="float">
            <text:p>35.2908333333</text:p>
          </table:table-cell>
          <table:table-cell table:style-name="Default" table:formula="of:=AVERAGE([.D38:.D67])" office:value-type="float" office:value="30.4713333333333" calcext:value-type="float">
            <text:p>30.4713333333</text:p>
          </table:table-cell>
          <table:table-cell table:style-name="Default" table:formula="of:=AVERAGE([.E38:.E67])" office:value-type="float" office:value="29.016396" calcext:value-type="float">
            <text:p>29.016396</text:p>
          </table:table-cell>
          <table:table-cell table:style-name="Default" table:formula="of:=AVERAGE([.F38:.F67])" office:value-type="float" office:value="5.691645314178" calcext:value-type="float">
            <text:p>5.6916453142</text:p>
          </table:table-cell>
          <table:table-cell table:number-columns-repeated="2"/>
          <table:table-cell table:style-name="Default" table:formula="of:=AVERAGE([.I38:.I67])" office:value-type="float" office:value="12.8240666666667" calcext:value-type="float">
            <text:p>12.8240666667</text:p>
          </table:table-cell>
          <table:table-cell table:style-name="Default" table:formula="of:=AVERAGE([.J38:.J67])" office:value-type="float" office:value="31.4686333333333" calcext:value-type="float">
            <text:p>31.4686333333</text:p>
          </table:table-cell>
          <table:table-cell table:style-name="Default" table:formula="of:=AVERAGE([.K38:.K67])" office:value-type="float" office:value="29.1628666666667" calcext:value-type="float">
            <text:p>29.1628666667</text:p>
          </table:table-cell>
          <table:table-cell table:style-name="Default" table:formula="of:=AVERAGE([.L38:.L67])" office:value-type="float" office:value="27.0494233333333" calcext:value-type="float">
            <text:p>27.0494233333</text:p>
          </table:table-cell>
          <table:table-cell table:style-name="Default" table:formula="of:=AVERAGE([.M38:.M67])" office:value-type="float" office:value="7.35781079838163" calcext:value-type="float">
            <text:p>7.3578107984</text:p>
          </table:table-cell>
          <table:table-cell table:number-columns-repeated="2"/>
          <table:table-cell table:style-name="Default" table:formula="of:=AVERAGE([.P38:.P67])" office:value-type="float" office:value="12.858" calcext:value-type="float">
            <text:p>12.858</text:p>
          </table:table-cell>
          <table:table-cell table:style-name="Default" table:formula="of:=AVERAGE([.Q38:.Q67])" office:value-type="float" office:value="32.3655333333333" calcext:value-type="float">
            <text:p>32.3655333333</text:p>
          </table:table-cell>
          <table:table-cell table:style-name="Default" table:formula="of:=AVERAGE([.R38:.R67])" office:value-type="float" office:value="26.7193" calcext:value-type="float">
            <text:p>26.7193</text:p>
          </table:table-cell>
          <table:table-cell table:style-name="Default" table:formula="of:=AVERAGE([.S38:.S67])" office:value-type="float" office:value="23.6395993333333" calcext:value-type="float">
            <text:p>23.6395993333</text:p>
          </table:table-cell>
          <table:table-cell table:style-name="Default" table:formula="of:=AVERAGE([.T38:.T67])" office:value-type="float" office:value="10.1474365776732" calcext:value-type="float">
            <text:p>10.1474365777</text:p>
          </table:table-cell>
          <table:table-cell table:number-columns-repeated="2"/>
          <table:table-cell table:style-name="Default" table:formula="of:=AVERAGE([.W38:.W67])" office:value-type="float" office:value="12.8713333333333" calcext:value-type="float">
            <text:p>12.8713333333</text:p>
          </table:table-cell>
          <table:table-cell table:style-name="Default" table:formula="of:=AVERAGE([.X38:.X67])" office:value-type="float" office:value="32.5623" calcext:value-type="float">
            <text:p>32.5623</text:p>
          </table:table-cell>
          <table:table-cell table:style-name="Default" table:formula="of:=AVERAGE([.Y38:.Y67])" office:value-type="float" office:value="15.0173" calcext:value-type="float">
            <text:p>15.0173</text:p>
          </table:table-cell>
          <table:table-cell table:style-name="Default" table:formula="of:=AVERAGE([.Z38:.Z67])" office:value-type="float" office:value="16.8154706666667" calcext:value-type="float">
            <text:p>16.8154706667</text:p>
          </table:table-cell>
          <table:table-cell table:style-name="Default" table:formula="of:=AVERAGE([.AA38:.AA67])" office:value-type="float" office:value="9.48513405108148" calcext:value-type="float">
            <text:p>9.4851340511</text:p>
          </table:table-cell>
          <table:table-cell table:number-columns-repeated="14"/>
        </table:table-row>
        <table:table-row table:style-name="ro1">
          <table:table-cell table:style-name="ce30"/>
          <table:table-cell table:style-name="ce38"/>
          <table:table-cell table:style-name="ce38" office:value-type="string" calcext:value-type="string">
            <text:p>Solved</text:p>
          </table:table-cell>
          <table:table-cell table:style-name="ce38" table:formula="of:=COUNTIF([.E38:.E68];&quot;0&quot;)" office:value-type="float" office:value="10" calcext:value-type="float">
            <text:p>10</text:p>
          </table:table-cell>
          <table:table-cell table:style-name="ce38" table:number-columns-repeated="2"/>
          <table:table-cell table:style-name="ce42"/>
          <table:table-cell table:style-name="ce30"/>
          <table:table-cell table:style-name="ce38"/>
          <table:table-cell table:style-name="ce38" office:value-type="string" calcext:value-type="string">
            <text:p>Solved</text:p>
          </table:table-cell>
          <table:table-cell table:style-name="ce38" table:formula="of:=COUNTIF([.L38:.L68];&quot;0&quot;)" office:value-type="float" office:value="13" calcext:value-type="float">
            <text:p>13</text:p>
          </table:table-cell>
          <table:table-cell table:style-name="ce38" table:number-columns-repeated="2"/>
          <table:table-cell table:style-name="ce42"/>
          <table:table-cell table:style-name="ce30"/>
          <table:table-cell table:style-name="ce38"/>
          <table:table-cell table:style-name="ce38" office:value-type="string" calcext:value-type="string">
            <text:p>Solved</text:p>
          </table:table-cell>
          <table:table-cell table:style-name="ce38" table:formula="of:=COUNTIF([.S38:.S68];&quot;0&quot;)" office:value-type="float" office:value="10" calcext:value-type="float">
            <text:p>10</text:p>
          </table:table-cell>
          <table:table-cell table:style-name="ce38" table:number-columns-repeated="2"/>
          <table:table-cell table:style-name="ce42"/>
          <table:table-cell table:style-name="ce30"/>
          <table:table-cell table:style-name="ce38"/>
          <table:table-cell table:style-name="ce38" office:value-type="string" calcext:value-type="string">
            <text:p>Solved</text:p>
          </table:table-cell>
          <table:table-cell table:style-name="ce38" table:formula="of:=COUNTIF([.Z38:.Z68];&quot;0&quot;)" office:value-type="float" office:value="9" calcext:value-type="float">
            <text:p>9</text:p>
          </table:table-cell>
          <table:table-cell table:style-name="ce38" table:number-columns-repeated="2"/>
          <table:table-cell table:style-name="ce42"/>
          <table:table-cell table:number-columns-repeated="13"/>
        </table:table-row>
        <table:table-row table:style-name="ro1">
          <table:table-cell table:style-name="ce31"/>
          <table:table-cell table:style-name="ce35" table:number-columns-repeated="5"/>
          <table:table-cell table:style-name="ce40"/>
          <table:table-cell table:style-name="ce31"/>
          <table:table-cell table:style-name="ce35" table:number-columns-repeated="5"/>
          <table:table-cell table:style-name="ce40"/>
          <table:table-cell table:style-name="ce31"/>
          <table:table-cell table:style-name="ce35" table:number-columns-repeated="5"/>
          <table:table-cell table:style-name="ce40"/>
          <table:table-cell table:style-name="ce31"/>
          <table:table-cell table:style-name="ce35" table:number-columns-repeated="5"/>
          <table:table-cell table:style-name="ce40"/>
          <table:table-cell table:number-columns-repeated="13"/>
        </table:table-row>
        <table:table-row table:style-name="ro1">
          <table:table-cell table:style-name="ce34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34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34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34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14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799999999999557" calcext:value-type="float">
            <text:p>0.008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.00116000000000128" calcext:value-type="float">
            <text:p>0.0012</text:p>
          </table:table-cell>
          <table:table-cell office:value-type="float" office:value="0.0016035674514737" calcext:value-type="float">
            <text:p>0.00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200000000000955" calcext:value-type="float">
            <text:p>0.0000</text:p>
          </table:table-cell>
          <table:table-cell office:value-type="float" office:value="0.000142857142857825" calcext:value-type="float">
            <text:p>0.00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00879999999990559" calcext:value-type="float">
            <text:p>0.0009</text:p>
          </table:table-cell>
          <table:table-cell office:value-type="float" office:value="0.00124539969814832" calcext:value-type="float">
            <text:p>0.001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9.09998" calcext:value-type="float">
            <text:p>9.1000</text:p>
          </table:table-cell>
          <table:table-cell office:value-type="float" office:value="14.7702727614957" calcext:value-type="float">
            <text:p>14.770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080000000000382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60000000000764" calcext:value-type="float">
            <text:p>0.0002</text:p>
          </table:table-cell>
          <table:table-cell office:value-type="float" office:value="0.0011428571428626" calcext:value-type="float">
            <text:p>0.00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299999999997" calcext:value-type="float">
            <text:p>0.0830</text:p>
          </table:table-cell>
          <table:table-cell office:value-type="float" office:value="0" calcext:value-type="float">
            <text:p>0.0000</text:p>
          </table:table-cell>
          <table:table-cell office:value-type="float" office:value="0.00902000000000044" calcext:value-type="float">
            <text:p>0.0090</text:p>
          </table:table-cell>
          <table:table-cell office:value-type="float" office:value="0.0181135871879716" calcext:value-type="float">
            <text:p>0.018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79999999999563" calcext:value-type="float">
            <text:p>0.0010</text:p>
          </table:table-cell>
          <table:table-cell office:value-type="float" office:value="0.00523917737739745" calcext:value-type="float">
            <text:p>0.005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439999999999827" calcext:value-type="float">
            <text:p>0.0440</text:p>
          </table:table-cell>
          <table:table-cell office:value-type="float" office:value="0.0114999999999554" calcext:value-type="float">
            <text:p>0.0115</text:p>
          </table:table-cell>
          <table:table-cell office:value-type="float" office:value="0.0149599999999964" calcext:value-type="float">
            <text:p>0.0150</text:p>
          </table:table-cell>
          <table:table-cell office:value-type="float" office:value="0.0141507914252082" calcext:value-type="float">
            <text:p>0.01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270000000000437" calcext:value-type="float">
            <text:p>0.0270</text:p>
          </table:table-cell>
          <table:table-cell office:value-type="float" office:value="0.152000000000044" calcext:value-type="float">
            <text:p>0.1520</text:p>
          </table:table-cell>
          <table:table-cell office:value-type="float" office:value="0.06899999999996" calcext:value-type="float">
            <text:p>0.0690</text:p>
          </table:table-cell>
          <table:table-cell office:value-type="float" office:value="0.0750800000000004" calcext:value-type="float">
            <text:p>0.0751</text:p>
          </table:table-cell>
          <table:table-cell office:value-type="float" office:value="0.0644926827046931" calcext:value-type="float">
            <text:p>0.06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89999999999509" calcext:value-type="float">
            <text:p>0.0790</text:p>
          </table:table-cell>
          <table:table-cell office:value-type="float" office:value="0.0775000000000023" calcext:value-type="float">
            <text:p>0.0775</text:p>
          </table:table-cell>
          <table:table-cell office:value-type="float" office:value="0.0367803740922741" calcext:value-type="float">
            <text:p>0.036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0599999999999" calcext:value-type="float">
            <text:p>25.06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3.67039999999999" calcext:value-type="float">
            <text:p>3.6704</text:p>
          </table:table-cell>
          <table:table-cell office:value-type="float" office:value="6.64110637450955" calcext:value-type="float">
            <text:p>6.64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517799999999988" calcext:value-type="float">
            <text:p>0.5178</text:p>
          </table:table-cell>
          <table:table-cell office:value-type="float" office:value="0.973830014920028" calcext:value-type="float">
            <text:p>0.97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1.8900000000001" calcext:value-type="float">
            <text:p>11.8900</text:p>
          </table:table-cell>
          <table:table-cell office:value-type="float" office:value="3.63" calcext:value-type="float">
            <text:p>3.6300</text:p>
          </table:table-cell>
          <table:table-cell office:value-type="float" office:value="4.25599999999999" calcext:value-type="float">
            <text:p>4.2560</text:p>
          </table:table-cell>
          <table:table-cell office:value-type="float" office:value="3.06180485654982" calcext:value-type="float">
            <text:p>3.061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***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99999999999454" calcext:value-type="float">
            <text:p>0.0006</text:p>
          </table:table-cell>
          <table:table-cell office:value-type="float" office:value="0.00247435829652472" calcext:value-type="float">
            <text:p>0.002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91999999999553" calcext:value-type="float">
            <text:p>0.0492</text:p>
          </table:table-cell>
          <table:table-cell office:value-type="float" office:value="0.0180701580580886" calcext:value-type="float">
            <text:p>0.01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449999999999591" calcext:value-type="float">
            <text:p>0.0450</text:p>
          </table:table-cell>
          <table:table-cell office:value-type="float" office:value="0.0487999999999556" calcext:value-type="float">
            <text:p>0.0488</text:p>
          </table:table-cell>
          <table:table-cell office:value-type="float" office:value="0.0475952321398358" calcext:value-type="float">
            <text:p>0.047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13999999999623" calcext:value-type="float">
            <text:p>0.0414</text:p>
          </table:table-cell>
          <table:table-cell office:value-type="float" office:value="0.0528957388044479" calcext:value-type="float">
            <text:p>0.052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1999999999707" calcext:value-type="float">
            <text:p>0.0322</text:p>
          </table:table-cell>
          <table:table-cell office:value-type="float" office:value="0.0269920623252486" calcext:value-type="float">
            <text:p>0.027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49999999999682" calcext:value-type="float">
            <text:p>0.0350</text:p>
          </table:table-cell>
          <table:table-cell office:value-type="float" office:value="0.0285356919363143" calcext:value-type="float">
            <text:p>0.02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49999999999682" calcext:value-type="float">
            <text:p>0.0350</text:p>
          </table:table-cell>
          <table:table-cell office:value-type="float" office:value="0.035199999999968" calcext:value-type="float">
            <text:p>0.0352</text:p>
          </table:table-cell>
          <table:table-cell office:value-type="float" office:value="0.0106904496764873" calcext:value-type="float">
            <text:p>0.010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85999999999995" calcext:value-type="float">
            <text:p>0.2860</text:p>
          </table:table-cell>
          <table:table-cell office:value-type="float" office:value="0.220555883982314" calcext:value-type="float">
            <text:p>0.22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49999999999955" calcext:value-type="float">
            <text:p>0.5500</text:p>
          </table:table-cell>
          <table:table-cell office:value-type="float" office:value="0.274999999999977" calcext:value-type="float">
            <text:p>0.2750</text:p>
          </table:table-cell>
          <table:table-cell office:value-type="float" office:value="0.25599999999999" calcext:value-type="float">
            <text:p>0.2560</text:p>
          </table:table-cell>
          <table:table-cell office:value-type="float" office:value="0.301959586429595" calcext:value-type="float">
            <text:p>0.30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19999999999936" calcext:value-type="float">
            <text:p>0.3200</text:p>
          </table:table-cell>
          <table:table-cell office:value-type="float" office:value="0.314600000000009" calcext:value-type="float">
            <text:p>0.3146</text:p>
          </table:table-cell>
          <table:table-cell office:value-type="float" office:value="0.162637696762345" calcext:value-type="float">
            <text:p>0.162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31999999999516" calcext:value-type="float">
            <text:p>0.0732</text:p>
          </table:table-cell>
          <table:table-cell office:value-type="float" office:value="0.0683329185319845" calcext:value-type="float">
            <text:p>0.06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11999999999971" calcext:value-type="float">
            <text:p>0.1120</text:p>
          </table:table-cell>
          <table:table-cell office:value-type="float" office:value="0.0358568582801597" calcext:value-type="float">
            <text:p>0.03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900000000001" calcext:value-type="float">
            <text:p>0.1390</text:p>
          </table:table-cell>
          <table:table-cell office:value-type="float" office:value="0.0436357838552153" calcext:value-type="float">
            <text:p>0.043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6800000000021" calcext:value-type="float">
            <text:p>0.1468</text:p>
          </table:table-cell>
          <table:table-cell office:value-type="float" office:value="0.217818497743407" calcext:value-type="float">
            <text:p>0.217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04000000000087" calcext:value-type="float">
            <text:p>0.0504</text:p>
          </table:table-cell>
          <table:table-cell office:value-type="float" office:value="0.184932420089101" calcext:value-type="float">
            <text:p>0.1849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699999999999363" calcext:value-type="float">
            <text:p>0.0070</text:p>
          </table:table-cell>
          <table:table-cell office:value-type="float" office:value="0.00553283335171985" calcext:value-type="float">
            <text:p>0.00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11999999999898" calcext:value-type="float">
            <text:p>0.0112</text:p>
          </table:table-cell>
          <table:table-cell office:value-type="float" office:value="0.00989743318609887" calcext:value-type="float">
            <text:p>0.00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01999999999907" calcext:value-type="float">
            <text:p>0.0102</text:p>
          </table:table-cell>
          <table:table-cell office:value-type="float" office:value="0.0137766439442631" calcext:value-type="float">
            <text:p>0.013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39999999999509" calcext:value-type="float">
            <text:p>0.0054</text:p>
          </table:table-cell>
          <table:table-cell office:value-type="float" office:value="0.0123717914826236" calcext:value-type="float">
            <text:p>0.01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99999999999545" calcext:value-type="float">
            <text:p>0.0050</text:p>
          </table:table-cell>
          <table:table-cell office:value-type="float" office:value="0.00999999999999091" calcext:value-type="float">
            <text:p>0.01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.0119522860933331" calcext:value-type="float">
            <text:p>0.01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9999999999764" calcext:value-type="float">
            <text:p>0.0026</text:p>
          </table:table-cell>
          <table:table-cell office:value-type="float" office:value="0.00553283335171985" calcext:value-type="float">
            <text:p>0.00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9999999999873" calcext:value-type="float">
            <text:p>0.0014</text:p>
          </table:table-cell>
          <table:table-cell office:value-type="float" office:value="0.00428571428571039" calcext:value-type="float">
            <text:p>0.004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8000000000229" calcext:value-type="float">
            <text:p>0.0198</text:p>
          </table:table-cell>
          <table:table-cell office:value-type="float" office:value="0.0776044391745282" calcext:value-type="float">
            <text:p>0.077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80000000001201" calcext:value-type="float">
            <text:p>0.0068</text:p>
          </table:table-cell>
          <table:table-cell office:value-type="float" office:value="0.0443547848464524" calcext:value-type="float">
            <text:p>0.044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600000000013097" calcext:value-type="float">
            <text:p>0.0006</text:p>
          </table:table-cell>
          <table:table-cell office:value-type="float" office:value="0.00247435829658098" calcext:value-type="float">
            <text:p>0.002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60000000004038" calcext:value-type="float">
            <text:p>0.0056</text:p>
          </table:table-cell>
          <table:table-cell office:value-type="float" office:value="0.0116057691495334" calcext:value-type="float">
            <text:p>0.011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40000000004147" calcext:value-type="float">
            <text:p>0.0044</text:p>
          </table:table-cell>
          <table:table-cell office:value-type="float" office:value="0.0101015254455772" calcext:value-type="float">
            <text:p>0.010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40000000005966" calcext:value-type="float">
            <text:p>0.0044</text:p>
          </table:table-cell>
          <table:table-cell office:value-type="float" office:value="0.0271052370873075" calcext:value-type="float">
            <text:p>0.027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2.0058000000001" calcext:value-type="float">
            <text:p>92.0058</text:p>
          </table:table-cell>
          <table:table-cell office:value-type="float" office:value="28.577147177707" calcext:value-type="float">
            <text:p>28.577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" calcext:value-type="float">
            <text:p>72.0000</text:p>
          </table:table-cell>
          <table:table-cell office:value-type="float" office:value="53.4522483824849" calcext:value-type="float">
            <text:p>53.452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6" calcext:value-type="float">
            <text:p>56.0000</text:p>
          </table:table-cell>
          <table:table-cell office:value-type="float" office:value="67.005939426049" calcext:value-type="float">
            <text:p>67.005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673799999999856" calcext:value-type="float">
            <text:p>0.6738</text:p>
          </table:table-cell>
          <table:table-cell office:value-type="float" office:value="0.178936769130662" calcext:value-type="float">
            <text:p>0.178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8000000000029" calcext:value-type="float">
            <text:p>0.0268</text:p>
          </table:table-cell>
          <table:table-cell office:value-type="float" office:value="0.135420735156061" calcext:value-type="float">
            <text:p>0.135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9999999999982" calcext:value-type="float">
            <text:p>6.70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89.7700000000002" calcext:value-type="float">
            <text:p>89.7700</text:p>
          </table:table-cell>
          <table:table-cell office:value-type="float" office:value="75.5006" calcext:value-type="float">
            <text:p>75.5006</text:p>
          </table:table-cell>
          <table:table-cell office:value-type="float" office:value="68.2834988732078" calcext:value-type="float">
            <text:p>68.28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9.79" calcext:value-type="float">
            <text:p>29.7900</text:p>
          </table:table-cell>
          <table:table-cell office:value-type="float" office:value="100.1" calcext:value-type="float">
            <text:p>100.1000</text:p>
          </table:table-cell>
          <table:table-cell office:value-type="float" office:value="64.5699999999999" calcext:value-type="float">
            <text:p>64.5700</text:p>
          </table:table-cell>
          <table:table-cell office:value-type="float" office:value="69.387" calcext:value-type="float">
            <text:p>69.3870</text:p>
          </table:table-cell>
          <table:table-cell office:value-type="float" office:value="28.8625679129666" calcext:value-type="float">
            <text:p>28.86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0.5900000000001" calcext:value-type="float">
            <text:p>30.59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69.0400000000002" calcext:value-type="float">
            <text:p>69.0400</text:p>
          </table:table-cell>
          <table:table-cell office:value-type="float" office:value="75.4518" calcext:value-type="float">
            <text:p>75.4518</text:p>
          </table:table-cell>
          <table:table-cell office:value-type="float" office:value="24.1258865545044" calcext:value-type="float">
            <text:p>24.125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15999999999985" calcext:value-type="float">
            <text:p>1.1600</text:p>
          </table:table-cell>
          <table:table-cell office:value-type="float" office:value="0.669999999999845" calcext:value-type="float">
            <text:p>0.6700</text:p>
          </table:table-cell>
          <table:table-cell office:value-type="float" office:value="0.692399999999998" calcext:value-type="float">
            <text:p>0.6924</text:p>
          </table:table-cell>
          <table:table-cell office:value-type="float" office:value="0.333203376027166" calcext:value-type="float">
            <text:p>0.333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0.940000000000055" calcext:value-type="float">
            <text:p>0.9400</text:p>
          </table:table-cell>
          <table:table-cell office:value-type="float" office:value="0.924600000000009" calcext:value-type="float">
            <text:p>0.9246</text:p>
          </table:table-cell>
          <table:table-cell office:value-type="float" office:value="0.569752900253362" calcext:value-type="float">
            <text:p>0.56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99999999999909" calcext:value-type="float">
            <text:p>0.60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" calcext:value-type="float">
            <text:p>1.0000</text:p>
          </table:table-cell>
          <table:table-cell office:value-type="float" office:value="1.03260000000004" calcext:value-type="float">
            <text:p>1.0326</text:p>
          </table:table-cell>
          <table:table-cell office:value-type="float" office:value="0.290752015803519" calcext:value-type="float">
            <text:p>0.290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3.1976" calcext:value-type="float">
            <text:p>353.1976</text:p>
          </table:table-cell>
          <table:table-cell office:value-type="float" office:value="10.4758729605563" calcext:value-type="float">
            <text:p>10.475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4.9874" calcext:value-type="float">
            <text:p>354.9874</text:p>
          </table:table-cell>
          <table:table-cell office:value-type="float" office:value="7.28279143051672" calcext:value-type="float">
            <text:p>7.28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78.0452" calcext:value-type="float">
            <text:p>278.0452</text:p>
          </table:table-cell>
          <table:table-cell office:value-type="float" office:value="169.079333510658" calcext:value-type="float">
            <text:p>169.079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136" calcext:value-type="float">
            <text:p>100.0136</text:p>
          </table:table-cell>
          <table:table-cell office:value-type="float" office:value="0.006700593942488" calcext:value-type="float">
            <text:p>0.00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6" calcext:value-type="float">
            <text:p>100.0006</text:p>
          </table:table-cell>
          <table:table-cell office:value-type="float" office:value="0.00247435829658098" calcext:value-type="float">
            <text:p>0.0025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662" calcext:value-type="float">
            <text:p>184.3662</text:p>
          </table:table-cell>
          <table:table-cell office:value-type="float" office:value="0.0175545796105635" calcext:value-type="float">
            <text:p>0.01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9" calcext:value-type="float">
            <text:p>184.69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66" calcext:value-type="float">
            <text:p>184.4066</text:p>
          </table:table-cell>
          <table:table-cell office:value-type="float" office:value="0.0697956200017755" calcext:value-type="float">
            <text:p>0.06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1" calcext:value-type="float">
            <text:p>184.6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3" calcext:value-type="float">
            <text:p>184.4030</text:p>
          </table:table-cell>
          <table:table-cell office:value-type="float" office:value="0.0672036199219144" calcext:value-type="float">
            <text:p>0.067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/>
          <table:table-cell table:style-name="Default" table:formula="of:=AVERAGE([.B73:.B102])" office:value-type="float" office:value="23.5723333333333" calcext:value-type="float">
            <text:p>23.5723333333</text:p>
          </table:table-cell>
          <table:table-cell table:style-name="Default" table:formula="of:=AVERAGE([.C73:.C102])" office:value-type="float" office:value="32.3445" calcext:value-type="float">
            <text:p>32.3445</text:p>
          </table:table-cell>
          <table:table-cell table:style-name="Default" table:formula="of:=AVERAGE([.D73:.D102])" office:value-type="float" office:value="31.1081166666667" calcext:value-type="float">
            <text:p>31.1081166667</text:p>
          </table:table-cell>
          <table:table-cell table:style-name="Default" table:formula="of:=AVERAGE([.E73:.E102])" office:value-type="float" office:value="30.3587593333333" calcext:value-type="float">
            <text:p>30.3587593333</text:p>
          </table:table-cell>
          <table:table-cell table:style-name="Default" table:formula="of:=AVERAGE([.F73:.F102])" office:value-type="float" office:value="3.83970635104505" calcext:value-type="float">
            <text:p>3.839706351</text:p>
          </table:table-cell>
          <table:table-cell table:number-columns-repeated="2"/>
          <table:table-cell table:style-name="Default" table:formula="of:=AVERAGE([.I73:.I102])" office:value-type="float" office:value="24.3545666666667" calcext:value-type="float">
            <text:p>24.3545666667</text:p>
          </table:table-cell>
          <table:table-cell table:style-name="Default" table:formula="of:=AVERAGE([.J73:.J102])" office:value-type="float" office:value="31.6388333333333" calcext:value-type="float">
            <text:p>31.6388333333</text:p>
          </table:table-cell>
          <table:table-cell table:style-name="Default" table:formula="of:=AVERAGE([.K73:.K102])" office:value-type="float" office:value="30.2499666666667" calcext:value-type="float">
            <text:p>30.2499666667</text:p>
          </table:table-cell>
          <table:table-cell table:style-name="Default" table:formula="of:=AVERAGE([.L73:.L102])" office:value-type="float" office:value="29.4272233333333" calcext:value-type="float">
            <text:p>29.4272233333</text:p>
          </table:table-cell>
          <table:table-cell table:style-name="Default" table:formula="of:=AVERAGE([.M73:.M102])" office:value-type="float" office:value="3.06417738567015" calcext:value-type="float">
            <text:p>3.0641773857</text:p>
          </table:table-cell>
          <table:table-cell table:number-columns-repeated="2"/>
          <table:table-cell table:style-name="Default" table:formula="of:=AVERAGE([.P73:.P102])" office:value-type="float" office:value="13.8610666666667" calcext:value-type="float">
            <text:p>13.8610666667</text:p>
          </table:table-cell>
          <table:table-cell table:style-name="Default" table:formula="of:=AVERAGE([.Q73:.Q102])" office:value-type="float" office:value="32.5481" calcext:value-type="float">
            <text:p>32.5481</text:p>
          </table:table-cell>
          <table:table-cell table:style-name="Default" table:formula="of:=AVERAGE([.R73:.R102])" office:value-type="float" office:value="30.5174666666667" calcext:value-type="float">
            <text:p>30.5174666667</text:p>
          </table:table-cell>
          <table:table-cell table:style-name="Default" table:formula="of:=AVERAGE([.S73:.S102])" office:value-type="float" office:value="26.9658953333333" calcext:value-type="float">
            <text:p>26.9658953333</text:p>
          </table:table-cell>
          <table:table-cell table:style-name="Default" table:formula="of:=AVERAGE([.T73:.T102])" office:value-type="float" office:value="9.29866909945478" calcext:value-type="float">
            <text:p>9.2986690995</text:p>
          </table:table-cell>
          <table:table-cell table:number-columns-repeated="2"/>
          <table:table-cell table:style-name="Default" table:formula="of:=AVERAGE([.W73:.W102])" office:value-type="string" office:string-value="" calcext:value-type="error">
            <text:p>#DIV/0!</text:p>
          </table:table-cell>
          <table:table-cell table:style-name="Default" table:formula="of:=AVERAGE([.X73:.X102])" office:value-type="string" office:string-value="" calcext:value-type="error">
            <text:p>#DIV/0!</text:p>
          </table:table-cell>
          <table:table-cell table:style-name="Default" table:formula="of:=AVERAGE([.Y73:.Y102])" office:value-type="string" office:string-value="" calcext:value-type="error">
            <text:p>#DIV/0!</text:p>
          </table:table-cell>
          <table:table-cell table:style-name="Default" table:formula="of:=AVERAGE([.Z73:.Z102])" office:value-type="string" office:string-value="" calcext:value-type="error">
            <text:p>#DIV/0!</text:p>
          </table:table-cell>
          <table:table-cell table:style-name="Default" table:formula="of:=AVERAGE([.AA73:.AA102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0"/>
          <table:table-cell table:style-name="ce38" table:number-columns-repeated="5"/>
          <table:table-cell table:style-name="ce42"/>
          <table:table-cell table:style-name="ce30"/>
          <table:table-cell table:style-name="ce38" table:number-columns-repeated="5"/>
          <table:table-cell table:style-name="ce42"/>
          <table:table-cell table:style-name="ce30"/>
          <table:table-cell table:style-name="ce38" table:number-columns-repeated="5"/>
          <table:table-cell table:style-name="ce42"/>
          <table:table-cell table:style-name="ce30"/>
          <table:table-cell table:style-name="ce38" table:number-columns-repeated="5"/>
          <table:table-cell table:style-name="ce42"/>
          <table:table-cell table:number-columns-repeated="13"/>
        </table:table-row>
        <table:table-row table:style-name="ro1">
          <table:table-cell table:style-name="ce28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35"/>
          <table:table-cell table:style-name="ce40"/>
          <table:table-cell table:style-name="ce28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35"/>
          <table:table-cell table:style-name="ce40"/>
          <table:table-cell table:style-name="ce28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35"/>
          <table:table-cell table:style-name="ce40"/>
          <table:table-cell table:style-name="ce28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35"/>
          <table:table-cell table:style-name="ce40"/>
          <table:table-cell table:number-columns-repeated="13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**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**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/>
          <table:table-cell table:style-name="Default" table:formula="of:=AVERAGE([.B107:.B136])" office:value-type="string" office:string-value="" calcext:value-type="error">
            <text:p>#DIV/0!</text:p>
          </table:table-cell>
          <table:table-cell table:style-name="Default" table:formula="of:=AVERAGE([.C107:.C136])" office:value-type="string" office:string-value="" calcext:value-type="error">
            <text:p>#DIV/0!</text:p>
          </table:table-cell>
          <table:table-cell table:style-name="Default" table:formula="of:=AVERAGE([.D107:.D136])" office:value-type="string" office:string-value="" calcext:value-type="error">
            <text:p>#DIV/0!</text:p>
          </table:table-cell>
          <table:table-cell table:style-name="Default" table:formula="of:=AVERAGE([.E107:.E136])" office:value-type="string" office:string-value="" calcext:value-type="error">
            <text:p>#DIV/0!</text:p>
          </table:table-cell>
          <table:table-cell table:style-name="Default" table:formula="of:=AVERAGE([.F107:.F136])" office:value-type="string" office:string-value="" calcext:value-type="error">
            <text:p>#DIV/0!</text:p>
          </table:table-cell>
          <table:table-cell table:number-columns-repeated="2"/>
          <table:table-cell table:style-name="Default" table:formula="of:=AVERAGE([.I107:.I136])" office:value-type="string" office:string-value="" calcext:value-type="error">
            <text:p>#DIV/0!</text:p>
          </table:table-cell>
          <table:table-cell table:style-name="Default" table:formula="of:=AVERAGE([.J107:.J136])" office:value-type="string" office:string-value="" calcext:value-type="error">
            <text:p>#DIV/0!</text:p>
          </table:table-cell>
          <table:table-cell table:style-name="Default" table:formula="of:=AVERAGE([.K107:.K136])" office:value-type="string" office:string-value="" calcext:value-type="error">
            <text:p>#DIV/0!</text:p>
          </table:table-cell>
          <table:table-cell table:style-name="Default" table:formula="of:=AVERAGE([.L107:.L136])" office:value-type="string" office:string-value="" calcext:value-type="error">
            <text:p>#DIV/0!</text:p>
          </table:table-cell>
          <table:table-cell table:style-name="Default" table:formula="of:=AVERAGE([.M107:.M136])" office:value-type="string" office:string-value="" calcext:value-type="error">
            <text:p>#DIV/0!</text:p>
          </table:table-cell>
          <table:table-cell table:number-columns-repeated="2"/>
          <table:table-cell table:style-name="Default" table:formula="of:=AVERAGE([.P107:.P136])" office:value-type="string" office:string-value="" calcext:value-type="error">
            <text:p>#DIV/0!</text:p>
          </table:table-cell>
          <table:table-cell table:style-name="Default" table:formula="of:=AVERAGE([.Q107:.Q136])" office:value-type="string" office:string-value="" calcext:value-type="error">
            <text:p>#DIV/0!</text:p>
          </table:table-cell>
          <table:table-cell table:style-name="Default" table:formula="of:=AVERAGE([.R107:.R136])" office:value-type="string" office:string-value="" calcext:value-type="error">
            <text:p>#DIV/0!</text:p>
          </table:table-cell>
          <table:table-cell table:style-name="Default" table:formula="of:=AVERAGE([.S107:.S136])" office:value-type="string" office:string-value="" calcext:value-type="error">
            <text:p>#DIV/0!</text:p>
          </table:table-cell>
          <table:table-cell table:style-name="Default" table:formula="of:=AVERAGE([.T107:.T136])" office:value-type="string" office:string-value="" calcext:value-type="error">
            <text:p>#DIV/0!</text:p>
          </table:table-cell>
          <table:table-cell table:number-columns-repeated="2"/>
          <table:table-cell table:style-name="Default" table:formula="of:=AVERAGE([.W107:.W136])" office:value-type="string" office:string-value="" calcext:value-type="error">
            <text:p>#DIV/0!</text:p>
          </table:table-cell>
          <table:table-cell table:style-name="Default" table:formula="of:=AVERAGE([.X107:.X136])" office:value-type="string" office:string-value="" calcext:value-type="error">
            <text:p>#DIV/0!</text:p>
          </table:table-cell>
          <table:table-cell table:style-name="Default" table:formula="of:=AVERAGE([.Y107:.Y136])" office:value-type="string" office:string-value="" calcext:value-type="error">
            <text:p>#DIV/0!</text:p>
          </table:table-cell>
          <table:table-cell table:style-name="Default" table:formula="of:=AVERAGE([.Z107:.Z136])" office:value-type="string" office:string-value="" calcext:value-type="error">
            <text:p>#DIV/0!</text:p>
          </table:table-cell>
          <table:table-cell table:style-name="Default" table:formula="of:=AVERAGE([.AA107:.AA136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0"/>
          <table:table-cell table:style-name="ce38" table:number-columns-repeated="5"/>
          <table:table-cell table:style-name="ce42"/>
          <table:table-cell table:style-name="ce30"/>
          <table:table-cell table:style-name="ce38" table:number-columns-repeated="5"/>
          <table:table-cell table:style-name="ce42"/>
          <table:table-cell table:style-name="ce30"/>
          <table:table-cell table:style-name="ce38" table:number-columns-repeated="5"/>
          <table:table-cell table:style-name="ce42"/>
          <table:table-cell table:style-name="ce30"/>
          <table:table-cell table:style-name="ce38" table:number-columns-repeated="5"/>
          <table:table-cell table:style-name="ce42"/>
          <table:table-cell table:number-columns-repeated="13"/>
        </table:table-row>
      </table:table>
      <table:table table:name="Sheet4" table:style-name="ta1">
        <table:table-column table:style-name="co1" table:default-cell-style-name="Default"/>
        <table:table-column table:style-name="co1" table:number-columns-repeated="2" table:default-cell-style-name="ce33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9.997617" calcext:value-type="float">
            <text:p>2.00E+01</text:p>
          </table:table-cell>
          <table:table-cell table:number-columns-repeated="2" office:value-type="float" office:value="19.997617" calcext:value-type="float">
            <text:p>19.997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.6647785" calcext:value-type="float">
            <text:p>3.66E+00</text:p>
          </table:table-cell>
          <table:table-cell table:number-columns-repeated="2" office:value-type="float" office:value="3.6647785" calcext:value-type="float">
            <text:p>3.6647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00000014917896" calcext:value-type="float">
            <text:p>1.49E-07</text:p>
          </table:table-cell>
          <table:table-cell table:number-columns-repeated="2" table:style-name="ce33" office:value-type="float" office:value="0.00000014917896" calcext:value-type="float">
            <text:p>1.49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006263879" calcext:value-type="float">
            <text:p>6.26E-03</text:p>
          </table:table-cell>
          <table:table-cell office:value-type="float" office:value="0.006263879" calcext:value-type="float">
            <text:p>0.006263879</text:p>
          </table:table-cell>
          <table:table-cell office:value-type="float" office:value="0.00626387900000001" calcext:value-type="float">
            <text:p>0.006263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0050651474" calcext:value-type="float">
            <text:p>5.07E-03</text:p>
          </table:table-cell>
          <table:table-cell table:number-columns-repeated="2" office:value-type="float" office:value="0.0050651474" calcext:value-type="float">
            <text:p>0.0050651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15439764" calcext:value-type="float">
            <text:p>1.54E-01</text:p>
          </table:table-cell>
          <table:table-cell table:number-columns-repeated="2" office:value-type="float" office:value="0.15439764" calcext:value-type="float">
            <text:p>0.15439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05829546" calcext:value-type="float">
            <text:p>5.83E-02</text:p>
          </table:table-cell>
          <table:table-cell table:number-columns-repeated="2" office:value-type="float" office:value="0.05829546" calcext:value-type="float">
            <text:p>0.05829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.20814298" calcext:value-type="float">
            <text:p>2.08E-01</text:p>
          </table:table-cell>
          <table:table-cell table:number-columns-repeated="2" office:value-type="float" office:value="0.20814298" calcext:value-type="float">
            <text:p>0.20814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01405971" calcext:value-type="float">
            <text:p>1.41E-02</text:p>
          </table:table-cell>
          <table:table-cell table:number-columns-repeated="2" office:value-type="float" office:value="0.01405971" calcext:value-type="float">
            <text:p>0.01405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21608827" calcext:value-type="float">
            <text:p>2.16E-02</text:p>
          </table:table-cell>
          <table:table-cell table:number-columns-repeated="2" office:value-type="float" office:value="0.021608827" calcext:value-type="float">
            <text:p>0.021608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.0000076923452" calcext:value-type="float">
            <text:p>7.69E-06</text:p>
          </table:table-cell>
          <table:table-cell table:number-columns-repeated="2" table:style-name="ce33" office:value-type="float" office:value="0.0000076923452" calcext:value-type="float">
            <text:p>7.69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.0015138007" calcext:value-type="float">
            <text:p>1.51E-03</text:p>
          </table:table-cell>
          <table:table-cell table:number-columns-repeated="2" office:value-type="float" office:value="0.0015138007" calcext:value-type="float">
            <text:p>0.0015138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00" calcext:value-type="float">
            <text:p>2.00E+0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00" calcext:value-type="float">
            <text:p>1.00E+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00" calcext:value-type="float">
            <text:p>1.00E+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00.01248" calcext:value-type="float">
            <text:p>1.00E+02</text:p>
          </table:table-cell>
          <table:table-cell table:number-columns-repeated="2" office:value-type="float" office:value="100.01248" calcext:value-type="float">
            <text:p>100.0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.51263479" calcext:value-type="float">
            <text:p>5.13E-01</text:p>
          </table:table-cell>
          <table:table-cell table:number-columns-repeated="2" office:value-type="float" office:value="0.51263479" calcext:value-type="float">
            <text:p>0.51263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00" calcext:value-type="float">
            <text:p>2.00E+0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21.76056" calcext:value-type="float">
            <text:p>2.22E+02</text:p>
          </table:table-cell>
          <table:table-cell table:number-columns-repeated="2" office:value-type="float" office:value="221.76056" calcext:value-type="float">
            <text:p>221.7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62.30682" calcext:value-type="float">
            <text:p>4.62E+02</text:p>
          </table:table-cell>
          <table:table-cell table:number-columns-repeated="2" office:value-type="float" office:value="462.30682" calcext:value-type="float">
            <text:p>462.3068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 style:data-style-name="N2" text:time-value="00:23:38.086092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4-15T01:09:24.183998133</dc:date>
    <meta:editing-duration>P3DT3H36M21S</meta:editing-duration>
    <meta:editing-cycles>119</meta:editing-cycles>
    <meta:generator>LibreOffice/4.2.8.2$Linux_X86_64 LibreOffice_project/420m0$Build-2</meta:generator>
    <dc:creator>joel </dc:creator>
    <meta:document-statistic meta:table-count="4" meta:cell-count="6617" meta:object-count="0"/>
  </office:meta>
</office:document-meta>
</file>